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401cm"/>
    </style:style>
    <style:style style:name="Tabla1.B" style:family="table-column">
      <style:table-column-properties style:column-width="2.711cm"/>
    </style:style>
    <style:style style:name="Tabla1.C" style:family="table-column">
      <style:table-column-properties style:column-width="9.888cm"/>
    </style:style>
    <style:style style:name="Tabla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249cm"/>
    </style:style>
    <style:style style:name="Tabla2.B" style:family="table-column">
      <style:table-column-properties style:column-width="12.751cm"/>
    </style:style>
    <style:style style:name="Tabla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782cm"/>
    </style:style>
    <style:style style:name="Tabla3.B" style:family="table-column">
      <style:table-column-properties style:column-width="12.218cm"/>
    </style:style>
    <style:style style:name="Tabla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359cm"/>
    </style:style>
    <style:style style:name="Tabla4.B" style:family="table-column">
      <style:table-column-properties style:column-width="5.205cm"/>
    </style:style>
    <style:style style:name="Tabla4.C" style:family="table-column">
      <style:table-column-properties style:column-width="7.437cm"/>
    </style:style>
    <style:style style:name="Tabla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2.494cm"/>
    </style:style>
    <style:style style:name="Tabla5.B" style:family="table-column">
      <style:table-column-properties style:column-width="7.322cm"/>
    </style:style>
    <style:style style:name="Tabla5.C" style:family="table-column">
      <style:table-column-properties style:column-width="7.184cm"/>
    </style:style>
    <style:style style:name="Tabla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4.611cm"/>
    </style:style>
    <style:style style:name="Tabla6.B" style:family="table-column">
      <style:table-column-properties style:column-width="12.39cm"/>
    </style:style>
    <style:style style:name="Tabla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2.566cm"/>
    </style:style>
    <style:style style:name="Tabla7.B" style:family="table-column">
      <style:table-column-properties style:column-width="8.336cm"/>
    </style:style>
    <style:style style:name="Tabla7.C" style:family="table-column">
      <style:table-column-properties style:column-width="6.098cm"/>
    </style:style>
    <style:style style:name="Tabla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8" style:family="table">
      <style:table-properties style:width="17cm" table:align="left"/>
    </style:style>
    <style:style style:name="Tabla8.A" style:family="table-column">
      <style:table-column-properties style:column-width="8.811cm"/>
    </style:style>
    <style:style style:name="Tabla8.B" style:family="table-column">
      <style:table-column-properties style:column-width="8.19cm"/>
    </style:style>
    <style:style style:name="Tabla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9" style:family="table">
      <style:table-properties style:width="17cm" table:align="left"/>
    </style:style>
    <style:style style:name="Tabla9.A" style:family="table-column">
      <style:table-column-properties style:column-width="4.002cm"/>
    </style:style>
    <style:style style:name="Tabla9.B" style:family="table-column">
      <style:table-column-properties style:column-width="12.998cm"/>
    </style:style>
    <style:style style:name="Tabla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0" style:family="table">
      <style:table-properties style:width="17cm" table:align="left"/>
    </style:style>
    <style:style style:name="Tabla10.A" style:family="table-column">
      <style:table-column-properties style:column-width="3.325cm"/>
    </style:style>
    <style:style style:name="Tabla10.B" style:family="table-column">
      <style:table-column-properties style:column-width="5.63cm"/>
    </style:style>
    <style:style style:name="Tabla10.C" style:family="table-column">
      <style:table-column-properties style:column-width="3.757cm"/>
    </style:style>
    <style:style style:name="Tabla10.D" style:family="table-column">
      <style:table-column-properties style:column-width="4.288cm"/>
    </style:style>
    <style:style style:name="Tabla1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1" style:family="table">
      <style:table-properties style:width="17cm" table:align="left"/>
    </style:style>
    <style:style style:name="Tabla11.A" style:family="table-column">
      <style:table-column-properties style:column-width="4.249cm"/>
    </style:style>
    <style:style style:name="Tabla11.B" style:family="table-column">
      <style:table-column-properties style:column-width="5.556cm"/>
    </style:style>
    <style:style style:name="Tabla11.C" style:family="table-column">
      <style:table-column-properties style:column-width="7.195cm"/>
    </style:style>
    <style:style style:name="Tabla1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P4" style:family="paragraph" style:list-style-name="L4"/>
    <style:style style:name="P5" style:family="paragraph" style:list-style-name="L5"/>
    <style:style style:name="P6" style:family="paragraph" style:list-style-name="L6"/>
    <style:style style:name="P7" style:family="paragraph" style:list-style-name="L7"/>
    <style:style style:name="T1" style:family="text">
      <style:text-properties style:font-name="quote-cjk-patch" fo:font-size="10.5pt" fo:font-style="normal" fo:font-weight="normal"/>
    </style:style>
    <style:style style:name="T2" style:family="text">
      <style:text-properties style:font-name="quote-cjk-patch" fo:font-size="11.25pt" fo:font-style="normal" fo:font-weight="normal"/>
    </style:style>
    <style:style style:name="T3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800080" loext:opacity="100%" style:font-name="quote-cjk-patch" fo:font-size="15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800080" loext:opacity="100%" style:font-name="quote-cjk-patch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800080" loext:opacity="100%" style:font-name="quote-cjk-patch" fo:font-size="16.5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800080" loext:opacity="100%" style:font-name="Menlo" fo:font-size="10.5pt" fo:letter-spacing="normal" fo:font-style="normal" fo:font-weight="normal" fo:background-color="#2c2c2e" loext:char-shading-value="0" loext:padding="0cm" loext:border="none"/>
    </style:style>
    <style:style style:name="T9" style:family="text">
      <style:text-properties fo:font-variant="normal" fo:text-transform="none" fo:color="#800080" loext:opacity="100%" style:font-name="Menlo" fo:font-size="15pt" fo:letter-spacing="normal" fo:font-style="normal" fo:font-weight="bold" fo:background-color="#2c2c2e" loext:char-shading-value="0" loext:padding="0cm" loext:border="none"/>
    </style:style>
    <style:style style:name="T10" style:family="text">
      <style:text-properties fo:font-variant="normal" fo:text-transform="none" fo:color="#800080" loext:opacity="100%" style:font-name="Menlo" fo:font-size="12pt" fo:letter-spacing="normal" fo:font-style="normal" fo:font-weight="bold" fo:background-color="#2c2c2e" loext:char-shading-value="0" loext:padding="0cm" loext:border="none"/>
    </style:style>
    <style:style style:name="T11" style:family="text">
      <style:text-properties fo:font-variant="normal" fo:text-transform="none" fo:color="#800080" loext:opacity="100%" style:font-name="Menlo" fo:font-size="16.5pt" fo:letter-spacing="normal" fo:font-style="normal" fo:font-weight="bold" fo:background-color="#2c2c2e" loext:char-shading-value="0" loext:padding="0cm" loext:border="none"/>
    </style:style>
    <style:style style:name="T12" style:family="text">
      <style:text-properties fo:font-variant="normal" fo:text-transform="none" fo:color="#800080" loext:opacity="100%" fo:letter-spacing="normal" loext:padding="0cm" loext:border="none"/>
    </style:style>
    <style:style style:name="T13" style:family="text">
      <style:text-properties fo:font-variant="normal" fo:text-transform="none" style:font-name="quote-cjk-patch" fo:font-size="11.25pt" fo:font-style="normal" fo:font-weight="normal"/>
    </style:style>
    <style:style style:name="T14" style:family="text">
      <style:text-properties fo:font-variant="normal" fo:text-transform="none" style:font-name="quote-cjk-patch" fo:font-size="11.25pt" fo:font-style="normal" fo:font-weight="bold"/>
    </style:style>
    <style:style style:name="T15" style:family="text">
      <style:text-properties fo:font-variant="normal" fo:text-transform="none" style:font-name="Menlo" fo:font-size="9.75pt" fo:font-style="normal" fo:font-weight="normal" fo:background-color="#2c2c2e" loext:char-shading-value="0" loext:padding="0cm" loext:border="none"/>
    </style:style>
    <style:style style:name="T16" style:family="text">
      <style:text-properties style:font-name="Menlo" fo:font-size="9.75pt" fo:font-style="normal" fo:font-weight="normal"/>
    </style:style>
    <style:style style:name="T17" style:family="text">
      <style:text-properties fo:color="#e9ae7e" loext:opacity="100%"/>
    </style:style>
    <style:style style:name="T18" style:family="text">
      <style:text-properties fo:color="#e9ae7e" loext:opacity="100%" style:font-name="Menlo" fo:font-size="9.75pt" fo:font-style="normal" fo:font-weight="normal"/>
    </style:style>
    <style:style style:name="T19" style:family="text">
      <style:text-properties fo:color="#e3eaf2" loext:opacity="100%"/>
    </style:style>
    <style:style style:name="T20" style:family="text">
      <style:text-properties fo:color="#e3eaf2" loext:opacity="100%" style:font-name="Menlo" fo:font-size="9.75pt" fo:font-style="normal" fo:font-weight="normal"/>
    </style:style>
    <style:style style:name="T21" style:family="text">
      <style:text-properties fo:color="#e6d37a" loext:opacity="100%"/>
    </style:style>
    <style:style style:name="T22" style:family="text">
      <style:text-properties fo:color="#e6d37a" loext:opacity="100%" style:font-name="Menlo" fo:font-size="9.75pt" fo:font-style="normal" fo:font-weight="normal"/>
    </style:style>
    <style:style style:name="T23" style:family="text">
      <style:text-properties fo:color="#91d076" loext:opacity="100%"/>
    </style:style>
    <style:style style:name="T24" style:family="text">
      <style:text-properties fo:color="#91d076" loext:opacity="100%" style:font-name="Menlo" fo:font-size="9.75pt" fo:font-style="normal" fo:font-weight="normal"/>
    </style:style>
    <style:style style:name="T25" style:family="text">
      <style:text-properties fo:color="#c699e3" loext:opacity="100%"/>
    </style:style>
    <style:style style:name="T26" style:family="text">
      <style:text-properties fo:color="#c699e3" loext:opacity="100%" style:font-name="Menlo" fo:font-size="9.75pt" fo:font-style="normal" fo:font-weight="normal"/>
    </style:style>
    <style:style style:name="T27" style:family="text">
      <style:text-properties fo:color="#6cb8e6" loext:opacity="100%"/>
    </style:style>
    <style:style style:name="T28" style:family="text">
      <style:text-properties fo:color="#6cb8e6" loext:opacity="100%" style:font-name="Menlo" fo:font-size="9.75pt" fo:font-style="normal" fo:font-weight="normal"/>
    </style:style>
    <style:style style:name="T29" style:family="text">
      <style:text-properties fo:color="#f4adf4" loext:opacity="100%"/>
    </style:style>
    <style:style style:name="T30" style:family="text">
      <style:text-properties fo:color="#f4adf4" loext:opacity="100%" style:font-name="Menlo" fo:font-size="9.75pt" fo:font-style="normal" fo:font-weight="normal"/>
    </style:style>
    <style:style style:name="T31" style:family="text">
      <style:text-properties fo:color="#8da1b9" loext:opacity="100%"/>
    </style:style>
    <style:style style:name="T32" style:family="text">
      <style:text-properties fo:color="#8da1b9" loext:opacity="100%" style:font-name="Menlo" fo:font-size="9.75pt" fo:font-style="normal" fo:font-weight="normal"/>
    </style:style>
    <style:style style:name="T33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28" text:anchor-type="page" text:anchor-page-number="1" svg:x="0.37cm" svg:y="0.37cm" svg:width="0.741cm" draw:z-index="27">
        <draw:text-box fo:min-height="0.741cm">
          <text:p text:style-name="Text_20_body"/>
        </draw:text-box>
      </draw:frame>
      <draw:frame draw:style-name="fr1" draw:name="Marco27" text:anchor-type="page" text:anchor-page-number="1" svg:x="0.37cm" svg:y="0.37cm" svg:width="0.741cm" draw:z-index="26">
        <draw:text-box fo:min-height="0.741cm">
          <text:p text:style-name="Text_20_body"/>
        </draw:text-box>
      </draw:frame>
      <draw:frame draw:style-name="fr1" draw:name="Marco26" text:anchor-type="page" text:anchor-page-number="1" svg:x="0.37cm" svg:y="0.37cm" svg:width="0.741cm" draw:z-index="25">
        <draw:text-box fo:min-height="0.741cm">
          <text:p text:style-name="Text_20_body"/>
        </draw:text-box>
      </draw:frame>
      <draw:frame draw:style-name="fr1" draw:name="Marco25" text:anchor-type="page" text:anchor-page-number="1" svg:x="0.37cm" svg:y="0.37cm" svg:width="0.741cm" draw:z-index="24">
        <draw:text-box fo:min-height="0.741cm">
          <text:p text:style-name="Text_20_body"/>
        </draw:text-box>
      </draw:frame>
      <draw:frame draw:style-name="fr1" draw:name="Marco24" text:anchor-type="page" text:anchor-page-number="1" svg:x="0.37cm" svg:y="0.37cm" svg:width="0.741cm" draw:z-index="23">
        <draw:text-box fo:min-height="0.741cm">
          <text:p text:style-name="Text_20_body"/>
        </draw:text-box>
      </draw:frame>
      <draw:frame draw:style-name="fr1" draw:name="Marco23" text:anchor-type="page" text:anchor-page-number="1" svg:x="0.37cm" svg:y="0.37cm" svg:width="0.741cm" draw:z-index="22">
        <draw:text-box fo:min-height="0.741cm">
          <text:p text:style-name="Text_20_body"/>
        </draw:text-box>
      </draw:frame>
      <draw:frame draw:style-name="fr1" draw:name="Marco22" text:anchor-type="page" text:anchor-page-number="1" svg:x="0.37cm" svg:y="0.37cm" svg:width="0.741cm" draw:z-index="21">
        <draw:text-box fo:min-height="0.741cm">
          <text:p text:style-name="Text_20_body"/>
        </draw:text-box>
      </draw:frame>
      <draw:frame draw:style-name="fr1" draw:name="Marco21" text:anchor-type="page" text:anchor-page-number="1" svg:x="0.37cm" svg:y="0.37cm" svg:width="0.741cm" draw:z-index="20">
        <draw:text-box fo:min-height="0.741cm">
          <text:p text:style-name="Text_20_body"/>
        </draw:text-box>
      </draw:frame>
      <draw:frame draw:style-name="fr1" draw:name="Marco20" text:anchor-type="page" text:anchor-page-number="1" svg:x="0.37cm" svg:y="0.37cm" svg:width="0.741cm" draw:z-index="19">
        <draw:text-box fo:min-height="0.741cm">
          <text:p text:style-name="Text_20_body"/>
        </draw:text-box>
      </draw:frame>
      <draw:frame draw:style-name="fr1" draw:name="Marco19" text:anchor-type="page" text:anchor-page-number="1" svg:x="0.37cm" svg:y="0.37cm" svg:width="0.741cm" draw:z-index="18">
        <draw:text-box fo:min-height="0.741cm">
          <text:p text:style-name="Text_20_body"/>
        </draw:text-box>
      </draw:frame>
      <draw:frame draw:style-name="fr1" draw:name="Marco18" text:anchor-type="page" text:anchor-page-number="1" svg:x="0.37cm" svg:y="0.37cm" svg:width="0.741cm" draw:z-index="17">
        <draw:text-box fo:min-height="0.741cm">
          <text:p text:style-name="Text_20_body"/>
        </draw:text-box>
      </draw:frame>
      <draw:frame draw:style-name="fr1" draw:name="Marco17" text:anchor-type="page" text:anchor-page-number="1" svg:x="0.37cm" svg:y="0.37cm" svg:width="0.741cm" draw:z-index="16">
        <draw:text-box fo:min-height="0.741cm">
          <text:p text:style-name="Text_20_body"/>
        </draw:text-box>
      </draw:frame>
      <draw:frame draw:style-name="fr1" draw:name="Marco16" text:anchor-type="page" text:anchor-page-number="1" svg:x="0.37cm" svg:y="0.37cm" svg:width="0.741cm" draw:z-index="15">
        <draw:text-box fo:min-height="0.741cm">
          <text:p text:style-name="Text_20_body"/>
        </draw:text-box>
      </draw:frame>
      <draw:frame draw:style-name="fr1" draw:name="Marco15" text:anchor-type="page" text:anchor-page-number="1" svg:x="0.37cm" svg:y="0.37cm" svg:width="0.741cm" draw:z-index="14">
        <draw:text-box fo:min-height="0.741cm">
          <text:p text:style-name="Text_20_body"/>
        </draw:text-box>
      </draw:frame>
      <draw:frame draw:style-name="fr1" draw:name="Marco14" text:anchor-type="page" text:anchor-page-number="1" svg:x="0.37cm" svg:y="0.37cm" svg:width="0.741cm" draw:z-index="13">
        <draw:text-box fo:min-height="0.741cm">
          <text:p text:style-name="Text_20_body"/>
        </draw:text-box>
      </draw:frame>
      <draw:frame draw:style-name="fr1" draw:name="Marco13" text:anchor-type="page" text:anchor-page-number="1" svg:x="0.37cm" svg:y="0.37cm" svg:width="0.741cm" draw:z-index="12">
        <draw:text-box fo:min-height="0.741cm">
          <text:p text:style-name="Text_20_body"/>
        </draw:text-box>
      </draw:frame>
      <draw:frame draw:style-name="fr1" draw:name="Marco12" text:anchor-type="page" text:anchor-page-number="1" svg:x="0.37cm" svg:y="0.37cm" svg:width="0.741cm" draw:z-index="11">
        <draw:text-box fo:min-height="0.741cm">
          <text:p text:style-name="Text_20_body"/>
        </draw:text-box>
      </draw:frame>
      <draw:frame draw:style-name="fr1" draw:name="Marco11" text:anchor-type="page" text:anchor-page-number="1" svg:x="0.37cm" svg:y="0.37cm" svg:width="0.741cm" draw:z-index="10">
        <draw:text-box fo:min-height="0.741cm">
          <text:p text:style-name="Text_20_body"/>
        </draw:text-box>
      </draw:frame>
      <draw:frame draw:style-name="fr1" draw:name="Marco10" text:anchor-type="page" text:anchor-page-number="1" svg:x="0.37cm" svg:y="0.37cm" svg:width="0.741cm" draw:z-index="9">
        <draw:text-box fo:min-height="0.741cm">
          <text:p text:style-name="Text_20_body"/>
        </draw:text-box>
      </draw:frame>
      <draw:frame draw:style-name="fr1" draw:name="Marco9" text:anchor-type="page" text:anchor-page-number="1" svg:x="0.37cm" svg:y="0.37cm" svg:width="0.741cm" draw:z-index="8">
        <draw:text-box fo:min-height="0.741cm">
          <text:p text:style-name="Text_20_body"/>
        </draw:text-box>
      </draw:frame>
      <draw:frame draw:style-name="fr1" draw:name="Marco8" text:anchor-type="page" text:anchor-page-number="1" svg:x="0.37cm" svg:y="0.37cm" svg:width="0.741cm" draw:z-index="7">
        <draw:text-box fo:min-height="0.741cm">
          <text:p text:style-name="Text_20_body"/>
        </draw:text-box>
      </draw:frame>
      <draw:frame draw:style-name="fr1" draw:name="Marco7" text:anchor-type="page" text:anchor-page-number="1" svg:x="0.37cm" svg:y="0.37cm" svg:width="0.741cm" draw:z-index="6">
        <draw:text-box fo:min-height="0.741cm">
          <text:p text:style-name="Text_20_body"/>
        </draw:text-box>
      </draw:frame>
      <draw:frame draw:style-name="fr1" draw:name="Marco6" text:anchor-type="page" text:anchor-page-number="1" svg:x="0.37cm" svg:y="0.37cm" svg:width="0.741cm" draw:z-index="5">
        <draw:text-box fo:min-height="0.741cm">
          <text:p text:style-name="Text_20_body"/>
        </draw:text-box>
      </draw:frame>
      <draw:frame draw:style-name="fr1" draw:name="Marco5" text:anchor-type="page" text:anchor-page-number="1" svg:x="0.37cm" svg:y="0.37cm" svg:width="0.741cm" draw:z-index="4">
        <draw:text-box fo:min-height="0.741cm">
          <text:p text:style-name="Text_20_body"/>
        </draw:text-box>
      </draw:frame>
      <draw:frame draw:style-name="fr1" draw:name="Marco4" text:anchor-type="page" text:anchor-page-number="1" svg:x="0.37cm" svg:y="0.37cm" svg:width="0.741cm" draw:z-index="3">
        <draw:text-box fo:min-height="0.741cm">
          <text:p text:style-name="Text_20_body"/>
        </draw:text-box>
      </draw:frame>
      <draw:frame draw:style-name="fr1" draw:name="Marco3" text:anchor-type="page" text:anchor-page-number="1" svg:x="0.37cm" svg:y="0.37cm" svg:width="0.741cm" draw:z-index="2">
        <draw:text-box fo:min-height="0.741cm">
          <text:p text:style-name="Text_20_body"/>
        </draw:text-box>
      </draw:frame>
      <draw:frame draw:style-name="fr1" draw:name="Marco2" text:anchor-type="page" text:anchor-page-number="1" svg:x="0.37cm" svg:y="0.37cm" svg:width="0.741cm" draw:z-index="1">
        <draw:text-box fo:min-height="0.741cm">
          <text:p text:style-name="Text_20_body"/>
        </draw:text-box>
      </draw:frame>
      <draw:frame draw:style-name="fr1" draw:name="Marco1" text:anchor-type="page" text:anchor-page-number="1" svg:x="0.37cm" svg:y="0.37cm" svg:width="0.741cm" draw:z-index="0">
        <draw:text-box fo:min-height="0.741cm">
          <text:p text:style-name="Text_20_body"/>
        </draw:text-box>
      </draw:frame>
      <text:h text:style-name="Heading_20_1" text:outline-level="1">Proyecto Final de Curso: Implementación de una Plataforma Financiera en PostgreSQL 18</text:h>
      <text:h text:style-name="Heading_20_2" text:outline-level="2">Descripción del Proyecto</text:h>
      <text:p text:style-name="Text_20_body">Eres el DBA contratado por la empresa <text:span text:style-name="Strong_20_Emphasis">"FinTech Segura S.A."</text:span> , una startup financiera que necesita implementar su plataforma principal en PostgreSQL 18. Debes diseñar, implementar y configurar una solución completa que cumpla con los requisitos de seguridad, disponibilidad y rendimiento.</text:p>
      <text:p text:style-name="Horizontal_20_Line"/>
      <text:h text:style-name="Heading_20_2" text:outline-level="2">Requisitos del Proyecto</text:h>
      <text:h text:style-name="Heading_20_3" text:outline-level="3">Requisitos Funcionales</text:h>
      <text:list xml:id="list2441877122" text:style-name="L1">
        <text:list-item>
          <text:p text:style-name="Text_20_body"><text:span text:style-name="Strong_20_Emphasis">Instalación y Configuración Inicial</text:span></text:p>
          <text:list>
            <text:list-item>
              <text:p text:style-name="Text_20_body">Instalar PostgreSQL 18 en un servidor Ubuntu 24.04 LTS</text:p>
            </text:list-item>
            <text:list-item>
              <text:p text:style-name="Text_20_body">Configurar las variables de entorno necesarias</text:p>
            </text:list-item>
            <text:list-item>
              <text:p text:style-name="Text_20_body">Optimizar los parámetros de memoria según las especificaciones del servidor</text:p>
            </text:list-item>
          </text:list>
        </text:list-item>
        <text:list-item>
          <text:p text:style-name="Text_20_body"><text:span text:style-name="Strong_20_Emphasis">Estructura de Base de Datos</text:span></text:p>
          <text:list>
            <text:list-item>
              <text:p text:style-name="Text_20_body">Crear una base de datos llamada <text:span text:style-name="Source_20_Text">finanzas</text:span></text:p>
            </text:list-item>
            <text:list-item>
              <text:p text:style-name="Text_20_body">Crear un esquema <text:span text:style-name="Source_20_Text">contabilidad</text:span></text:p>
            </text:list-item>
            <text:list-item>
              <text:p text:style-name="Text_20_body">Implementar las tablas según el modelo proporcionado</text:p>
            </text:list-item>
          </text:list>
        </text:list-item>
        <text:list-item>
          <text:p text:style-name="Text_20_body"><text:span text:style-name="Strong_20_Emphasis">Seguridad y Usuarios</text:span></text:p>
          <text:list>
            <text:list-item>
              <text:p text:style-name="Text_20_body">Implementar un modelo de roles con mínimo privilegio</text:p>
            </text:list-item>
            <text:list-item>
              <text:p text:style-name="Text_20_body">Configurar autenticación SCRAM-SHA-256</text:p>
            </text:list-item>
            <text:list-item>
              <text:p text:style-name="Text_20_body">Activar RLS (Row Level Security) en tablas sensibles</text:p>
            </text:list-item>
          </text:list>
        </text:list-item>
        <text:list-item>
          <text:p text:style-name="Text_20_body"><text:span text:style-name="Strong_20_Emphasis">Alta Disponibilidad</text:span></text:p>
          <text:list>
            <text:list-item>
              <text:p text:style-name="Text_20_body">Configurar una réplica física en caliente (Hot Standby)</text:p>
            </text:list-item>
            <text:list-item>
              <text:p text:style-name="Text_20_body">Configurar una réplica lógica para reportes</text:p>
            </text:list-item>
          </text:list>
        </text:list-item>
        <text:list-item>
          <text:p text:style-name="Text_20_body"><text:span text:style-name="Strong_20_Emphasis">Respaldo y Recuperación</text:span></text:p>
          <text:list>
            <text:list-item>
              <text:p text:style-name="Text_20_body">Implementar backup completo semanal</text:p>
            </text:list-item>
            <text:list-item>
              <text:p text:style-name="Text_20_body">Configurar backup incremental diario (nuevo en PG18)</text:p>
            </text:list-item>
            <text:list-item>
              <text:p text:style-name="Text_20_body">Probar la recuperación punto-a-tiempo (PITR)</text:p>
            </text:list-item>
          </text:list>
        </text:list-item>
        <text:list-item>
          <text:p text:style-name="Text_20_body"><text:soft-page-break/><text:span text:style-name="Strong_20_Emphasis">Monitoreo y Mantenimiento</text:span></text:p>
          <text:list>
            <text:list-item>
              <text:p text:style-name="Text_20_body">Configurar autovacuum optimizado</text:p>
            </text:list-item>
            <text:list-item>
              <text:p text:style-name="Text_20_body">Implementar monitoreo de consultas lentas</text:p>
            </text:list-item>
            <text:list-item>
              <text:p text:style-name="Text_20_body">Establecer alertas básicas</text:p>
            </text:list-item>
          </text:list>
        </text:list-item>
      </text:list>
      <text:p text:style-name="Horizontal_20_Line"/>
      <text:h text:style-name="Heading_20_2" text:outline-level="2">Modelo de Datos</text:h>
      <text:h text:style-name="Heading_20_3" text:outline-level="3">Tabla: <text:span text:style-name="Source_20_Text">cuentas</text:span></text:h>
      <text:p text:style-name="Text_20_body">sql</text:p>
      <text:p text:style-name="Preformatted_20_Text">CREATE TABLE contabilidad.cuentas (</text:p>
      <text:p text:style-name="Preformatted_20_Text"><text:s text:c="4"/>id SERIAL PRIMARY KEY,</text:p>
      <text:p text:style-name="Preformatted_20_Text"><text:s text:c="4"/>numero_cuenta VARCHAR(20) UNIQUE NOT NULL,</text:p>
      <text:p text:style-name="Preformatted_20_Text"><text:s text:c="4"/>cliente_id INTEGER NOT NULL,</text:p>
      <text:p text:style-name="Preformatted_20_Text"><text:s text:c="4"/>saldo DECIMAL(15,2) DEFAULT 0,</text:p>
      <text:p text:style-name="Preformatted_20_Text"><text:s text:c="4"/>tipo_cuenta VARCHAR(20) CHECK (tipo_cuenta IN ('AHORROS', 'CORRIENTE', 'INVERSION')),</text:p>
      <text:p text:style-name="Preformatted_20_Text"><text:s text:c="4"/>fecha_apertura DATE DEFAULT CURRENT_DATE,</text:p>
      <text:p text:style-name="Preformatted_20_Text"><text:s text:c="4"/>estado VARCHAR(10) DEFAULT 'ACTIVA' CHECK (estado IN ('ACTIVA', 'BLOQUEADA', 'CERRADA')),</text:p>
      <text:p text:style-name="Preformatted_20_Text"><text:s text:c="4"/>sucursal_id INTEGER,</text:p>
      <text:p text:style-name="Preformatted_20_Text"><text:s text:c="4"/>created_at TIMESTAMP DEFAULT CURRENT_TIMESTAMP,</text:p>
      <text:p text:style-name="Preformatted_20_Text"><text:s text:c="4"/>updated_at TIMESTAMP DEFAULT CURRENT_TIMESTAMP</text:p>
      <text:p text:style-name="Preformatted_20_Text">);</text:p>
      <text:h text:style-name="Heading_20_3" text:outline-level="3">Tabla: <text:span text:style-name="Source_20_Text">transacciones</text:span></text:h>
      <text:p text:style-name="Text_20_body">sql</text:p>
      <text:p text:style-name="Preformatted_20_Text">CREATE TABLE contabilidad.transacciones (</text:p>
      <text:p text:style-name="Preformatted_20_Text"><text:s text:c="4"/>id SERIAL PRIMARY KEY,</text:p>
      <text:p text:style-name="Preformatted_20_Text"><text:s text:c="4"/>cuenta_id INTEGER REFERENCES contabilidad.cuentas(id),</text:p>
      <text:p text:style-name="Preformatted_20_Text"><text:s text:c="4"/>tipo VARCHAR(20) CHECK (tipo IN ('DEPOSITO', 'RETIRO', 'TRANSFERENCIA', 'PAGO')),</text:p>
      <text:p text:style-name="Preformatted_20_Text"><text:s text:c="4"/>monto DECIMAL(15,2) NOT NULL,</text:p>
      <text:p text:style-name="Preformatted_20_Text"><text:s text:c="4"/>saldo_after DECIMAL(15,2),</text:p>
      <text:p text:style-name="Preformatted_20_Text"><text:s text:c="4"/>descripcion TEXT,</text:p>
      <text:p text:style-name="Preformatted_20_Text"><text:s text:c="4"/>fecha TIMESTAMP DEFAULT CURRENT_TIMESTAMP,</text:p>
      <text:p text:style-name="Preformatted_20_Text"><text:s text:c="4"/>referencia UUID DEFAULT gen_random_uuid(),</text:p>
      <text:p text:style-name="Preformatted_20_Text"><text:s text:c="4"/>ip_origen INET,</text:p>
      <text:p text:style-name="Preformatted_20_Text"><text:s text:c="4"/>user_agent TEXT</text:p>
      <text:p text:style-name="Preformatted_20_Text">);</text:p>
      <text:h text:style-name="Heading_20_3" text:outline-level="3">Tabla: <text:span text:style-name="Source_20_Text">auditoria_logs</text:span></text:h>
      <text:p text:style-name="Text_20_body">sql</text:p>
      <text:p text:style-name="Preformatted_20_Text">CREATE TABLE contabilidad.auditoria_logs (</text:p>
      <text:p text:style-name="Preformatted_20_Text"><text:s text:c="4"/>id BIGSERIAL PRIMARY KEY,</text:p>
      <text:p text:style-name="Preformatted_20_Text"><text:s text:c="4"/>tabla_afectada VARCHAR(50),</text:p>
      <text:p text:style-name="Preformatted_20_Text"><text:s text:c="4"/>operacion VARCHAR(10),</text:p>
      <text:p text:style-name="Preformatted_20_Text"><text:s text:c="4"/>usuario VARCHAR(50),</text:p>
      <text:p text:style-name="Preformatted_20_Text"><text:s text:c="4"/>datos_viejos JSONB,</text:p>
      <text:p text:style-name="Preformatted_20_Text"><text:s text:c="4"/>datos_nuevos JSONB,</text:p>
      <text:p text:style-name="Preformatted_20_Text"><text:soft-page-break/><text:s text:c="4"/>ip_cliente INET,</text:p>
      <text:p text:style-name="Preformatted_20_Text"><text:s text:c="4"/>fecha TIMESTAMP DEFAULT CURRENT_TIMESTAMP</text:p>
      <text:p text:style-name="Preformatted_20_Text">);</text:p>
      <text:p text:style-name="Horizontal_20_Line"/>
      <text:h text:style-name="Heading_20_2" text:outline-level="2">Solución Completa del Proyecto</text:h>
      <text:h text:style-name="Heading_20_3" text:outline-level="3">Fase 1: Instalación y Configuración Inicial</text:h>
      <text:h text:style-name="Heading_20_4" text:outline-level="4">1.1 Instalación de PostgreSQL 18 en Ubuntu 24.04</text:h>
      <text:p text:style-name="Text_20_body">bash</text:p>
      <text:p text:style-name="Preformatted_20_Text"># Agregar el repositorio oficial de PostgreSQL</text:p>
      <text:p text:style-name="Preformatted_20_Text">sudo sh -c 'echo "deb https://apt.postgresql.org/pub/repos/apt $(lsb_release -cs)-pgdg main" &gt; /etc/apt/sources.list.d/pgdg.list'</text:p>
      <text:p text:style-name="Preformatted_20_Text"/>
      <text:p text:style-name="Preformatted_20_Text"># Agregar la clave GPG</text:p>
      <text:p text:style-name="Preformatted_20_Text">wget --quiet -O - https://www.postgresql.org/media/keys/ACCC4CF8.asc | sudo apt-key add -</text:p>
      <text:p text:style-name="Preformatted_20_Text"/>
      <text:p text:style-name="Preformatted_20_Text"># Actualizar e instalar PostgreSQL 18</text:p>
      <text:p text:style-name="Preformatted_20_Text">sudo apt update</text:p>
      <text:p text:style-name="Preformatted_20_Text">sudo apt install postgresql-18 postgresql-client-18 postgresql-contrib-18</text:p>
      <text:p text:style-name="Preformatted_20_Text"/>
      <text:p text:style-name="Preformatted_20_Text"># Verificar la instalación</text:p>
      <text:p text:style-name="Preformatted_20_Text">pg_lsclusters</text:p>
      <text:p text:style-name="Preformatted_20_Text">psql --version</text:p>
      <text:h text:style-name="Heading_20_4" text:outline-level="4">1.2 Configuración de Variables de Entorno</text:h>
      <text:p text:style-name="Text_20_body">bash</text:p>
      <text:p text:style-name="Preformatted_20_Text"># Editar el archivo .bashrc del usuario postgres</text:p>
      <text:p text:style-name="Preformatted_20_Text">sudo su - postgres</text:p>
      <text:p text:style-name="Preformatted_20_Text">cat &gt;&gt; ~/.bashrc &lt;&lt; 'EOF'</text:p>
      <text:p text:style-name="Preformatted_20_Text"/>
      <text:p text:style-name="Preformatted_20_Text"># PostgreSQL 18 Environment Variables</text:p>
      <text:p text:style-name="Preformatted_20_Text">export PGDATA=/var/lib/postgresql/18/main</text:p>
      <text:p text:style-name="Preformatted_20_Text">export PGHOST=localhost</text:p>
      <text:p text:style-name="Preformatted_20_Text">export PGPORT=5432</text:p>
      <text:p text:style-name="Preformatted_20_Text">export PGDATABASE=postgres</text:p>
      <text:p text:style-name="Preformatted_20_Text">export PGUSER=postgres</text:p>
      <text:p text:style-name="Preformatted_20_Text">export PATH=/usr/lib/postgresql/18/bin:$PATH</text:p>
      <text:p text:style-name="Preformatted_20_Text">export MANPATH=/usr/share/postgresql/18/man:$MANPATH</text:p>
      <text:p text:style-name="Preformatted_20_Text">export PSQL_EDITOR=vim</text:p>
      <text:p text:style-name="Preformatted_20_Text">export PAGER=less</text:p>
      <text:p text:style-name="Preformatted_20_Text"/>
      <text:p text:style-name="Preformatted_20_Text"># Aliases útiles</text:p>
      <text:p text:style-name="Preformatted_20_Text">alias pgstart='sudo systemctl start postgresql'</text:p>
      <text:p text:style-name="Preformatted_20_Text">alias pgstop='sudo systemctl stop postgresql'</text:p>
      <text:p text:style-name="Preformatted_20_Text">alias pgrestart='sudo systemctl restart postgresql'</text:p>
      <text:p text:style-name="Preformatted_20_Text">alias pgstatus='sudo systemctl status postgresql'</text:p>
      <text:p text:style-name="Preformatted_20_Text">alias psql-local='psql -U postgres -h localhost'</text:p>
      <text:p text:style-name="Preformatted_20_Text">EOF</text:p>
      <text:p text:style-name="Preformatted_20_Text"/>
      <text:p text:style-name="Preformatted_20_Text"># Aplicar los cambios</text:p>
      <text:p text:style-name="Preformatted_20_Text">source ~/.bashrc</text:p>
      <text:h text:style-name="Heading_20_4" text:outline-level="4"><text:soft-page-break/>1.3 Optimización de Parámetros de Memoria</text:h>
      <text:p text:style-name="Text_20_body"><text:span text:style-name="Strong_20_Emphasis">Servidor de referencia:</text:span> 16 GB RAM, 4 vCPUs, SSD NVMe</text:p>
      <text:p text:style-name="Text_20_body">bash</text:p>
      <text:p text:style-name="Preformatted_20_Text"># Editar postgresql.conf</text:p>
      <text:p text:style-name="Preformatted_20_Text">sudo nano /etc/postgresql/18/main/postgresql.conf</text:p>
      <text:p text:style-name="Text_20_body">ini</text:p>
      <text:p text:style-name="Preformatted_20_Text"># ==========================================</text:p>
      <text:p text:style-name="Preformatted_20_Text"># CONFIGURACIÓN OPTIMIZADA PARA FINANCIERA</text:p>
      <text:p text:style-name="Preformatted_20_Text"># ==========================================</text:p>
      <text:p text:style-name="Preformatted_20_Text"/>
      <text:p text:style-name="Preformatted_20_Text"># --- MEMORIA ---</text:p>
      <text:p text:style-name="Preformatted_20_Text">shared_buffers = 4GB <text:s text:c="19"/># 25% de 16GB RAM</text:p>
      <text:p text:style-name="Preformatted_20_Text">work_mem = 32MB <text:s text:c="24"/># Para consultas analíticas</text:p>
      <text:p text:style-name="Preformatted_20_Text">maintenance_work_mem = 1GB <text:s text:c="13"/># Para VACUUM y mantenimiento</text:p>
      <text:p text:style-name="Preformatted_20_Text">autovacuum_work_mem = -1 <text:s text:c="15"/># Usa maintenance_work_mem</text:p>
      <text:p text:style-name="Preformatted_20_Text">wal_buffers = 16MB</text:p>
      <text:p text:style-name="Preformatted_20_Text">effective_cache_size = 12GB <text:s text:c="12"/># 75% de RAM</text:p>
      <text:p text:style-name="Preformatted_20_Text"/>
      <text:p text:style-name="Preformatted_20_Text"># --- SLRUs (Nuevo en PG18) ---</text:p>
      <text:p text:style-name="Preformatted_20_Text">transaction_buffers = 64</text:p>
      <text:p text:style-name="Preformatted_20_Text">commit_timestamp_buffers = 64</text:p>
      <text:p text:style-name="Preformatted_20_Text">notify_buffers = 64</text:p>
      <text:p text:style-name="Preformatted_20_Text"/>
      <text:p text:style-name="Preformatted_20_Text"># --- CHECKPOINT y WAL ---</text:p>
      <text:p text:style-name="Preformatted_20_Text">checkpoint_timeout = 15min</text:p>
      <text:p text:style-name="Preformatted_20_Text">max_wal_size = 8GB</text:p>
      <text:p text:style-name="Preformatted_20_Text">min_wal_size = 2GB</text:p>
      <text:p text:style-name="Preformatted_20_Text">checkpoint_completion_target = 0.9</text:p>
      <text:p text:style-name="Preformatted_20_Text"/>
      <text:p text:style-name="Preformatted_20_Text"># --- AUTOVACUUM OPTIMIZADO ---</text:p>
      <text:p text:style-name="Preformatted_20_Text">autovacuum = on</text:p>
      <text:p text:style-name="Preformatted_20_Text">autovacuum_max_workers = 5</text:p>
      <text:p text:style-name="Preformatted_20_Text">autovacuum_naptime = 30s</text:p>
      <text:p text:style-name="Preformatted_20_Text">autovacuum_vacuum_threshold = 100</text:p>
      <text:p text:style-name="Preformatted_20_Text">autovacuum_vacuum_scale_factor = 0.05</text:p>
      <text:p text:style-name="Preformatted_20_Text">autovacuum_vacuum_max_threshold = 50000000 <text:s text:c="3"/># NUEVO PG18</text:p>
      <text:p text:style-name="Preformatted_20_Text">autovacuum_analyze_threshold = 50</text:p>
      <text:p text:style-name="Preformatted_20_Text">autovacuum_analyze_scale_factor = 0.01</text:p>
      <text:p text:style-name="Preformatted_20_Text">autovacuum_vacuum_cost_delay = 2ms</text:p>
      <text:p text:style-name="Preformatted_20_Text">autovacuum_vacuum_cost_limit = 1000</text:p>
      <text:p text:style-name="Preformatted_20_Text"/>
      <text:p text:style-name="Preformatted_20_Text"># --- I/O ASÍNCRONO (NUEVO PG18) ---</text:p>
      <text:p text:style-name="Preformatted_20_Text">io_method = worker</text:p>
      <text:p text:style-name="Preformatted_20_Text">io_workers = 4</text:p>
      <text:p text:style-name="Preformatted_20_Text"/>
      <text:p text:style-name="Preformatted_20_Text"># --- LOGGING ---</text:p>
      <text:p text:style-name="Preformatted_20_Text">log_destination = 'stderr'</text:p>
      <text:p text:style-name="Preformatted_20_Text">logging_collector = on</text:p>
      <text:p text:style-name="Preformatted_20_Text">log_directory = '/var/log/postgresql'</text:p>
      <text:p text:style-name="Preformatted_20_Text">log_filename = 'postgresql-%Y-%m-%d_%H%M%S.log'</text:p>
      <text:p text:style-name="Preformatted_20_Text">log_line_prefix = '%t [%p]: [%l-1] user=%u,db=%d,app=%a,client=%h '</text:p>
      <text:p text:style-name="Preformatted_20_Text">log_min_duration_statement = 1000</text:p>
      <text:p text:style-name="Preformatted_20_Text">log_lock_waits = on</text:p>
      <text:p text:style-name="Preformatted_20_Text">log_temp_files = 0</text:p>
      <text:p text:style-name="Preformatted_20_Text">log_autovacuum_min_duration = 250</text:p>
      <text:p text:style-name="Preformatted_20_Text"/>
      <text:p text:style-name="Preformatted_20_Text"># --- CONEXIONES ---</text:p>
      <text:p text:style-name="Preformatted_20_Text"><text:soft-page-break/>max_connections = 200</text:p>
      <text:p text:style-name="Preformatted_20_Text">superuser_reserved_connections = 5</text:p>
      <text:p text:style-name="Text_20_body">bash</text:p>
      <text:p text:style-name="Preformatted_20_Text"># Reiniciar PostgreSQL para aplicar cambios</text:p>
      <text:p text:style-name="Preformatted_20_Text">sudo systemctl restart postgresql</text:p>
      <text:p text:style-name="Horizontal_20_Line"/>
      <text:h text:style-name="Heading_20_3" text:outline-level="3">Fase 2: Estructura de Base de Datos</text:h>
      <text:p text:style-name="Text_20_body">sql</text:p>
      <text:p text:style-name="Preformatted_20_Text">-- Conectarse como superusuario</text:p>
      <text:p text:style-name="Preformatted_20_Text">sudo -u postgres psql</text:p>
      <text:p text:style-name="Preformatted_20_Text"/>
      <text:p text:style-name="Preformatted_20_Text">-- Crear la base de datos</text:p>
      <text:p text:style-name="Preformatted_20_Text">CREATE DATABASE finanzas </text:p>
      <text:p text:style-name="Preformatted_20_Text"><text:s text:c="4"/>OWNER postgres </text:p>
      <text:p text:style-name="Preformatted_20_Text"><text:s text:c="4"/>ENCODING 'UTF8' </text:p>
      <text:p text:style-name="Preformatted_20_Text"><text:s text:c="4"/>LC_COLLATE 'es_ES.UTF-8' </text:p>
      <text:p text:style-name="Preformatted_20_Text"><text:s text:c="4"/>LC_CTYPE 'es_ES.UTF-8';</text:p>
      <text:p text:style-name="Preformatted_20_Text"/>
      <text:p text:style-name="Preformatted_20_Text">-- Conectarse a la base de datos</text:p>
      <text:p text:style-name="Preformatted_20_Text">\c finanzas</text:p>
      <text:p text:style-name="Preformatted_20_Text"/>
      <text:p text:style-name="Preformatted_20_Text">-- Crear el esquema contabilidad</text:p>
      <text:p text:style-name="Preformatted_20_Text">CREATE SCHEMA contabilidad AUTHORIZATION postgres;</text:p>
      <text:p text:style-name="Preformatted_20_Text"/>
      <text:p text:style-name="Preformatted_20_Text">-- Crear las tablas</text:p>
      <text:p text:style-name="Preformatted_20_Text">CREATE TABLE contabilidad.cuentas (</text:p>
      <text:p text:style-name="Preformatted_20_Text"><text:s text:c="4"/>id SERIAL PRIMARY KEY,</text:p>
      <text:p text:style-name="Preformatted_20_Text"><text:s text:c="4"/>numero_cuenta VARCHAR(20) UNIQUE NOT NULL,</text:p>
      <text:p text:style-name="Preformatted_20_Text"><text:s text:c="4"/>cliente_id INTEGER NOT NULL,</text:p>
      <text:p text:style-name="Preformatted_20_Text"><text:s text:c="4"/>saldo DECIMAL(15,2) DEFAULT 0 CHECK (saldo &gt;= 0),</text:p>
      <text:p text:style-name="Preformatted_20_Text"><text:s text:c="4"/>tipo_cuenta VARCHAR(20) CHECK (tipo_cuenta IN ('AHORROS', 'CORRIENTE', 'INVERSION')),</text:p>
      <text:p text:style-name="Preformatted_20_Text"><text:s text:c="4"/>fecha_apertura DATE DEFAULT CURRENT_DATE,</text:p>
      <text:p text:style-name="Preformatted_20_Text"><text:s text:c="4"/>estado VARCHAR(10) DEFAULT 'ACTIVA' CHECK (estado IN ('ACTIVA', 'BLOQUEADA', 'CERRADA')),</text:p>
      <text:p text:style-name="Preformatted_20_Text"><text:s text:c="4"/>sucursal_id INTEGER,</text:p>
      <text:p text:style-name="Preformatted_20_Text"><text:s text:c="4"/>created_at TIMESTAMP DEFAULT CURRENT_TIMESTAMP,</text:p>
      <text:p text:style-name="Preformatted_20_Text"><text:s text:c="4"/>updated_at TIMESTAMP DEFAULT CURRENT_TIMESTAMP</text:p>
      <text:p text:style-name="Preformatted_20_Text">);</text:p>
      <text:p text:style-name="Preformatted_20_Text"/>
      <text:p text:style-name="Preformatted_20_Text">CREATE TABLE contabilidad.transacciones (</text:p>
      <text:p text:style-name="Preformatted_20_Text"><text:s text:c="4"/>id SERIAL PRIMARY KEY,</text:p>
      <text:p text:style-name="Preformatted_20_Text"><text:s text:c="4"/>cuenta_id INTEGER REFERENCES contabilidad.cuentas(id),</text:p>
      <text:p text:style-name="Preformatted_20_Text"><text:s text:c="4"/>tipo VARCHAR(20) CHECK (tipo IN ('DEPOSITO', 'RETIRO', 'TRANSFERENCIA', 'PAGO')),</text:p>
      <text:p text:style-name="Preformatted_20_Text"><text:s text:c="4"/>monto DECIMAL(15,2) NOT NULL CHECK (monto &gt; 0),</text:p>
      <text:p text:style-name="Preformatted_20_Text"><text:s text:c="4"/>saldo_after DECIMAL(15,2),</text:p>
      <text:p text:style-name="Preformatted_20_Text"><text:s text:c="4"/>descripcion TEXT,</text:p>
      <text:p text:style-name="Preformatted_20_Text"><text:s text:c="4"/>fecha TIMESTAMP DEFAULT CURRENT_TIMESTAMP,</text:p>
      <text:p text:style-name="Preformatted_20_Text"><text:s text:c="4"/>referencia UUID DEFAULT gen_random_uuid(),</text:p>
      <text:p text:style-name="Preformatted_20_Text"><text:s text:c="4"/>ip_origen INET,</text:p>
      <text:p text:style-name="Preformatted_20_Text"><text:s text:c="4"/>user_agent TEXT</text:p>
      <text:p text:style-name="Preformatted_20_Text">);</text:p>
      <text:p text:style-name="Preformatted_20_Text"/>
      <text:p text:style-name="Preformatted_20_Text">CREATE TABLE contabilidad.auditoria_logs (</text:p>
      <text:p text:style-name="Preformatted_20_Text"><text:s text:c="4"/>id BIGSERIAL PRIMARY KEY,</text:p>
      <text:p text:style-name="Preformatted_20_Text"><text:s text:c="4"/>tabla_afectada VARCHAR(50),</text:p>
      <text:p text:style-name="Preformatted_20_Text"><text:soft-page-break/><text:s text:c="4"/>operacion VARCHAR(10),</text:p>
      <text:p text:style-name="Preformatted_20_Text"><text:s text:c="4"/>usuario VARCHAR(50),</text:p>
      <text:p text:style-name="Preformatted_20_Text"><text:s text:c="4"/>datos_viejos JSONB,</text:p>
      <text:p text:style-name="Preformatted_20_Text"><text:s text:c="4"/>datos_nuevos JSONB,</text:p>
      <text:p text:style-name="Preformatted_20_Text"><text:s text:c="4"/>ip_cliente INET,</text:p>
      <text:p text:style-name="Preformatted_20_Text"><text:s text:c="4"/>fecha TIMESTAMP DEFAULT CURRENT_TIMESTAMP</text:p>
      <text:p text:style-name="Preformatted_20_Text">);</text:p>
      <text:p text:style-name="Preformatted_20_Text"/>
      <text:p text:style-name="Preformatted_20_Text">-- Crear índices para rendimiento</text:p>
      <text:p text:style-name="Preformatted_20_Text">CREATE INDEX idx_cuentas_cliente ON contabilidad.cuentas(cliente_id);</text:p>
      <text:p text:style-name="Preformatted_20_Text">CREATE INDEX idx_cuentas_estado ON contabilidad.cuentas(estado);</text:p>
      <text:p text:style-name="Preformatted_20_Text">CREATE INDEX idx_transacciones_cuenta_fecha ON contabilidad.transacciones(cuenta_id, fecha);</text:p>
      <text:p text:style-name="Preformatted_20_Text">CREATE INDEX idx_transacciones_referencia ON contabilidad.transacciones(referencia);</text:p>
      <text:p text:style-name="Preformatted_20_Text">CREATE INDEX idx_auditoria_fecha ON contabilidad.auditoria_logs(fecha);</text:p>
      <text:p text:style-name="Preformatted_20_Text"/>
      <text:p text:style-name="Preformatted_20_Text">-- Crear función para actualizar updated_at</text:p>
      <text:p text:style-name="Preformatted_20_Text">CREATE OR REPLACE FUNCTION contabilidad.update_updated_at_column()</text:p>
      <text:p text:style-name="Preformatted_20_Text">RETURNS TRIGGER AS $$</text:p>
      <text:p text:style-name="Preformatted_20_Text">BEGIN</text:p>
      <text:p text:style-name="Preformatted_20_Text"><text:s text:c="4"/>NEW.updated_at = CURRENT_TIMESTAMP;</text:p>
      <text:p text:style-name="Preformatted_20_Text"><text:s text:c="4"/>RETURN NEW;</text:p>
      <text:p text:style-name="Preformatted_20_Text">END;</text:p>
      <text:p text:style-name="Preformatted_20_Text">$$ LANGUAGE plpgsql;</text:p>
      <text:p text:style-name="Preformatted_20_Text"/>
      <text:p text:style-name="Preformatted_20_Text">-- Crear trigger para updated_at</text:p>
      <text:p text:style-name="Preformatted_20_Text">CREATE TRIGGER update_cuentas_updated_at</text:p>
      <text:p text:style-name="Preformatted_20_Text"><text:s text:c="4"/>BEFORE UPDATE ON contabilidad.cuentas</text:p>
      <text:p text:style-name="Preformatted_20_Text"><text:s text:c="4"/>FOR EACH ROW</text:p>
      <text:p text:style-name="Preformatted_20_Text"><text:s text:c="4"/>EXECUTE FUNCTION contabilidad.update_updated_at_column();</text:p>
      <text:p text:style-name="Preformatted_20_Text"/>
      <text:p text:style-name="Preformatted_20_Text">-- Insertar datos de prueba</text:p>
      <text:p text:style-name="Preformatted_20_Text">INSERT INTO contabilidad.cuentas (numero_cuenta, cliente_id, saldo, tipo_cuenta, sucursal_id)</text:p>
      <text:p text:style-name="Preformatted_20_Text">VALUES </text:p>
      <text:p text:style-name="Preformatted_20_Text"><text:s text:c="4"/>('001-123456-01', 1001, 5000.00, 'CORRIENTE', 1),</text:p>
      <text:p text:style-name="Preformatted_20_Text"><text:s text:c="4"/>('001-123456-02', 1002, 15000.00, 'AHORROS', 1),</text:p>
      <text:p text:style-name="Preformatted_20_Text"><text:s text:c="4"/>('002-789012-01', 1003, 250000.00, 'INVERSION', 2);</text:p>
      <text:p text:style-name="Preformatted_20_Text"/>
      <text:p text:style-name="Preformatted_20_Text">INSERT INTO contabilidad.transacciones (cuenta_id, tipo, monto, saldo_after, descripcion, ip_origen)</text:p>
      <text:p text:style-name="Preformatted_20_Text">VALUES </text:p>
      <text:p text:style-name="Preformatted_20_Text"><text:s text:c="4"/>(1, 'DEPOSITO', 1000.00, 6000.00, 'Depósito inicial', '192.168.1.100'),</text:p>
      <text:p text:style-name="Preformatted_20_Text"><text:s text:c="4"/>(1, 'RETIRO', 500.00, 5500.00, 'Retiro ATM', '192.168.1.100'),</text:p>
      <text:p text:style-name="Preformatted_20_Text"><text:s text:c="4"/>(2, 'DEPOSITO', 5000.00, 20000.00, 'Transferencia recibida', '10.0.0.50');</text:p>
      <text:p text:style-name="Horizontal_20_Line"/>
      <text:h text:style-name="Heading_20_3" text:outline-level="3">Fase 3: Seguridad y Usuarios</text:h>
      <text:h text:style-name="Heading_20_4" text:outline-level="4">3.1 Configuración de Autenticación SCRAM-SHA-256</text:h>
      <text:p text:style-name="Text_20_body">bash</text:p>
      <text:p text:style-name="Preformatted_20_Text"># Editar postgresql.conf</text:p>
      <text:p text:style-name="Preformatted_20_Text">sudo nano /etc/postgresql/18/main/postgresql.conf</text:p>
      <text:p text:style-name="Text_20_body">ini</text:p>
      <text:p text:style-name="Preformatted_20_Text">password_encryption = scram-sha-256</text:p>
      <text:p text:style-name="Text_20_body">bash</text:p>
      <text:p text:style-name="Preformatted_20_Text"><text:soft-page-break/># Editar pg_hba.conf</text:p>
      <text:p text:style-name="Preformatted_20_Text">sudo nano /etc/postgresql/18/main/pg_hba.conf</text:p>
      <text:p text:style-name="Text_20_body">bash</text:p>
      <text:p text:style-name="Preformatted_20_Text"># TYPE <text:s/>DATABASE <text:s text:c="3"/>USER <text:s text:c="11"/>ADDRESS <text:s text:c="16"/>METHOD</text:p>
      <text:p text:style-name="Preformatted_20_Text"># Conexiones locales de confianza (solo para admin)</text:p>
      <text:p text:style-name="Preformatted_20_Text">local <text:s text:c="2"/>all <text:s text:c="8"/>postgres <text:s text:c="31"/>peer</text:p>
      <text:p text:style-name="Preformatted_20_Text"># Conexiones SSL con SCRAM para aplicaciones</text:p>
      <text:p text:style-name="Preformatted_20_Text">hostssl <text:s/>finanzas <text:s text:c="2"/>app_user <text:s text:c="7"/>192.168.1.0/24 <text:s text:c="9"/>scram-sha-256</text:p>
      <text:p text:style-name="Preformatted_20_Text">hostssl <text:s/>finanzas <text:s text:c="2"/>report_user <text:s text:c="4"/>192.168.2.0/24 <text:s text:c="9"/>scram-sha-256</text:p>
      <text:p text:style-name="Preformatted_20_Text"># Replicación</text:p>
      <text:p text:style-name="Preformatted_20_Text">host <text:s text:c="3"/>replication replicador <text:s text:c="6"/>192.168.1.10/32 <text:s text:c="8"/>scram-sha-256</text:p>
      <text:p text:style-name="Text_20_body">bash</text:p>
      <text:p text:style-name="Preformatted_20_Text"># Reiniciar PostgreSQL</text:p>
      <text:p text:style-name="Preformatted_20_Text">sudo systemctl restart postgresql</text:p>
      <text:h text:style-name="Heading_20_4" text:outline-level="4">3.2 Creación de Roles con Mínimo Privilegio</text:h>
      <text:p text:style-name="Text_20_body">sql</text:p>
      <text:p text:style-name="Preformatted_20_Text">-- Conectarse como superusuario</text:p>
      <text:p text:style-name="Preformatted_20_Text">\c finanzas</text:p>
      <text:p text:style-name="Preformatted_20_Text"/>
      <text:p text:style-name="Preformatted_20_Text">-- 1. Rol de administración (puede crear roles, no superusuario)</text:p>
      <text:p text:style-name="Preformatted_20_Text">CREATE ROLE admin_finanzas WITH </text:p>
      <text:p text:style-name="Preformatted_20_Text"><text:s text:c="4"/>LOGIN </text:p>
      <text:p text:style-name="Preformatted_20_Text"><text:s text:c="4"/>CREATEROLE </text:p>
      <text:p text:style-name="Preformatted_20_Text"><text:s text:c="4"/>CREATEDB </text:p>
      <text:p text:style-name="Preformatted_20_Text"><text:s text:c="4"/>PASSWORD 'AdminFin2024!'</text:p>
      <text:p text:style-name="Preformatted_20_Text"><text:s text:c="4"/>VALID UNTIL '2025-12-31';</text:p>
      <text:p text:style-name="Preformatted_20_Text"/>
      <text:p text:style-name="Preformatted_20_Text">-- 2. Rol de aplicación (CRUD en tablas de contabilidad)</text:p>
      <text:p text:style-name="Preformatted_20_Text">CREATE ROLE app_user WITH LOGIN PASSWORD 'AppSecure2024!';</text:p>
      <text:p text:style-name="Preformatted_20_Text">GRANT CONNECT ON DATABASE finanzas TO app_user;</text:p>
      <text:p text:style-name="Preformatted_20_Text">GRANT USAGE ON SCHEMA contabilidad TO app_user;</text:p>
      <text:p text:style-name="Preformatted_20_Text">GRANT SELECT, INSERT, UPDATE ON contabilidad.cuentas TO app_user;</text:p>
      <text:p text:style-name="Preformatted_20_Text">GRANT SELECT, INSERT ON contabilidad.transacciones TO app_user;</text:p>
      <text:p text:style-name="Preformatted_20_Text">GRANT USAGE, SELECT ON SEQUENCE contabilidad.cuentas_id_seq TO app_user;</text:p>
      <text:p text:style-name="Preformatted_20_Text">GRANT USAGE, SELECT ON SEQUENCE contabilidad.transacciones_id_seq TO app_user;</text:p>
      <text:p text:style-name="Preformatted_20_Text"/>
      <text:p text:style-name="Preformatted_20_Text">-- 3. Rol de reportes (solo lectura)</text:p>
      <text:p text:style-name="Preformatted_20_Text">CREATE ROLE report_user WITH LOGIN PASSWORD 'Report2024!';</text:p>
      <text:p text:style-name="Preformatted_20_Text">GRANT CONNECT ON DATABASE finanzas TO report_user;</text:p>
      <text:p text:style-name="Preformatted_20_Text">GRANT USAGE ON SCHEMA contabilidad TO report_user;</text:p>
      <text:p text:style-name="Preformatted_20_Text">GRANT SELECT ON ALL TABLES IN SCHEMA contabilidad TO report_user;</text:p>
      <text:p text:style-name="Preformatted_20_Text">GRANT pg_monitor TO report_user; <text:s/>-- Para ver estadísticas</text:p>
      <text:p text:style-name="Preformatted_20_Text"/>
      <text:p text:style-name="Preformatted_20_Text">-- 4. Rol de mantenimiento (VACUUM, ANALYZE - NUEVO PG18)</text:p>
      <text:p text:style-name="Preformatted_20_Text">CREATE ROLE maintenance_role WITH LOGIN PASSWORD 'Maintain2024!';</text:p>
      <text:p text:style-name="Preformatted_20_Text">GRANT pg_maintain TO maintenance_role;</text:p>
      <text:p text:style-name="Preformatted_20_Text"/>
      <text:p text:style-name="Preformatted_20_Text">-- 5. Rol de auditoría (lectura de todo y acceso a logs)</text:p>
      <text:p text:style-name="Preformatted_20_Text">CREATE ROLE auditor_role WITH LOGIN PASSWORD 'Audit2024!';</text:p>
      <text:p text:style-name="Preformatted_20_Text">GRANT pg_read_all_data TO auditor_role;</text:p>
      <text:p text:style-name="Preformatted_20_Text">GRANT SELECT ON contabilidad.auditoria_logs TO auditor_role;</text:p>
      <text:p text:style-name="Preformatted_20_Text"/>
      <text:p text:style-name="Preformatted_20_Text">-- Verificar roles creados</text:p>
      <text:p text:style-name="Preformatted_20_Text">\du</text:p>
      <text:h text:style-name="Heading_20_4" text:outline-level="4"><text:soft-page-break/>3.3 Configuración de RLS (Row Level Security)</text:h>
      <text:p text:style-name="Text_20_body">sql</text:p>
      <text:p text:style-name="Preformatted_20_Text">-- Habilitar RLS en la tabla cuentas</text:p>
      <text:p text:style-name="Preformatted_20_Text">ALTER TABLE contabilidad.cuentas ENABLE ROW LEVEL SECURITY;</text:p>
      <text:p text:style-name="Preformatted_20_Text"/>
      <text:p text:style-name="Preformatted_20_Text">-- Política: Los usuarios solo ven cuentas de su sucursal</text:p>
      <text:p text:style-name="Preformatted_20_Text">-- Primero, crear una función para obtener la sucursal del usuario actual</text:p>
      <text:p text:style-name="Preformatted_20_Text">CREATE OR REPLACE FUNCTION contabilidad.get_user_sucursal()</text:p>
      <text:p text:style-name="Preformatted_20_Text">RETURNS INTEGER AS $$</text:p>
      <text:p text:style-name="Preformatted_20_Text">BEGIN</text:p>
      <text:p text:style-name="Preformatted_20_Text"><text:s text:c="4"/>-- Asumiendo que hay una tabla de usuarios con sucursal asignada</text:p>
      <text:p text:style-name="Preformatted_20_Text"><text:s text:c="4"/>-- Para este ejemplo, usamos un parámetro de sesión</text:p>
      <text:p text:style-name="Preformatted_20_Text"><text:s text:c="4"/>RETURN current_setting('app.current_sucursal', true)::INTEGER;</text:p>
      <text:p text:style-name="Preformatted_20_Text">EXCEPTION</text:p>
      <text:p text:style-name="Preformatted_20_Text"><text:s text:c="4"/>WHEN OTHERS THEN RETURN NULL;</text:p>
      <text:p text:style-name="Preformatted_20_Text">END;</text:p>
      <text:p text:style-name="Preformatted_20_Text">$$ LANGUAGE plpgsql SECURITY DEFINER;</text:p>
      <text:p text:style-name="Preformatted_20_Text"/>
      <text:p text:style-name="Preformatted_20_Text">-- Política PERMISSIVE (permisiva)</text:p>
      <text:p text:style-name="Preformatted_20_Text">CREATE POLICY cuentas_sucursal_policy ON contabilidad.cuentas</text:p>
      <text:p text:style-name="Preformatted_20_Text"><text:s text:c="4"/>AS PERMISSIVE</text:p>
      <text:p text:style-name="Preformatted_20_Text"><text:s text:c="4"/>FOR ALL</text:p>
      <text:p text:style-name="Preformatted_20_Text"><text:s text:c="4"/>TO app_user</text:p>
      <text:p text:style-name="Preformatted_20_Text"><text:s text:c="4"/>USING (sucursal_id = contabilidad.get_user_sucursal());</text:p>
      <text:p text:style-name="Preformatted_20_Text"/>
      <text:p text:style-name="Preformatted_20_Text">-- Política RESTRICTIVE (restrictiva): No ver cuentas bloqueadas</text:p>
      <text:p text:style-name="Preformatted_20_Text">CREATE POLICY cuentas_no_bloqueadas ON contabilidad.cuentas</text:p>
      <text:p text:style-name="Preformatted_20_Text"><text:s text:c="4"/>AS RESTRICTIVE</text:p>
      <text:p text:style-name="Preformatted_20_Text"><text:s text:c="4"/>FOR SELECT</text:p>
      <text:p text:style-name="Preformatted_20_Text"><text:s text:c="4"/>TO app_user</text:p>
      <text:p text:style-name="Preformatted_20_Text"><text:s text:c="4"/>USING (estado != 'BLOQUEADA');</text:p>
      <text:p text:style-name="Preformatted_20_Text"/>
      <text:p text:style-name="Preformatted_20_Text">-- Política para INSERT: asegurar que se asigna la sucursal correcta</text:p>
      <text:p text:style-name="Preformatted_20_Text">CREATE POLICY cuentas_insert_policy ON contabilidad.cuentas</text:p>
      <text:p text:style-name="Preformatted_20_Text"><text:s text:c="4"/>FOR INSERT</text:p>
      <text:p text:style-name="Preformatted_20_Text"><text:s text:c="4"/>TO app_user</text:p>
      <text:p text:style-name="Preformatted_20_Text"><text:s text:c="4"/>WITH CHECK (sucursal_id = contabilidad.get_user_sucursal());</text:p>
      <text:p text:style-name="Preformatted_20_Text"/>
      <text:p text:style-name="Preformatted_20_Text">-- Política para UPDATE: no permitir cambiar sucursal</text:p>
      <text:p text:style-name="Preformatted_20_Text">CREATE POLICY cuentas_update_policy ON contabilidad.cuentas</text:p>
      <text:p text:style-name="Preformatted_20_Text"><text:s text:c="4"/>FOR UPDATE</text:p>
      <text:p text:style-name="Preformatted_20_Text"><text:s text:c="4"/>TO app_user</text:p>
      <text:p text:style-name="Preformatted_20_Text"><text:s text:c="4"/>USING (sucursal_id = contabilidad.get_user_sucursal())</text:p>
      <text:p text:style-name="Preformatted_20_Text"><text:s text:c="4"/>WITH CHECK (sucursal_id = contabilidad.get_user_sucursal());</text:p>
      <text:p text:style-name="Preformatted_20_Text"/>
      <text:p text:style-name="Preformatted_20_Text">-- Verificar políticas creadas</text:p>
      <text:p text:style-name="Preformatted_20_Text">SELECT schemaname, tablename, policyname, permissive, cmd</text:p>
      <text:p text:style-name="Preformatted_20_Text">FROM pg_policies</text:p>
      <text:p text:style-name="Preformatted_20_Text">WHERE tablename = 'cuentas';</text:p>
      <text:h text:style-name="Heading_20_4" text:outline-level="4">3.4 Trigger de Auditoría Automática</text:h>
      <text:p text:style-name="Text_20_body">sql</text:p>
      <text:p text:style-name="Preformatted_20_Text">-- Función de auditoría que registra cambios en JSONB</text:p>
      <text:p text:style-name="Preformatted_20_Text">CREATE OR REPLACE FUNCTION contabilidad.audit_trigger_function()</text:p>
      <text:p text:style-name="Preformatted_20_Text">RETURNS TRIGGER AS $$</text:p>
      <text:p text:style-name="Preformatted_20_Text">BEGIN</text:p>
      <text:p text:style-name="Preformatted_20_Text"><text:s text:c="4"/>INSERT INTO contabilidad.auditoria_logs (</text:p>
      <text:p text:style-name="Preformatted_20_Text"><text:s text:c="8"/>tabla_afectada,</text:p>
      <text:p text:style-name="Preformatted_20_Text"><text:soft-page-break/><text:s text:c="8"/>operacion,</text:p>
      <text:p text:style-name="Preformatted_20_Text"><text:s text:c="8"/>usuario,</text:p>
      <text:p text:style-name="Preformatted_20_Text"><text:s text:c="8"/>datos_viejos,</text:p>
      <text:p text:style-name="Preformatted_20_Text"><text:s text:c="8"/>datos_nuevos,</text:p>
      <text:p text:style-name="Preformatted_20_Text"><text:s text:c="8"/>ip_cliente</text:p>
      <text:p text:style-name="Preformatted_20_Text"><text:s text:c="4"/>) VALUES (</text:p>
      <text:p text:style-name="Preformatted_20_Text"><text:s text:c="8"/>TG_TABLE_NAME,</text:p>
      <text:p text:style-name="Preformatted_20_Text"><text:s text:c="8"/>TG_OP,</text:p>
      <text:p text:style-name="Preformatted_20_Text"><text:s text:c="8"/>current_user,</text:p>
      <text:p text:style-name="Preformatted_20_Text"><text:s text:c="8"/>to_jsonb(OLD),</text:p>
      <text:p text:style-name="Preformatted_20_Text"><text:s text:c="8"/>to_jsonb(NEW),</text:p>
      <text:p text:style-name="Preformatted_20_Text"><text:s text:c="8"/>inet_client_addr()</text:p>
      <text:p text:style-name="Preformatted_20_Text"><text:s text:c="4"/>);</text:p>
      <text:p text:style-name="Preformatted_20_Text"><text:s text:c="4"/>RETURN NEW;</text:p>
      <text:p text:style-name="Preformatted_20_Text">END;</text:p>
      <text:p text:style-name="Preformatted_20_Text">$$ LANGUAGE plpgsql SECURITY DEFINER;</text:p>
      <text:p text:style-name="Preformatted_20_Text"/>
      <text:p text:style-name="Preformatted_20_Text">-- Crear triggers de auditoría</text:p>
      <text:p text:style-name="Preformatted_20_Text">CREATE TRIGGER audit_cuentas</text:p>
      <text:p text:style-name="Preformatted_20_Text"><text:s text:c="4"/>AFTER INSERT OR UPDATE OR DELETE ON contabilidad.cuentas</text:p>
      <text:p text:style-name="Preformatted_20_Text"><text:s text:c="4"/>FOR EACH ROW</text:p>
      <text:p text:style-name="Preformatted_20_Text"><text:s text:c="4"/>EXECUTE FUNCTION contabilidad.audit_trigger_function();</text:p>
      <text:p text:style-name="Preformatted_20_Text"/>
      <text:p text:style-name="Preformatted_20_Text">CREATE TRIGGER audit_transacciones</text:p>
      <text:p text:style-name="Preformatted_20_Text"><text:s text:c="4"/>AFTER INSERT OR UPDATE OR DELETE ON contabilidad.transacciones</text:p>
      <text:p text:style-name="Preformatted_20_Text"><text:s text:c="4"/>FOR EACH ROW</text:p>
      <text:p text:style-name="Preformatted_20_Text"><text:s text:c="4"/>EXECUTE FUNCTION contabilidad.audit_trigger_function();</text:p>
      <text:p text:style-name="Horizontal_20_Line"/>
      <text:h text:style-name="Heading_20_3" text:outline-level="3">Fase 4: Alta Disponibilidad</text:h>
      <text:h text:style-name="Heading_20_4" text:outline-level="4">4.1 Configuración de Réplica Física (Hot Standby)</text:h>
      <text:p text:style-name="Text_20_body"><text:span text:style-name="Strong_20_Emphasis">En el servidor primario (192.168.1.10):</text:span></text:p>
      <text:p text:style-name="Text_20_body">bash</text:p>
      <text:p text:style-name="Preformatted_20_Text"># Editar postgresql.conf</text:p>
      <text:p text:style-name="Preformatted_20_Text">sudo nano /etc/postgresql/18/main/postgresql.conf</text:p>
      <text:p text:style-name="Text_20_body">ini</text:p>
      <text:p text:style-name="Preformatted_20_Text"># Configuración de replicación</text:p>
      <text:p text:style-name="Preformatted_20_Text">wal_level = replica</text:p>
      <text:p text:style-name="Preformatted_20_Text">max_wal_senders = 10</text:p>
      <text:p text:style-name="Preformatted_20_Text">max_replication_slots = 10</text:p>
      <text:p text:style-name="Preformatted_20_Text">wal_keep_size = 1GB</text:p>
      <text:p text:style-name="Preformatted_20_Text">hot_standby = on</text:p>
      <text:p text:style-name="Preformatted_20_Text">synchronous_commit = off <text:s/># Para mejor rendimiento</text:p>
      <text:p text:style-name="Preformatted_20_Text">synchronous_standby_names = ''</text:p>
      <text:p text:style-name="Text_20_body">bash</text:p>
      <text:p text:style-name="Preformatted_20_Text"># Editar pg_hba.conf para permitir replicación</text:p>
      <text:p text:style-name="Preformatted_20_Text">sudo nano /etc/postgresql/18/main/pg_hba.conf</text:p>
      <text:p text:style-name="Text_20_body">bash</text:p>
      <text:p text:style-name="Preformatted_20_Text"># Añadir línea para replicador</text:p>
      <text:p text:style-name="Preformatted_20_Text">host replication replicador 192.168.1.11/32 scram-sha-256</text:p>
      <text:p text:style-name="Text_20_body">sql</text:p>
      <text:p text:style-name="Preformatted_20_Text">-- Crear usuario de replicación</text:p>
      <text:p text:style-name="Preformatted_20_Text"><text:soft-page-break/>CREATE USER replicador WITH REPLICATION LOGIN PASSWORD 'Replica2024!';</text:p>
      <text:p text:style-name="Text_20_body"><text:span text:style-name="Strong_20_Emphasis">En el servidor standby (192.168.1.11):</text:span></text:p>
      <text:p text:style-name="Text_20_body">bash</text:p>
      <text:p text:style-name="Preformatted_20_Text"># Detener PostgreSQL</text:p>
      <text:p text:style-name="Preformatted_20_Text">sudo systemctl stop postgresql</text:p>
      <text:p text:style-name="Preformatted_20_Text"/>
      <text:p text:style-name="Preformatted_20_Text"># Limpiar el directorio de datos</text:p>
      <text:p text:style-name="Preformatted_20_Text">sudo rm -rf /var/lib/postgresql/18/main/*</text:p>
      <text:p text:style-name="Preformatted_20_Text"/>
      <text:p text:style-name="Preformatted_20_Text"># Realizar backup base desde el primario</text:p>
      <text:p text:style-name="Preformatted_20_Text">sudo -u postgres pg_basebackup \</text:p>
      <text:p text:style-name="Preformatted_20_Text"><text:s text:c="4"/>-h 192.168.1.10 \</text:p>
      <text:p text:style-name="Preformatted_20_Text"><text:s text:c="4"/>-D /var/lib/postgresql/18/main \</text:p>
      <text:p text:style-name="Preformatted_20_Text"><text:s text:c="4"/>-U replicador \</text:p>
      <text:p text:style-name="Preformatted_20_Text"><text:s text:c="4"/>-v -P \</text:p>
      <text:p text:style-name="Preformatted_20_Text"><text:s text:c="4"/>--wal-method=stream</text:p>
      <text:p text:style-name="Preformatted_20_Text"/>
      <text:p text:style-name="Preformatted_20_Text"># Crear archivo de señal para modo standby</text:p>
      <text:p text:style-name="Preformatted_20_Text">sudo -u postgres touch /var/lib/postgresql/18/main/standby.signal</text:p>
      <text:p text:style-name="Preformatted_20_Text"/>
      <text:p text:style-name="Preformatted_20_Text"># Configurar primary_conninfo</text:p>
      <text:p text:style-name="Preformatted_20_Text">sudo -u postgres tee -a /var/lib/postgresql/18/main/postgresql.auto.conf &lt;&lt; EOF</text:p>
      <text:p text:style-name="Preformatted_20_Text">primary_conninfo = 'host=192.168.1.10 port=5432 user=replicador password=Replica2024!'</text:p>
      <text:p text:style-name="Preformatted_20_Text">primary_slot_name = 'standby_slot'</text:p>
      <text:p text:style-name="Preformatted_20_Text">EOF</text:p>
      <text:p text:style-name="Preformatted_20_Text"/>
      <text:p text:style-name="Preformatted_20_Text"># Iniciar PostgreSQL en standby</text:p>
      <text:p text:style-name="Preformatted_20_Text">sudo systemctl start postgresql</text:p>
      <text:p text:style-name="Text_20_body"><text:span text:style-name="Strong_20_Emphasis">Verificar replicación:</text:span></text:p>
      <text:p text:style-name="Text_20_body">sql</text:p>
      <text:p text:style-name="Preformatted_20_Text">-- En el primario</text:p>
      <text:p text:style-name="Preformatted_20_Text">SELECT pid, usename, application_name, state, sync_state, replay_lag </text:p>
      <text:p text:style-name="Preformatted_20_Text">FROM pg_stat_replication;</text:p>
      <text:p text:style-name="Preformatted_20_Text"/>
      <text:p text:style-name="Preformatted_20_Text">-- En el standby</text:p>
      <text:p text:style-name="Preformatted_20_Text">SELECT pg_is_in_recovery();</text:p>
      <text:p text:style-name="Preformatted_20_Text">SELECT * FROM pg_stat_wal_receiver;</text:p>
      <text:h text:style-name="Heading_20_4" text:outline-level="4">4.2 Configuración de Réplica Lógica para Reportes</text:h>
      <text:p text:style-name="Text_20_body">sql</text:p>
      <text:p text:style-name="Preformatted_20_Text">-- En el servidor primario (publicador)</text:p>
      <text:p text:style-name="Preformatted_20_Text">\c finanzas</text:p>
      <text:p text:style-name="Preformatted_20_Text"/>
      <text:p text:style-name="Preformatted_20_Text">-- Crear publicación para tablas de reportes</text:p>
      <text:p text:style-name="Preformatted_20_Text">CREATE PUBLICATION reportes_publicacion FOR TABLE </text:p>
      <text:p text:style-name="Preformatted_20_Text"><text:s text:c="4"/>contabilidad.cuentas,</text:p>
      <text:p text:style-name="Preformatted_20_Text"><text:s text:c="4"/>contabilidad.transacciones;</text:p>
      <text:p text:style-name="Preformatted_20_Text"/>
      <text:p text:style-name="Preformatted_20_Text">-- Verificar publicación</text:p>
      <text:p text:style-name="Preformatted_20_Text">SELECT * FROM pg_publication;</text:p>
      <text:p text:style-name="Text_20_body">sql</text:p>
      <text:p text:style-name="Preformatted_20_Text">-- En el servidor de reportes (suscriptor - 192.168.2.20)</text:p>
      <text:p text:style-name="Preformatted_20_Text">-- Crear la base de datos y esquema idénticos</text:p>
      <text:p text:style-name="Preformatted_20_Text">CREATE DATABASE finanzas_replica;</text:p>
      <text:p text:style-name="Preformatted_20_Text"><text:soft-page-break/>\c finanzas_replica</text:p>
      <text:p text:style-name="Preformatted_20_Text">CREATE SCHEMA contabilidad;</text:p>
      <text:p text:style-name="Preformatted_20_Text"/>
      <text:p text:style-name="Preformatted_20_Text">-- Crear las mismas tablas (estructura, sin datos)</text:p>
      <text:p text:style-name="Preformatted_20_Text">-- (Copiar los CREATE TABLE del Fase 2)</text:p>
      <text:p text:style-name="Preformatted_20_Text"/>
      <text:p text:style-name="Preformatted_20_Text">-- Crear suscripción</text:p>
      <text:p text:style-name="Preformatted_20_Text">CREATE SUBSCRIPTION reportes_suscripcion</text:p>
      <text:p text:style-name="Preformatted_20_Text"><text:s text:c="4"/>CONNECTION 'host=192.168.1.10 port=5432 dbname=finanzas user=replicador password=Replica2024!'</text:p>
      <text:p text:style-name="Preformatted_20_Text"><text:s text:c="4"/>PUBLICATION reportes_publicacion</text:p>
      <text:p text:style-name="Preformatted_20_Text"><text:s text:c="4"/>WITH (copy_data = true, enabled = true, create_slot = true);</text:p>
      <text:p text:style-name="Preformatted_20_Text"/>
      <text:p text:style-name="Preformatted_20_Text">-- Verificar suscripción</text:p>
      <text:p text:style-name="Preformatted_20_Text">SELECT * FROM pg_stat_subscription;</text:p>
      <text:h text:style-name="Heading_20_4" text:outline-level="4">4.3 Uso de <text:span text:style-name="Source_20_Text">pg_createsubscriber</text:span> (Novedad PG18)</text:h>
      <text:p text:style-name="Text_20_body">Alternativa moderna para crear réplica lógica desde standby físico:</text:p>
      <text:p text:style-name="Text_20_body">bash</text:p>
      <text:p text:style-name="Preformatted_20_Text"># En el servidor standby (192.168.1.11) que se convertirá en suscriptor lógico</text:p>
      <text:p text:style-name="Preformatted_20_Text">sudo -u postgres pg_createsubscriber \</text:p>
      <text:p text:style-name="Preformatted_20_Text"><text:s text:c="4"/>-D /var/lib/postgresql/18/main \</text:p>
      <text:p text:style-name="Preformatted_20_Text"><text:s text:c="4"/>-P "host=192.168.1.10 dbname=finanzas user=replicador password=Replica2024!" \</text:p>
      <text:p text:style-name="Preformatted_20_Text"><text:s text:c="4"/>-d finanzas \</text:p>
      <text:p text:style-name="Preformatted_20_Text"><text:s text:c="4"/>--enable-two-phase</text:p>
      <text:p text:style-name="Horizontal_20_Line"/>
      <text:h text:style-name="Heading_20_3" text:outline-level="3">Fase 5: Respaldo y Recuperación</text:h>
      <text:h text:style-name="Heading_20_4" text:outline-level="4">5.1 Configuración de WAL Archiving</text:h>
      <text:p text:style-name="Text_20_body">bash</text:p>
      <text:p text:style-name="Preformatted_20_Text"># Crear directorio para archivo WAL</text:p>
      <text:p text:style-name="Preformatted_20_Text">sudo mkdir -p /var/lib/postgresql/wal_archive</text:p>
      <text:p text:style-name="Preformatted_20_Text">sudo chown postgres:postgres /var/lib/postgresql/wal_archive</text:p>
      <text:p text:style-name="Text_20_body">ini</text:p>
      <text:p text:style-name="Preformatted_20_Text"># En postgresql.conf del primario</text:p>
      <text:p text:style-name="Preformatted_20_Text">archive_mode = on</text:p>
      <text:p text:style-name="Preformatted_20_Text">archive_command = 'test ! -f /var/lib/postgresql/wal_archive/%f &amp;&amp; cp %p /var/lib/postgresql/wal_archive/%f'</text:p>
      <text:p text:style-name="Preformatted_20_Text">archive_timeout = 60</text:p>
      <text:h text:style-name="Heading_20_4" text:outline-level="4">5.2 Script de Backup Completo Semanal</text:h>
      <text:p text:style-name="Text_20_body">bash</text:p>
      <text:p text:style-name="Preformatted_20_Text">#!/bin/bash</text:p>
      <text:p text:style-name="Preformatted_20_Text"># /usr/local/bin/pg_full_backup.sh</text:p>
      <text:p text:style-name="Preformatted_20_Text"/>
      <text:p text:style-name="Preformatted_20_Text">BACKUP_DIR="/backups/postgresql/full"</text:p>
      <text:p text:style-name="Preformatted_20_Text">DATE=$(date +%Y%m%d_%H%M%S)</text:p>
      <text:p text:style-name="Preformatted_20_Text">BACKUP_PATH="$BACKUP_DIR/finanzas_full_$DATE"</text:p>
      <text:p text:style-name="Preformatted_20_Text">WAL_ARCHIVE="/var/lib/postgresql/wal_archive"</text:p>
      <text:p text:style-name="Preformatted_20_Text"/>
      <text:p text:style-name="Preformatted_20_Text"># Crear directorio de backup</text:p>
      <text:p text:style-name="Preformatted_20_Text">mkdir -p $BACKUP_PATH</text:p>
      <text:p text:style-name="Preformatted_20_Text"><text:soft-page-break/></text:p>
      <text:p text:style-name="Preformatted_20_Text"># Realizar backup base</text:p>
      <text:p text:style-name="Preformatted_20_Text">sudo -u postgres pg_basebackup \</text:p>
      <text:p text:style-name="Preformatted_20_Text"><text:s text:c="4"/>-D $BACKUP_PATH \</text:p>
      <text:p text:style-name="Preformatted_20_Text"><text:s text:c="4"/>-Ft -z \</text:p>
      <text:p text:style-name="Preformatted_20_Text"><text:s text:c="4"/>-P \</text:p>
      <text:p text:style-name="Preformatted_20_Text"><text:s text:c="4"/>--label="Full backup $DATE"</text:p>
      <text:p text:style-name="Preformatted_20_Text"/>
      <text:p text:style-name="Preformatted_20_Text"># Copiar archivos WAL desde el último backup</text:p>
      <text:p text:style-name="Preformatted_20_Text">sudo -u postgres cp $WAL_ARCHIVE/* $BACKUP_PATH/wal/</text:p>
      <text:p text:style-name="Preformatted_20_Text"/>
      <text:p text:style-name="Preformatted_20_Text"># Comprimir y limpiar backups antiguos (más de 30 días)</text:p>
      <text:p text:style-name="Preformatted_20_Text">find $BACKUP_DIR -type d -name "finanzas_full_*" -mtime +30 -exec rm -rf {} \;</text:p>
      <text:p text:style-name="Preformatted_20_Text"/>
      <text:p text:style-name="Preformatted_20_Text">echo "Backup completo completado: $BACKUP_PATH"</text:p>
      <text:p text:style-name="Text_20_body">bash</text:p>
      <text:p text:style-name="Preformatted_20_Text"># Programar en crontab (domingos a las 2 AM)</text:p>
      <text:p text:style-name="Preformatted_20_Text">sudo crontab -e</text:p>
      <text:p text:style-name="Preformatted_20_Text">0 2 * * 0 /usr/local/bin/pg_full_backup.sh</text:p>
      <text:h text:style-name="Heading_20_4" text:outline-level="4">5.3 Backup Incremental Diario (Novedad PG18)</text:h>
      <text:p text:style-name="Text_20_body">bash</text:p>
      <text:p text:style-name="Preformatted_20_Text">#!/bin/bash</text:p>
      <text:p text:style-name="Preformatted_20_Text"># /usr/local/bin/pg_incremental_backup.sh</text:p>
      <text:p text:style-name="Preformatted_20_Text"/>
      <text:p text:style-name="Preformatted_20_Text">BACKUP_BASE_DIR="/backups/postgresql"</text:p>
      <text:p text:style-name="Preformatted_20_Text">INCREMENTAL_DIR="$BACKUP_BASE_DIR/incremental"</text:p>
      <text:p text:style-name="Preformatted_20_Text">DATE=$(date +%Y%m%d)</text:p>
      <text:p text:style-name="Preformatted_20_Text">LAST_FULL=$(ls -td $BACKUP_BASE_DIR/full/finanzas_full_* | head -1)</text:p>
      <text:p text:style-name="Preformatted_20_Text"/>
      <text:p text:style-name="Preformatted_20_Text"># Crear directorio para incremental</text:p>
      <text:p text:style-name="Preformatted_20_Text">mkdir -p $INCREMENTAL_DIR/$DATE</text:p>
      <text:p text:style-name="Preformatted_20_Text"/>
      <text:p text:style-name="Preformatted_20_Text"># Realizar backup incremental</text:p>
      <text:p text:style-name="Preformatted_20_Text">sudo -u postgres pg_basebackup \</text:p>
      <text:p text:style-name="Preformatted_20_Text"><text:s text:c="4"/>--incremental=$LAST_FULL \</text:p>
      <text:p text:style-name="Preformatted_20_Text"><text:s text:c="4"/>-D $INCREMENTAL_DIR/$DATE \</text:p>
      <text:p text:style-name="Preformatted_20_Text"><text:s text:c="4"/>-Ft -z \</text:p>
      <text:p text:style-name="Preformatted_20_Text"><text:s text:c="4"/>-P \</text:p>
      <text:p text:style-name="Preformatted_20_Text"><text:s text:c="4"/>--label="Incremental backup $DATE"</text:p>
      <text:p text:style-name="Preformatted_20_Text"/>
      <text:p text:style-name="Preformatted_20_Text">echo "Backup incremental completado: $INCREMENTAL_DIR/$DATE"</text:p>
      <text:p text:style-name="Text_20_body">bash</text:p>
      <text:p text:style-name="Preformatted_20_Text"># Programar incrementales diarios (lunes a sábado a las 2 AM)</text:p>
      <text:p text:style-name="Preformatted_20_Text">0 2 * * 1-6 /usr/local/bin/pg_incremental_backup.sh</text:p>
      <text:h text:style-name="Heading_20_4" text:outline-level="4">5.4 Prueba de Recuperación Punto-a-Tiempo (PITR)</text:h>
      <text:p text:style-name="Text_20_body">sql</text:p>
      <text:p text:style-name="Preformatted_20_Text">-- Obtener el LSN o timestamp para recuperación</text:p>
      <text:p text:style-name="Preformatted_20_Text">SELECT pg_current_wal_lsn();</text:p>
      <text:p text:style-name="Preformatted_20_Text">SELECT CURRENT_TIMESTAMP;</text:p>
      <text:p text:style-name="Text_20_body">bash</text:p>
      <text:p text:style-name="Preformatted_20_Text">#!/bin/bash</text:p>
      <text:p text:style-name="Preformatted_20_Text"># /usr/local/bin/test_pitr_recovery.sh</text:p>
      <text:p text:style-name="Preformatted_20_Text"/>
      <text:p text:style-name="Preformatted_20_Text"># Detener PostgreSQL</text:p>
      <text:p text:style-name="Preformatted_20_Text"><text:soft-page-break/>sudo systemctl stop postgresql</text:p>
      <text:p text:style-name="Preformatted_20_Text"/>
      <text:p text:style-name="Preformatted_20_Text"># Limpiar directorio de datos</text:p>
      <text:p text:style-name="Preformatted_20_Text">sudo rm -rf /var/lib/postgresql/18/main/*</text:p>
      <text:p text:style-name="Preformatted_20_Text"/>
      <text:p text:style-name="Preformatted_20_Text"># Restaurar el último backup completo</text:p>
      <text:p text:style-name="Preformatted_20_Text">sudo tar -xzf /backups/postgresql/full/finanzas_full_*.tar.gz -C /var/lib/postgresql/18/main/</text:p>
      <text:p text:style-name="Preformatted_20_Text"/>
      <text:p text:style-name="Preformatted_20_Text"># Configurar recuperación</text:p>
      <text:p text:style-name="Preformatted_20_Text">sudo -u postgres tee /var/lib/postgresql/18/main/recovery.signal &lt;&lt; EOF</text:p>
      <text:p text:style-name="Preformatted_20_Text">restore_command = 'cp /var/lib/postgresql/wal_archive/%f %p'</text:p>
      <text:p text:style-name="Preformatted_20_Text">recovery_target_time = '2024-12-25 14:30:00'</text:p>
      <text:p text:style-name="Preformatted_20_Text">recovery_target_action = 'promote'</text:p>
      <text:p text:style-name="Preformatted_20_Text">EOF</text:p>
      <text:p text:style-name="Preformatted_20_Text"/>
      <text:p text:style-name="Preformatted_20_Text"># Iniciar PostgreSQL en modo recovery</text:p>
      <text:p text:style-name="Preformatted_20_Text">sudo systemctl start postgresql</text:p>
      <text:p text:style-name="Preformatted_20_Text"/>
      <text:p text:style-name="Preformatted_20_Text"># Verificar recuperación</text:p>
      <text:p text:style-name="Preformatted_20_Text">sudo -u postgres psql -c "SELECT pg_is_in_recovery();"</text:p>
      <text:p text:style-name="Horizontal_20_Line"/>
      <text:h text:style-name="Heading_20_3" text:outline-level="3">Fase 6: Monitoreo y Mantenimiento</text:h>
      <text:h text:style-name="Heading_20_4" text:outline-level="4">6.1 Configuración de Consultas Lentas</text:h>
      <text:p text:style-name="Text_20_body">sql</text:p>
      <text:p text:style-name="Preformatted_20_Text">-- Crear vista para monitoreo de consultas lentas</text:p>
      <text:p text:style-name="Preformatted_20_Text">CREATE OR REPLACE VIEW contabilidad.consultas_lentas AS</text:p>
      <text:p text:style-name="Preformatted_20_Text">SELECT </text:p>
      <text:p text:style-name="Preformatted_20_Text"><text:s text:c="4"/>queryid,</text:p>
      <text:p text:style-name="Preformatted_20_Text"><text:s text:c="4"/>query,</text:p>
      <text:p text:style-name="Preformatted_20_Text"><text:s text:c="4"/>calls,</text:p>
      <text:p text:style-name="Preformatted_20_Text"><text:s text:c="4"/>total_exec_time / 1000 AS total_segundos,</text:p>
      <text:p text:style-name="Preformatted_20_Text"><text:s text:c="4"/>mean_exec_time AS media_ms,</text:p>
      <text:p text:style-name="Preformatted_20_Text"><text:s text:c="4"/>max_exec_time AS maximo_ms,</text:p>
      <text:p text:style-name="Preformatted_20_Text"><text:s text:c="4"/>rows</text:p>
      <text:p text:style-name="Preformatted_20_Text">FROM pg_stat_statements</text:p>
      <text:p text:style-name="Preformatted_20_Text">WHERE mean_exec_time &gt; 1000 <text:s/>-- Más de 1 segundo</text:p>
      <text:p text:style-name="Preformatted_20_Text">ORDER BY total_exec_time DESC;</text:p>
      <text:p text:style-name="Preformatted_20_Text"/>
      <text:p text:style-name="Preformatted_20_Text">-- Crear tabla para historial de consultas lentas</text:p>
      <text:p text:style-name="Preformatted_20_Text">CREATE TABLE contabilidad.historial_consultas_lentas (</text:p>
      <text:p text:style-name="Preformatted_20_Text"><text:s text:c="4"/>id BIGSERIAL PRIMARY KEY,</text:p>
      <text:p text:style-name="Preformatted_20_Text"><text:s text:c="4"/>fecha TIMESTAMP DEFAULT CURRENT_TIMESTAMP,</text:p>
      <text:p text:style-name="Preformatted_20_Text"><text:s text:c="4"/>queryid BIGINT,</text:p>
      <text:p text:style-name="Preformatted_20_Text"><text:s text:c="4"/>query TEXT,</text:p>
      <text:p text:style-name="Preformatted_20_Text"><text:s text:c="4"/>calls BIGINT,</text:p>
      <text:p text:style-name="Preformatted_20_Text"><text:s text:c="4"/>total_segundos DOUBLE PRECISION,</text:p>
      <text:p text:style-name="Preformatted_20_Text"><text:s text:c="4"/>media_ms DOUBLE PRECISION,</text:p>
      <text:p text:style-name="Preformatted_20_Text"><text:s text:c="4"/>maximo_ms DOUBLE PRECISION</text:p>
      <text:p text:style-name="Preformatted_20_Text">);</text:p>
      <text:p text:style-name="Preformatted_20_Text"/>
      <text:p text:style-name="Preformatted_20_Text">-- Función para registrar consultas lentas periódicamente</text:p>
      <text:p text:style-name="Preformatted_20_Text">CREATE OR REPLACE FUNCTION contabilidad.log_slow_queries()</text:p>
      <text:p text:style-name="Preformatted_20_Text">RETURNS void AS $$</text:p>
      <text:p text:style-name="Preformatted_20_Text">BEGIN</text:p>
      <text:p text:style-name="Preformatted_20_Text"><text:s text:c="4"/>INSERT INTO contabilidad.historial_consultas_lentas (queryid, query, calls, total_segundos, media_ms, maximo_ms)</text:p>
      <text:p text:style-name="Preformatted_20_Text"><text:soft-page-break/><text:s text:c="4"/>SELECT </text:p>
      <text:p text:style-name="Preformatted_20_Text"><text:s text:c="8"/>queryid, query, calls, total_exec_time / 1000, mean_exec_time, max_exec_time</text:p>
      <text:p text:style-name="Preformatted_20_Text"><text:s text:c="4"/>FROM pg_stat_statements</text:p>
      <text:p text:style-name="Preformatted_20_Text"><text:s text:c="4"/>WHERE mean_exec_time &gt; 1000;</text:p>
      <text:p text:style-name="Preformatted_20_Text">END;</text:p>
      <text:p text:style-name="Preformatted_20_Text">$$ LANGUAGE plpgsql;</text:p>
      <text:h text:style-name="Heading_20_4" text:outline-level="4">6.2 Dashboard de Monitoreo en SQL</text:h>
      <text:p text:style-name="Text_20_body">sql</text:p>
      <text:p text:style-name="Preformatted_20_Text">-- 1. Estado general del sistema</text:p>
      <text:p text:style-name="Preformatted_20_Text">CREATE OR REPLACE VIEW contabilidad.dashboard_estado AS</text:p>
      <text:p text:style-name="Preformatted_20_Text">SELECT </text:p>
      <text:p text:style-name="Preformatted_20_Text"><text:s text:c="4"/>(SELECT count(*) FROM pg_stat_activity WHERE state = 'active') AS conexiones_activas,</text:p>
      <text:p text:style-name="Preformatted_20_Text"><text:s text:c="4"/>(SELECT count(*) FROM pg_stat_activity) AS conexiones_totales,</text:p>
      <text:p text:style-name="Preformatted_20_Text"><text:s text:c="4"/>(SELECT setting::int FROM pg_settings WHERE name = 'max_connections') AS max_conexiones,</text:p>
      <text:p text:style-name="Preformatted_20_Text"><text:s text:c="4"/>(SELECT round(100.0 * (SELECT count(*) FROM pg_stat_activity) / setting::int, 2) </text:p>
      <text:p text:style-name="Preformatted_20_Text"><text:s text:c="5"/>FROM pg_settings WHERE name = 'max_connections') AS porcentaje_conexiones,</text:p>
      <text:p text:style-name="Preformatted_20_Text"><text:s text:c="4"/>(SELECT pg_size_pretty(pg_database_size(current_database()))) AS tamaño_bd,</text:p>
      <text:p text:style-name="Preformatted_20_Text"><text:s text:c="4"/>(SELECT extract(epoch from now() - pg_postmaster_start_time())::int / 3600) AS uptime_horas;</text:p>
      <text:p text:style-name="Preformatted_20_Text"/>
      <text:p text:style-name="Preformatted_20_Text">-- 2. Tablas con más tuplas muertas</text:p>
      <text:p text:style-name="Preformatted_20_Text">CREATE OR REPLACE VIEW contabilidad.tuplas_muertas AS</text:p>
      <text:p text:style-name="Preformatted_20_Text">SELECT </text:p>
      <text:p text:style-name="Preformatted_20_Text"><text:s text:c="4"/>schemaname,</text:p>
      <text:p text:style-name="Preformatted_20_Text"><text:s text:c="4"/>relname,</text:p>
      <text:p text:style-name="Preformatted_20_Text"><text:s text:c="4"/>n_live_tup AS vivas,</text:p>
      <text:p text:style-name="Preformatted_20_Text"><text:s text:c="4"/>n_dead_tup AS muertas,</text:p>
      <text:p text:style-name="Preformatted_20_Text"><text:s text:c="4"/>round(100.0 * n_dead_tup / nullif(n_live_tup, 0), 2) AS porcentaje_muertas,</text:p>
      <text:p text:style-name="Preformatted_20_Text"><text:s text:c="4"/>last_vacuum,</text:p>
      <text:p text:style-name="Preformatted_20_Text"><text:s text:c="4"/>last_autovacuum,</text:p>
      <text:p text:style-name="Preformatted_20_Text"><text:s text:c="4"/>last_analyze</text:p>
      <text:p text:style-name="Preformatted_20_Text">FROM pg_stat_user_tables</text:p>
      <text:p text:style-name="Preformatted_20_Text">WHERE n_dead_tup &gt; 10000</text:p>
      <text:p text:style-name="Preformatted_20_Text">ORDER BY n_dead_tup DESC;</text:p>
      <text:p text:style-name="Preformatted_20_Text"/>
      <text:p text:style-name="Preformatted_20_Text">-- 3. Tamaño de tablas e índices</text:p>
      <text:p text:style-name="Preformatted_20_Text">CREATE OR REPLACE VIEW contabilidad.tamaño_objetos AS</text:p>
      <text:p text:style-name="Preformatted_20_Text">SELECT </text:p>
      <text:p text:style-name="Preformatted_20_Text"><text:s text:c="4"/>schemaname,</text:p>
      <text:p text:style-name="Preformatted_20_Text"><text:s text:c="4"/>tablename,</text:p>
      <text:p text:style-name="Preformatted_20_Text"><text:s text:c="4"/>pg_size_pretty(pg_total_relation_size(schemaname||'.'||tablename)) AS tamaño_total,</text:p>
      <text:p text:style-name="Preformatted_20_Text"><text:s text:c="4"/>pg_size_pretty(pg_relation_size(schemaname||'.'||tablename)) AS tamaño_datos,</text:p>
      <text:p text:style-name="Preformatted_20_Text"><text:s text:c="4"/>pg_size_pretty(pg_indexes_size(schemaname||'.'||tablename)) AS tamaño_indices</text:p>
      <text:p text:style-name="Preformatted_20_Text">FROM pg_tables</text:p>
      <text:p text:style-name="Preformatted_20_Text">WHERE schemaname NOT IN ('pg_catalog', 'information_schema')</text:p>
      <text:p text:style-name="Preformatted_20_Text">ORDER BY pg_total_relation_size(schemaname||'.'||tablename) DESC</text:p>
      <text:p text:style-name="Preformatted_20_Text">LIMIT 20;</text:p>
      <text:h text:style-name="Heading_20_4" text:outline-level="4">6.3 Script de Alertas</text:h>
      <text:p text:style-name="Text_20_body">bash</text:p>
      <text:p text:style-name="Preformatted_20_Text">#!/bin/bash</text:p>
      <text:p text:style-name="Preformatted_20_Text"><text:soft-page-break/># /usr/local/bin/pg_alert.sh</text:p>
      <text:p text:style-name="Preformatted_20_Text"/>
      <text:p text:style-name="Preformatted_20_Text"># Umbrales</text:p>
      <text:p text:style-name="Preformatted_20_Text">MAX_CONEXIONES_PCT=80</text:p>
      <text:p text:style-name="Preformatted_20_Text">MAX_DEAD_TUPLE_PCT=10</text:p>
      <text:p text:style-name="Preformatted_20_Text">MIN_DISCO_LIBRE=20 <text:s/># GB</text:p>
      <text:p text:style-name="Preformatted_20_Text"/>
      <text:p text:style-name="Preformatted_20_Text"># Verificar conexiones</text:p>
      <text:p text:style-name="Preformatted_20_Text">CONEXIONES=$(sudo -u postgres psql -t -c "SELECT round(100.0 * count(*) / setting::int, 2) FROM pg_stat_activity, pg_settings WHERE name='max_connections' AND state='active';" | xargs)</text:p>
      <text:p text:style-name="Preformatted_20_Text">if (( $(echo "$CONEXIONES &gt; $MAX_CONEXIONES_PCT" | bc -l) )); then</text:p>
      <text:p text:style-name="Preformatted_20_Text"><text:s text:c="4"/>echo "⚠️ ALERTA: Conexiones activas al ${CONEXIONES}%"</text:p>
      <text:p text:style-name="Preformatted_20_Text"><text:s text:c="4"/># Aquí enviar correo o integración con Slack</text:p>
      <text:p text:style-name="Preformatted_20_Text">fi</text:p>
      <text:p text:style-name="Preformatted_20_Text"/>
      <text:p text:style-name="Preformatted_20_Text"># Verificar tuplas muertas</text:p>
      <text:p text:style-name="Preformatted_20_Text">DEAD_TUPLE_PCT=$(sudo -u postgres psql -t -c "SELECT round(100.0 * n_dead_tup / nullif(n_live_tup, 0), 2) FROM pg_stat_user_tables WHERE n_dead_tup &gt; 0 ORDER BY n_dead_tup DESC LIMIT 1;" | xargs)</text:p>
      <text:p text:style-name="Preformatted_20_Text">if (( $(echo "$DEAD_TUPLE_PCT &gt; $MAX_DEAD_TUPLE_PCT" | bc -l) )); then</text:p>
      <text:p text:style-name="Preformatted_20_Text"><text:s text:c="4"/>echo "⚠️ ALERTA: Tuplas muertas al ${DEAD_TUPLE_PCT}% en alguna tabla"</text:p>
      <text:p text:style-name="Preformatted_20_Text">fi</text:p>
      <text:p text:style-name="Preformatted_20_Text"/>
      <text:p text:style-name="Preformatted_20_Text"># Verificar espacio en disco</text:p>
      <text:p text:style-name="Preformatted_20_Text">DISCO_LIBRE=$(df -BG /var/lib/postgresql | tail -1 | awk '{print $4}' | sed 's/G//')</text:p>
      <text:p text:style-name="Preformatted_20_Text">if [ $DISCO_LIBRE -lt $MIN_DISCO_LIBRE ]; then</text:p>
      <text:p text:style-name="Preformatted_20_Text"><text:s text:c="4"/>echo "🚨 ALERTA CRÍTICA: Solo ${DISCO_LIBRE}GB libres en disco de datos"</text:p>
      <text:p text:style-name="Preformatted_20_Text">fi</text:p>
      <text:p text:style-name="Text_20_body">bash</text:p>
      <text:p text:style-name="Preformatted_20_Text"># Programar alertas cada 15 minutos</text:p>
      <text:p text:style-name="Preformatted_20_Text">*/15 * * * * /usr/local/bin/pg_alert.sh</text:p>
      <text:p text:style-name="Horizontal_20_Line"/>
      <text:h text:style-name="Heading_20_2" text:outline-level="2">Entregables del Proyecto</text:h>
      <text:p text:style-name="Text_20_body">El alumno debe presentar:</text:p>
      <text:list xml:id="list3930341839" text:style-name="L2">
        <text:list-item>
          <text:p text:style-name="Text_20_body"><text:span text:style-name="Strong_20_Emphasis">Documentación de configuración</text:span> (archivos <text:span text:style-name="Source_20_Text">.conf</text:span> y scripts)</text:p>
        </text:list-item>
        <text:list-item>
          <text:p text:style-name="Text_20_body"><text:span text:style-name="Strong_20_Emphasis">Evidencia de funcionamiento</text:span> (capturas de pantalla de consultas)</text:p>
        </text:list-item>
        <text:list-item>
          <text:p text:style-name="Text_20_body"><text:span text:style-name="Strong_20_Emphasis">Pruebas de los backups</text:span> (restauración exitosa)</text:p>
        </text:list-item>
        <text:list-item>
          <text:p text:style-name="Text_20_body"><text:span text:style-name="Strong_20_Emphasis">Informe de rendimiento</text:span> (consultas lentas identificadas y optimizadas)</text:p>
        </text:list-item>
      </text:list>
      <text:p text:style-name="Horizontal_20_Line"/>
      <text:h text:style-name="Heading_20_2" text:outline-level="2">Rúbrica de Evaluación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Criterio</text:p>
            </table:table-cell>
            <table:table-cell table:style-name="Tabla1.A1" office:value-type="string">
              <text:p text:style-name="Table_20_Heading">Puntuación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Instalación y configuración</text:p>
          </table:table-cell>
          <table:table-cell table:style-name="Tabla1.A1" office:value-type="string">
            <text:p text:style-name="Table_20_Contents">15%</text:p>
          </table:table-cell>
          <table:table-cell table:style-name="Tabla1.A1" office:value-type="string">
            <text:p text:style-name="Table_20_Contents">PostgreSQL 18 instalado correctamente, variables de entorno configuradas</text:p>
          </table:table-cell>
        </table:table-row>
        <table:table-row>
          <table:table-cell table:style-name="Tabla1.A1" office:value-type="string">
            <text:p text:style-name="Table_20_Contents">Modelo de datos</text:p>
          </table:table-cell>
          <table:table-cell table:style-name="Tabla1.A1" office:value-type="string">
            <text:p text:style-name="Table_20_Contents">15%</text:p>
          </table:table-cell>
          <table:table-cell table:style-name="Tabla1.A1" office:value-type="string">
            <text:p text:style-name="Table_20_Contents">Tablas creadas, relaciones definidas, índices apropiados</text:p>
          </table:table-cell>
        </table:table-row>
        <text:soft-page-break/>
        <table:table-row>
          <table:table-cell table:style-name="Tabla1.A1" office:value-type="string">
            <text:p text:style-name="Table_20_Contents">Seguridad y usuarios</text:p>
          </table:table-cell>
          <table:table-cell table:style-name="Tabla1.A1" office:value-type="string">
            <text:p text:style-name="Table_20_Contents">20%</text:p>
          </table:table-cell>
          <table:table-cell table:style-name="Tabla1.A1" office:value-type="string">
            <text:p text:style-name="Table_20_Contents">Roles con mínimo privilegio, RLS implementado, auditoría funcionando</text:p>
          </table:table-cell>
        </table:table-row>
        <table:table-row>
          <table:table-cell table:style-name="Tabla1.A1" office:value-type="string">
            <text:p text:style-name="Table_20_Contents">Alta disponibilidad</text:p>
          </table:table-cell>
          <table:table-cell table:style-name="Tabla1.A1" office:value-type="string">
            <text:p text:style-name="Table_20_Contents">20%</text:p>
          </table:table-cell>
          <table:table-cell table:style-name="Tabla1.A1" office:value-type="string">
            <text:p text:style-name="Table_20_Contents">Réplica física y lógica configuradas y verificadas</text:p>
          </table:table-cell>
        </table:table-row>
        <table:table-row>
          <table:table-cell table:style-name="Tabla1.A1" office:value-type="string">
            <text:p text:style-name="Table_20_Contents">Backups</text:p>
          </table:table-cell>
          <table:table-cell table:style-name="Tabla1.A1" office:value-type="string">
            <text:p text:style-name="Table_20_Contents">15%</text:p>
          </table:table-cell>
          <table:table-cell table:style-name="Tabla1.A1" office:value-type="string">
            <text:p text:style-name="Table_20_Contents">Backup completo e incremental funcionando, PITR probado</text:p>
          </table:table-cell>
        </table:table-row>
        <table:table-row>
          <table:table-cell table:style-name="Tabla1.A1" office:value-type="string">
            <text:p text:style-name="Table_20_Contents">Monitoreo</text:p>
          </table:table-cell>
          <table:table-cell table:style-name="Tabla1.A1" office:value-type="string">
            <text:p text:style-name="Table_20_Contents">15%</text:p>
          </table:table-cell>
          <table:table-cell table:style-name="Tabla1.A1" office:value-type="string">
            <text:p text:style-name="Table_20_Contents">Consultas lentas capturadas, alertas configuradas, dashboard funcional</text:p>
          </table:table-cell>
        </table:table-row>
      </table:table>
      <text:p text:style-name="Horizontal_20_Line"/>
      <text:h text:style-name="Heading_20_2" text:outline-level="2">Solución de Problemas Comunes</text:h>
      <text:h text:style-name="Heading_20_3" text:outline-level="3">Problema 1: La réplica física no se sincroniza</text:h>
      <text:p text:style-name="Text_20_body">sql</text:p>
      <text:p text:style-name="Preformatted_20_Text">-- Verificar en standby</text:p>
      <text:p text:style-name="Preformatted_20_Text">SELECT * FROM pg_stat_wal_receiver;</text:p>
      <text:p text:style-name="Preformatted_20_Text">-- Si está vacío, revisar primary_conninfo y pg_hba.conf</text:p>
      <text:p text:style-name="Preformatted_20_Text"/>
      <text:p text:style-name="Preformatted_20_Text">-- Reiniciar la replicación</text:p>
      <text:p text:style-name="Preformatted_20_Text">ALTER SYSTEM SET primary_conninfo = 'host=...';</text:p>
      <text:p text:style-name="Preformatted_20_Text">SELECT pg_reload_conf();</text:p>
      <text:h text:style-name="Heading_20_3" text:outline-level="3">Problema 2: RLS bloquea todo el acceso</text:h>
      <text:p text:style-name="Text_20_body">sql</text:p>
      <text:p text:style-name="Preformatted_20_Text">-- Verificar si hay políticas</text:p>
      <text:p text:style-name="Preformatted_20_Text">SELECT * FROM pg_policies WHERE tablename = 'cuentas';</text:p>
      <text:p text:style-name="Preformatted_20_Text"/>
      <text:p text:style-name="Preformatted_20_Text">-- Si no hay políticas PERMISSIVE, agregar una</text:p>
      <text:p text:style-name="Preformatted_20_Text">CREATE POLICY cuentas_acceso_basico ON contabilidad.cuentas</text:p>
      <text:p text:style-name="Preformatted_20_Text"><text:s text:c="4"/>AS PERMISSIVE</text:p>
      <text:p text:style-name="Preformatted_20_Text"><text:s text:c="4"/>FOR SELECT</text:p>
      <text:p text:style-name="Preformatted_20_Text"><text:s text:c="4"/>USING (true);</text:p>
      <text:h text:style-name="Heading_20_3" text:outline-level="3">Problema 3: Backup incremental falla</text:h>
      <text:p text:style-name="Text_20_body">bash</text:p>
      <text:p text:style-name="Preformatted_20_Text"># Verificar que el backup full base existe y es accesible</text:p>
      <text:p text:style-name="Preformatted_20_Text">ls -la /backups/postgresql/full/</text:p>
      <text:p text:style-name="Preformatted_20_Text"/>
      <text:p text:style-name="Preformatted_20_Text"># Asegurar que --incremental apunta al directorio correcto</text:p>
      <text:p text:style-name="Preformatted_20_Text">pg_basebackup --incremental=/ruta/al/backup/full --dry-run</text:p>
      <text:p text:style-name="Horizontal_20_Line"/>
      <text:h text:style-name="Heading_20_2" text:outline-level="2">Conclusión del Proyecto</text:h>
      <text:p text:style-name="Text_20_body">Al completar este proyecto, habrás demostrado competencia en:</text:p>
      <text:list xml:id="list1745538609" text:style-name="L3">
        <text:list-item>
          <text:p text:style-name="Text_20_body">✅ Instalación y configuración de PostgreSQL 18 en producción</text:p>
        </text:list-item>
        <text:list-item>
          <text:p text:style-name="Text_20_body"><text:soft-page-break/>✅ Implementación de un modelo de seguridad robusto con RLS y auditoría</text:p>
        </text:list-item>
        <text:list-item>
          <text:p text:style-name="Text_20_body">✅ Configuración de alta disponibilidad con réplica física y lógica</text:p>
        </text:list-item>
        <text:list-item>
          <text:p text:style-name="Text_20_body">✅ Uso de las nuevas características de PostgreSQL 18 (backup incremental, <text:span text:style-name="Source_20_Text">pg_createsubscriber</text:span>)</text:p>
        </text:list-item>
        <text:list-item>
          <text:p text:style-name="Text_20_body">✅ Establecimiento de un sistema de monitoreo y alertas proactivo</text:p>
        </text:list-item>
      </text:list>
      <text:p text:style-name="Text_20_body">Este proyecto refleja el trabajo de un DBA profesional capaz de administrar entornos financieros de misión crítica en PostgreSQL 18.</text:p>
      <text:p text:style-name="Text_20_body">pero porque en las transacciones el saldo_after no se calcucula automatico con un triguer. haciendolo manual podria ocasionar errores y tener un saldo al final erroneo.</text:p>
      <text:p text:style-name="Text_20_body">Tienes toda la razón. Esa es una observación <text:span text:style-name="Strong_20_Emphasis">extremadamente acertada</text:span> y crítica desde el punto de vista de la integridad de datos financieros.</text:p>
      <text:p text:style-name="Text_20_body">En un sistema bancario real, <text:span text:style-name="Strong_20_Emphasis">nunca</text:span> se debe confiar en que la aplicación calcule y envíe el <text:span text:style-name="Source_20_Text">saldo_after</text:span>. El único lugar donde el saldo es fuente de verdad es la base de datos, y debe calcularse de forma atómica dentro de la transacción.</text:p>
      <text:p text:style-name="Text_20_body">A continuación, corrijo el diseño y explico la solución completa con triggers y funciones para garantizar la consistencia.</text:p>
      <text:p text:style-name="Horizontal_20_Line"/>
      <text:h text:style-name="Heading_20_2" text:outline-level="2">Problema Detectado en el Diseño Original</text:h>
      <text:p text:style-name="Text_20_body">sql</text:p>
      <text:p text:style-name="Preformatted_20_Text">-- ❌ DISEÑO INCORRECTO (peligroso)</text:p>
      <text:p text:style-name="Preformatted_20_Text">CREATE TABLE contabilidad.transacciones (</text:p>
      <text:p text:style-name="Preformatted_20_Text"><text:s text:c="4"/>...</text:p>
      <text:p text:style-name="Preformatted_20_Text"><text:s text:c="4"/>monto DECIMAL(15,2) NOT NULL,</text:p>
      <text:p text:style-name="Preformatted_20_Text"><text:s text:c="4"/>saldo_after DECIMAL(15,2), <text:s/>-- ❌ La aplicación debe calcularlo manualmente</text:p>
      <text:p text:style-name="Preformatted_20_Text"><text:s text:c="4"/>...</text:p>
      <text:p text:style-name="Preformatted_20_Text">);</text:p>
      <text:p text:style-name="Text_20_body"><text:span text:style-name="Strong_20_Emphasis">Riesgos de calcular </text:span><text:span text:style-name="Strong_20_Emphasis"><text:span text:style-name="Source_20_Text">saldo_after</text:span></text:span><text:span text:style-name="Strong_20_Emphasis"> desde la aplicación:</text:span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Riesgo</text:p>
            </table:table-cell>
            <table:table-cell table:style-name="Tabla2.A1" office:value-type="string">
              <text:p text:style-name="Table_20_Heading">Explicación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Condiciones de carrera</text:span></text:p>
          </table:table-cell>
          <table:table-cell table:style-name="Tabla2.A1" office:value-type="string">
            <text:p text:style-name="Table_20_Contents">Dos transacciones concurrentes pueden leer el mismo saldo antiguo y ambos sumar, perdiendo una operación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nconsistencia</text:span></text:p>
          </table:table-cell>
          <table:table-cell table:style-name="Tabla2.A1" office:value-type="string">
            <text:p text:style-name="Table_20_Contents">La aplicación puede enviar un <text:span text:style-name="Source_20_Text">saldo_after</text:span> que no corresponda al <text:span text:style-name="Source_20_Text">saldo_after_real</text:span> si hubo transacciones intermedias no percibida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Fallo de red/API</text:span></text:p>
          </table:table-cell>
          <table:table-cell table:style-name="Tabla2.A1" office:value-type="string">
            <text:p text:style-name="Table_20_Contents">Si la aplicación calcula mal por un bug o ataque, el saldo final queda corrupt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No atómico</text:span></text:p>
          </table:table-cell>
          <table:table-cell table:style-name="Tabla2.A1" office:value-type="string">
            <text:p text:style-name="Table_20_Contents">El saldo se calcula fuera de la transacción de base de datos, rompiendo la atomicidad.</text:p>
          </table:table-cell>
        </table:table-row>
      </table:table>
      <text:p text:style-name="Horizontal_20_Line"/>
      <text:h text:style-name="Heading_20_2" text:outline-level="2"><text:soft-page-break/>Solución Correcta: Cálculo Automático con Triggers</text:h>
      <text:h text:style-name="Heading_20_3" text:outline-level="3">1. Rediseño de la Tabla <text:span text:style-name="Source_20_Text">transacciones</text:span></text:h>
      <text:p text:style-name="Text_20_body">sql</text:p>
      <text:p text:style-name="Preformatted_20_Text">-- ✅ DISEÑO CORRECTO</text:p>
      <text:p text:style-name="Preformatted_20_Text">DROP TABLE IF EXISTS contabilidad.transacciones CASCADE;</text:p>
      <text:p text:style-name="Preformatted_20_Text">DROP TABLE IF EXISTS contabilidad.cuentas CASCADE;</text:p>
      <text:p text:style-name="Preformatted_20_Text"/>
      <text:p text:style-name="Preformatted_20_Text">-- Tabla de cuentas (sin cambios, pero la incluimos para contexto)</text:p>
      <text:p text:style-name="Preformatted_20_Text">CREATE TABLE contabilidad.cuentas (</text:p>
      <text:p text:style-name="Preformatted_20_Text"><text:s text:c="4"/>id SERIAL PRIMARY KEY,</text:p>
      <text:p text:style-name="Preformatted_20_Text"><text:s text:c="4"/>numero_cuenta VARCHAR(20) UNIQUE NOT NULL,</text:p>
      <text:p text:style-name="Preformatted_20_Text"><text:s text:c="4"/>cliente_id INTEGER NOT NULL,</text:p>
      <text:p text:style-name="Preformatted_20_Text"><text:s text:c="4"/>saldo DECIMAL(15,2) DEFAULT 0 NOT NULL CHECK (saldo &gt;= 0),</text:p>
      <text:p text:style-name="Preformatted_20_Text"><text:s text:c="4"/>tipo_cuenta VARCHAR(20) CHECK (tipo_cuenta IN ('AHORROS', 'CORRIENTE', 'INVERSION')),</text:p>
      <text:p text:style-name="Preformatted_20_Text"><text:s text:c="4"/>fecha_apertura DATE DEFAULT CURRENT_DATE,</text:p>
      <text:p text:style-name="Preformatted_20_Text"><text:s text:c="4"/>estado VARCHAR(10) DEFAULT 'ACTIVA' CHECK (estado IN ('ACTIVA', 'BLOQUEADA', 'CERRADA')),</text:p>
      <text:p text:style-name="Preformatted_20_Text"><text:s text:c="4"/>sucursal_id INTEGER,</text:p>
      <text:p text:style-name="Preformatted_20_Text"><text:s text:c="4"/>created_at TIMESTAMP DEFAULT CURRENT_TIMESTAMP,</text:p>
      <text:p text:style-name="Preformatted_20_Text"><text:s text:c="4"/>updated_at TIMESTAMP DEFAULT CURRENT_TIMESTAMP</text:p>
      <text:p text:style-name="Preformatted_20_Text">);</text:p>
      <text:p text:style-name="Preformatted_20_Text"/>
      <text:p text:style-name="Preformatted_20_Text">-- Tabla de transacciones (REDISEÑADA)</text:p>
      <text:p text:style-name="Preformatted_20_Text">CREATE TABLE contabilidad.transacciones (</text:p>
      <text:p text:style-name="Preformatted_20_Text"><text:s text:c="4"/>id BIGSERIAL PRIMARY KEY,</text:p>
      <text:p text:style-name="Preformatted_20_Text"><text:s text:c="4"/>cuenta_id INTEGER NOT NULL REFERENCES contabilidad.cuentas(id),</text:p>
      <text:p text:style-name="Preformatted_20_Text"><text:s text:c="4"/>tipo VARCHAR(20) NOT NULL CHECK (tipo IN ('DEPOSITO', 'RETIRO', 'TRANSFERENCIA', 'PAGO')),</text:p>
      <text:p text:style-name="Preformatted_20_Text"><text:s text:c="4"/>monto DECIMAL(15,2) NOT NULL CHECK (monto &gt; 0),</text:p>
      <text:p text:style-name="Preformatted_20_Text"><text:s text:c="4"/>saldo_after DECIMAL(15,2), <text:s/>-- ✅ Ahora será calculado automáticamente por trigger (no por app)</text:p>
      <text:p text:style-name="Preformatted_20_Text"><text:s text:c="4"/>saldo_before DECIMAL(15,2), -- ✅ Campo adicional para auditoría (opcional pero recomendado)</text:p>
      <text:p text:style-name="Preformatted_20_Text"><text:s text:c="4"/>descripcion TEXT,</text:p>
      <text:p text:style-name="Preformatted_20_Text"><text:s text:c="4"/>fecha TIMESTAMP DEFAULT CURRENT_TIMESTAMP,</text:p>
      <text:p text:style-name="Preformatted_20_Text"><text:s text:c="4"/>referencia UUID DEFAULT gen_random_uuid(),</text:p>
      <text:p text:style-name="Preformatted_20_Text"><text:s text:c="4"/>ip_origen INET,</text:p>
      <text:p text:style-name="Preformatted_20_Text"><text:s text:c="4"/>user_agent TEXT</text:p>
      <text:p text:style-name="Preformatted_20_Text">);</text:p>
      <text:h text:style-name="Heading_20_3" text:outline-level="3">2. Función y Trigger para Calcular <text:span text:style-name="Source_20_Text">saldo_after</text:span> Automáticamente</text:h>
      <text:p text:style-name="Text_20_body">sql</text:p>
      <text:p text:style-name="Preformatted_20_Text">-- Función que actualiza el saldo de la cuenta y calcula saldo_after</text:p>
      <text:p text:style-name="Preformatted_20_Text">CREATE OR REPLACE FUNCTION contabilidad.procesar_transaccion()</text:p>
      <text:p text:style-name="Preformatted_20_Text">RETURNS TRIGGER AS $$</text:p>
      <text:p text:style-name="Preformatted_20_Text">DECLARE</text:p>
      <text:p text:style-name="Preformatted_20_Text"><text:s text:c="4"/>saldo_actual DECIMAL(15,2);</text:p>
      <text:p text:style-name="Preformatted_20_Text"><text:s text:c="4"/>nuevo_saldo DECIMAL(15,2);</text:p>
      <text:p text:style-name="Preformatted_20_Text">BEGIN</text:p>
      <text:p text:style-name="Preformatted_20_Text"><text:s text:c="4"/>-- 1. Bloquear la fila de la cuenta para evitar condiciones de carrera</text:p>
      <text:p text:style-name="Preformatted_20_Text"><text:s text:c="4"/>-- <text:s text:c="3"/>(SELECT FOR UPDATE es CRUCIAL para consistencia)</text:p>
      <text:p text:style-name="Preformatted_20_Text"><text:s text:c="4"/>SELECT saldo INTO saldo_actual</text:p>
      <text:p text:style-name="Preformatted_20_Text"><text:s text:c="4"/>FROM contabilidad.cuentas</text:p>
      <text:p text:style-name="Preformatted_20_Text"><text:s text:c="4"/>WHERE id = NEW.cuenta_id</text:p>
      <text:p text:style-name="Preformatted_20_Text"><text:s text:c="4"/>FOR UPDATE;</text:p>
      <text:p text:style-name="Preformatted_20_Text"><text:soft-page-break/><text:s text:c="4"/></text:p>
      <text:p text:style-name="Preformatted_20_Text"><text:s text:c="4"/>-- 2. Guardar el saldo anterior (para auditoría)</text:p>
      <text:p text:style-name="Preformatted_20_Text"><text:s text:c="4"/>NEW.saldo_before := saldo_actual;</text:p>
      <text:p text:style-name="Preformatted_20_Text"><text:s text:c="4"/></text:p>
      <text:p text:style-name="Preformatted_20_Text"><text:s text:c="4"/>-- 3. Calcular el nuevo saldo según el tipo de transacción</text:p>
      <text:p text:style-name="Preformatted_20_Text"><text:s text:c="4"/>CASE NEW.tipo</text:p>
      <text:p text:style-name="Preformatted_20_Text"><text:s text:c="8"/>WHEN 'DEPOSITO' THEN</text:p>
      <text:p text:style-name="Preformatted_20_Text"><text:s text:c="12"/>nuevo_saldo := saldo_actual + NEW.monto;</text:p>
      <text:p text:style-name="Preformatted_20_Text"><text:s text:c="8"/>WHEN 'TRANSFERENCIA' THEN</text:p>
      <text:p text:style-name="Preformatted_20_Text"><text:s text:c="12"/>-- Para transferencias, asumimos que es entrada (el trigger de la cuenta origen es otro)</text:p>
      <text:p text:style-name="Preformatted_20_Text"><text:s text:c="12"/>nuevo_saldo := saldo_actual + NEW.monto;</text:p>
      <text:p text:style-name="Preformatted_20_Text"><text:s text:c="8"/>WHEN 'RETIRO' THEN</text:p>
      <text:p text:style-name="Preformatted_20_Text"><text:s text:c="12"/>IF saldo_actual &lt; NEW.monto THEN</text:p>
      <text:p text:style-name="Preformatted_20_Text"><text:s text:c="16"/>RAISE EXCEPTION 'Saldo insuficiente en cuenta %. Saldo actual: %, Monto solicitado: %',</text:p>
      <text:p text:style-name="Preformatted_20_Text"><text:s text:c="32"/>NEW.cuenta_id, saldo_actual, NEW.monto;</text:p>
      <text:p text:style-name="Preformatted_20_Text"><text:s text:c="12"/>END IF;</text:p>
      <text:p text:style-name="Preformatted_20_Text"><text:s text:c="12"/>nuevo_saldo := saldo_actual - NEW.monto;</text:p>
      <text:p text:style-name="Preformatted_20_Text"><text:s text:c="8"/>WHEN 'PAGO' THEN</text:p>
      <text:p text:style-name="Preformatted_20_Text"><text:s text:c="12"/>IF saldo_actual &lt; NEW.monto THEN</text:p>
      <text:p text:style-name="Preformatted_20_Text"><text:s text:c="16"/>RAISE EXCEPTION 'Saldo insuficiente para pago en cuenta %. Saldo actual: %, Monto: %',</text:p>
      <text:p text:style-name="Preformatted_20_Text"><text:s text:c="32"/>NEW.cuenta_id, saldo_actual, NEW.monto;</text:p>
      <text:p text:style-name="Preformatted_20_Text"><text:s text:c="12"/>END IF;</text:p>
      <text:p text:style-name="Preformatted_20_Text"><text:s text:c="12"/>nuevo_saldo := saldo_actual - NEW.monto;</text:p>
      <text:p text:style-name="Preformatted_20_Text"><text:s text:c="8"/>ELSE</text:p>
      <text:p text:style-name="Preformatted_20_Text"><text:s text:c="12"/>RAISE EXCEPTION 'Tipo de transacción inválido: %', NEW.tipo;</text:p>
      <text:p text:style-name="Preformatted_20_Text"><text:s text:c="4"/>END CASE;</text:p>
      <text:p text:style-name="Preformatted_20_Text"><text:s text:c="4"/></text:p>
      <text:p text:style-name="Preformatted_20_Text"><text:s text:c="4"/>-- 4. Asignar el saldo después de la transacción</text:p>
      <text:p text:style-name="Preformatted_20_Text"><text:s text:c="4"/>NEW.saldo_after := nuevo_saldo;</text:p>
      <text:p text:style-name="Preformatted_20_Text"><text:s text:c="4"/></text:p>
      <text:p text:style-name="Preformatted_20_Text"><text:s text:c="4"/>-- 5. Actualizar el saldo en la tabla de cuentas</text:p>
      <text:p text:style-name="Preformatted_20_Text"><text:s text:c="4"/>UPDATE contabilidad.cuentas</text:p>
      <text:p text:style-name="Preformatted_20_Text"><text:s text:c="4"/>SET saldo = nuevo_saldo,</text:p>
      <text:p text:style-name="Preformatted_20_Text"><text:s text:c="8"/>updated_at = CURRENT_TIMESTAMP</text:p>
      <text:p text:style-name="Preformatted_20_Text"><text:s text:c="4"/>WHERE id = NEW.cuenta_id;</text:p>
      <text:p text:style-name="Preformatted_20_Text"><text:s text:c="4"/></text:p>
      <text:p text:style-name="Preformatted_20_Text"><text:s text:c="4"/>-- 6. Verificar integridad (opcional: comprobar que el saldo no sea negativo)</text:p>
      <text:p text:style-name="Preformatted_20_Text"><text:s text:c="4"/>IF nuevo_saldo &lt; 0 THEN</text:p>
      <text:p text:style-name="Preformatted_20_Text"><text:s text:c="8"/>RAISE EXCEPTION 'Transacción resultaría en saldo negativo para cuenta %', NEW.cuenta_id;</text:p>
      <text:p text:style-name="Preformatted_20_Text"><text:s text:c="4"/>END IF;</text:p>
      <text:p text:style-name="Preformatted_20_Text"><text:s text:c="4"/></text:p>
      <text:p text:style-name="Preformatted_20_Text"><text:s text:c="4"/>RETURN NEW;</text:p>
      <text:p text:style-name="Preformatted_20_Text">END;</text:p>
      <text:p text:style-name="Preformatted_20_Text">$$ LANGUAGE plpgsql;</text:p>
      <text:h text:style-name="Heading_20_3" text:outline-level="3">3. Crear el Trigger (BEFORE INSERT)</text:h>
      <text:p text:style-name="Text_20_body">sql</text:p>
      <text:p text:style-name="Preformatted_20_Text">-- El trigger se ejecuta ANTES de insertar la transacción</text:p>
      <text:p text:style-name="Preformatted_20_Text">-- Así podemos modificar saldo_before y saldo_after antes de que se guarde</text:p>
      <text:p text:style-name="Preformatted_20_Text">CREATE TRIGGER trigger_calcular_saldo_transaccion</text:p>
      <text:p text:style-name="Preformatted_20_Text"><text:s text:c="4"/>BEFORE INSERT ON contabilidad.transacciones</text:p>
      <text:p text:style-name="Preformatted_20_Text"><text:s text:c="4"/>FOR EACH ROW</text:p>
      <text:p text:style-name="Preformatted_20_Text"><text:s text:c="4"/>EXECUTE FUNCTION contabilidad.procesar_transaccion();</text:p>
      <text:h text:style-name="Heading_20_3" text:outline-level="3"><text:soft-page-break/>4. Trigger Complementario para Transferencias (Dos Cuentas)</text:h>
      <text:p text:style-name="Text_20_body">Para transferencias entre cuentas, necesitamos un trigger especial que maneje <text:span text:style-name="Strong_20_Emphasis">dos movimientos</text:span> de forma atómica:</text:p>
      <text:p text:style-name="Text_20_body">sql</text:p>
      <text:p text:style-name="Preformatted_20_Text">-- Extender la tabla transacciones para soportar transferencias</text:p>
      <text:p text:style-name="Preformatted_20_Text">ALTER TABLE contabilidad.transacciones </text:p>
      <text:p text:style-name="Preformatted_20_Text"><text:s text:c="4"/>ADD COLUMN IF NOT EXISTS cuenta_destino_id INTEGER REFERENCES contabilidad.cuentas(id);</text:p>
      <text:p text:style-name="Preformatted_20_Text"/>
      <text:p text:style-name="Preformatted_20_Text">-- Función para procesar transferencias (débito y crédito en la misma transacción)</text:p>
      <text:p text:style-name="Preformatted_20_Text">CREATE OR REPLACE FUNCTION contabilidad.procesar_transferencia()</text:p>
      <text:p text:style-name="Preformatted_20_Text">RETURNS TRIGGER AS $$</text:p>
      <text:p text:style-name="Preformatted_20_Text">DECLARE</text:p>
      <text:p text:style-name="Preformatted_20_Text"><text:s text:c="4"/>saldo_origen DECIMAL(15,2);</text:p>
      <text:p text:style-name="Preformatted_20_Text"><text:s text:c="4"/>saldo_destino DECIMAL(15,2);</text:p>
      <text:p text:style-name="Preformatted_20_Text">BEGIN</text:p>
      <text:p text:style-name="Preformatted_20_Text"><text:s text:c="4"/>-- Solo procesar si es una transferencia y tiene cuenta destino</text:p>
      <text:p text:style-name="Preformatted_20_Text"><text:s text:c="4"/>IF NEW.tipo = 'TRANSFERENCIA' AND NEW.cuenta_destino_id IS NOT NULL THEN</text:p>
      <text:p text:style-name="Preformatted_20_Text"><text:s text:c="8"/></text:p>
      <text:p text:style-name="Preformatted_20_Text"><text:s text:c="8"/>-- Bloquear ambas cuentas (en el mismo orden para evitar deadlocks)</text:p>
      <text:p text:style-name="Preformatted_20_Text"><text:s text:c="8"/>-- Ordenar por ID para garantizar bloqueo consistente</text:p>
      <text:p text:style-name="Preformatted_20_Text"><text:s text:c="8"/>IF NEW.cuenta_id &lt; NEW.cuenta_destino_id THEN</text:p>
      <text:p text:style-name="Preformatted_20_Text"><text:s text:c="12"/>SELECT saldo INTO saldo_origen FROM contabilidad.cuentas WHERE id = NEW.cuenta_id FOR UPDATE;</text:p>
      <text:p text:style-name="Preformatted_20_Text"><text:s text:c="12"/>SELECT saldo INTO saldo_destino FROM contabilidad.cuentas WHERE id = NEW.cuenta_destino_id FOR UPDATE;</text:p>
      <text:p text:style-name="Preformatted_20_Text"><text:s text:c="8"/>ELSE</text:p>
      <text:p text:style-name="Preformatted_20_Text"><text:s text:c="12"/>SELECT saldo INTO saldo_destino FROM contabilidad.cuentas WHERE id = NEW.cuenta_destino_id FOR UPDATE;</text:p>
      <text:p text:style-name="Preformatted_20_Text"><text:s text:c="12"/>SELECT saldo INTO saldo_origen FROM contabilidad.cuentas WHERE id = NEW.cuenta_id FOR UPDATE;</text:p>
      <text:p text:style-name="Preformatted_20_Text"><text:s text:c="8"/>END IF;</text:p>
      <text:p text:style-name="Preformatted_20_Text"><text:s text:c="8"/></text:p>
      <text:p text:style-name="Preformatted_20_Text"><text:s text:c="8"/>-- Verificar saldo suficiente en origen</text:p>
      <text:p text:style-name="Preformatted_20_Text"><text:s text:c="8"/>IF saldo_origen &lt; NEW.monto THEN</text:p>
      <text:p text:style-name="Preformatted_20_Text"><text:s text:c="12"/>RAISE EXCEPTION 'Saldo insuficiente para transferencia. Cuenta origen: %, Saldo: %, Monto: %',</text:p>
      <text:p text:style-name="Preformatted_20_Text"><text:s text:c="28"/>NEW.cuenta_id, saldo_origen, NEW.monto;</text:p>
      <text:p text:style-name="Preformatted_20_Text"><text:s text:c="8"/>END IF;</text:p>
      <text:p text:style-name="Preformatted_20_Text"><text:s text:c="8"/></text:p>
      <text:p text:style-name="Preformatted_20_Text"><text:s text:c="8"/>-- Actualizar ambas cuentas</text:p>
      <text:p text:style-name="Preformatted_20_Text"><text:s text:c="8"/>UPDATE contabilidad.cuentas SET saldo = saldo_origen - NEW.monto, updated_at = CURRENT_TIMESTAMP</text:p>
      <text:p text:style-name="Preformatted_20_Text"><text:s text:c="8"/>WHERE id = NEW.cuenta_id;</text:p>
      <text:p text:style-name="Preformatted_20_Text"><text:s text:c="8"/></text:p>
      <text:p text:style-name="Preformatted_20_Text"><text:s text:c="8"/>UPDATE contabilidad.cuentas SET saldo = saldo_destino + NEW.monto, updated_at = CURRENT_TIMESTAMP</text:p>
      <text:p text:style-name="Preformatted_20_Text"><text:s text:c="8"/>WHERE id = NEW.cuenta_destino_id;</text:p>
      <text:p text:style-name="Preformatted_20_Text"><text:s text:c="8"/></text:p>
      <text:p text:style-name="Preformatted_20_Text"><text:s text:c="8"/>-- Establecer los saldos en el registro de transacción (para auditoría)</text:p>
      <text:p text:style-name="Preformatted_20_Text"><text:s text:c="8"/>NEW.saldo_before := saldo_origen;</text:p>
      <text:p text:style-name="Preformatted_20_Text"><text:s text:c="8"/>NEW.saldo_after := saldo_origen - NEW.monto;</text:p>
      <text:p text:style-name="Preformatted_20_Text"><text:s text:c="8"/></text:p>
      <text:p text:style-name="Preformatted_20_Text"><text:s text:c="4"/>END IF;</text:p>
      <text:p text:style-name="Preformatted_20_Text"><text:s text:c="4"/></text:p>
      <text:p text:style-name="Preformatted_20_Text"><text:s text:c="4"/>RETURN NEW;</text:p>
      <text:p text:style-name="Preformatted_20_Text">END;</text:p>
      <text:p text:style-name="Preformatted_20_Text"><text:soft-page-break/>$$ LANGUAGE plpgsql;</text:p>
      <text:p text:style-name="Preformatted_20_Text"/>
      <text:p text:style-name="Preformatted_20_Text">-- Modificar el trigger principal para incluir transferencias</text:p>
      <text:p text:style-name="Preformatted_20_Text">DROP TRIGGER IF EXISTS trigger_calcular_saldo_transaccion ON contabilidad.transacciones;</text:p>
      <text:p text:style-name="Preformatted_20_Text"/>
      <text:p text:style-name="Preformatted_20_Text">CREATE TRIGGER trigger_calcular_saldo_transaccion</text:p>
      <text:p text:style-name="Preformatted_20_Text"><text:s text:c="4"/>BEFORE INSERT ON contabilidad.transacciones</text:p>
      <text:p text:style-name="Preformatted_20_Text"><text:s text:c="4"/>FOR EACH ROW</text:p>
      <text:p text:style-name="Preformatted_20_Text"><text:s text:c="4"/>EXECUTE FUNCTION contabilidad.procesar_transaccion();</text:p>
      <text:p text:style-name="Preformatted_20_Text"/>
      <text:p text:style-name="Preformatted_20_Text">-- Trigger específico para transferencias (se ejecuta después del anterior)</text:p>
      <text:p text:style-name="Preformatted_20_Text">CREATE TRIGGER trigger_procesar_transferencia</text:p>
      <text:p text:style-name="Preformatted_20_Text"><text:s text:c="4"/>BEFORE INSERT ON contabilidad.transacciones</text:p>
      <text:p text:style-name="Preformatted_20_Text"><text:s text:c="4"/>FOR EACH ROW</text:p>
      <text:p text:style-name="Preformatted_20_Text"><text:s text:c="4"/>WHEN (NEW.tipo = 'TRANSFERENCIA')</text:p>
      <text:p text:style-name="Preformatted_20_Text"><text:s text:c="4"/>EXECUTE FUNCTION contabilidad.procesar_transferencia();</text:p>
      <text:h text:style-name="Heading_20_3" text:outline-level="3">5. Trigger de Auditoría para Detectar Inconsistencias</text:h>
      <text:p text:style-name="Text_20_body">sql</text:p>
      <text:p text:style-name="Preformatted_20_Text">-- Función que verifica que el saldo_after calculado sea correcto</text:p>
      <text:p text:style-name="Preformatted_20_Text">-- (para detectar si alguien intentó modificar el campo manualmente)</text:p>
      <text:p text:style-name="Preformatted_20_Text">CREATE OR REPLACE FUNCTION contabilidad.verificar_saldo_consistente()</text:p>
      <text:p text:style-name="Preformatted_20_Text">RETURNS TRIGGER AS $$</text:p>
      <text:p text:style-name="Preformatted_20_Text">DECLARE</text:p>
      <text:p text:style-name="Preformatted_20_Text"><text:s text:c="4"/>saldo_calculado DECIMAL(15,2);</text:p>
      <text:p text:style-name="Preformatted_20_Text">BEGIN</text:p>
      <text:p text:style-name="Preformatted_20_Text"><text:s text:c="4"/>-- Solo verificar si alguien intenta hacer UPDATE directamente</text:p>
      <text:p text:style-name="Preformatted_20_Text"><text:s text:c="4"/>IF TG_OP = 'UPDATE' THEN</text:p>
      <text:p text:style-name="Preformatted_20_Text"><text:s text:c="8"/>-- Recalcular cuál debería ser el saldo_after según el saldo_before y el monto</text:p>
      <text:p text:style-name="Preformatted_20_Text"><text:s text:c="8"/>CASE OLD.tipo</text:p>
      <text:p text:style-name="Preformatted_20_Text"><text:s text:c="12"/>WHEN 'DEPOSITO' THEN</text:p>
      <text:p text:style-name="Preformatted_20_Text"><text:s text:c="16"/>saldo_calculado := OLD.saldo_before + OLD.monto;</text:p>
      <text:p text:style-name="Preformatted_20_Text"><text:s text:c="12"/>WHEN 'RETIRO', 'PAGO' THEN</text:p>
      <text:p text:style-name="Preformatted_20_Text"><text:s text:c="16"/>saldo_calculado := OLD.saldo_before - OLD.monto;</text:p>
      <text:p text:style-name="Preformatted_20_Text"><text:s text:c="12"/>ELSE</text:p>
      <text:p text:style-name="Preformatted_20_Text"><text:s text:c="16"/>saldo_calculado := OLD.saldo_after; -- No verificamos transferencias aquí</text:p>
      <text:p text:style-name="Preformatted_20_Text"><text:s text:c="8"/>END CASE;</text:p>
      <text:p text:style-name="Preformatted_20_Text"><text:s text:c="8"/></text:p>
      <text:p text:style-name="Preformatted_20_Text"><text:s text:c="8"/>IF OLD.saldo_after != saldo_calculado AND OLD.tipo NOT IN ('TRANSFERENCIA') THEN</text:p>
      <text:p text:style-name="Preformatted_20_Text"><text:s text:c="12"/>RAISE EXCEPTION 'Inconsistencia detectada: saldo_after (%) no coincide con el cálculo esperado (%) para transacción ID %',</text:p>
      <text:p text:style-name="Preformatted_20_Text"><text:s text:c="28"/>OLD.saldo_after, saldo_calculado, OLD.id;</text:p>
      <text:p text:style-name="Preformatted_20_Text"><text:s text:c="8"/>END IF;</text:p>
      <text:p text:style-name="Preformatted_20_Text"><text:s text:c="4"/>END IF;</text:p>
      <text:p text:style-name="Preformatted_20_Text"><text:s text:c="4"/></text:p>
      <text:p text:style-name="Preformatted_20_Text"><text:s text:c="4"/>RETURN NEW;</text:p>
      <text:p text:style-name="Preformatted_20_Text">END;</text:p>
      <text:p text:style-name="Preformatted_20_Text">$$ LANGUAGE plpgsql;</text:p>
      <text:p text:style-name="Preformatted_20_Text"/>
      <text:p text:style-name="Preformatted_20_Text">CREATE TRIGGER trigger_verificar_consistencia_saldo</text:p>
      <text:p text:style-name="Preformatted_20_Text"><text:s text:c="4"/>BEFORE UPDATE ON contabilidad.transacciones</text:p>
      <text:p text:style-name="Preformatted_20_Text"><text:s text:c="4"/>FOR EACH ROW</text:p>
      <text:p text:style-name="Preformatted_20_Text"><text:s text:c="4"/>EXECUTE FUNCTION contabilidad.verificar_saldo_consistente();</text:p>
      <text:h text:style-name="Heading_20_3" text:outline-level="3"><text:soft-page-break/>6. Función de Resaldo (Recalcular Saldos en Caso de Error)</text:h>
      <text:p text:style-name="Text_20_body">Para casos de recuperación o corrección masiva:</text:p>
      <text:p text:style-name="Text_20_body">sql</text:p>
      <text:p text:style-name="Preformatted_20_Text">CREATE OR REPLACE FUNCTION contabilidad.recalcular_saldos_cuenta(</text:p>
      <text:p text:style-name="Preformatted_20_Text"><text:s text:c="4"/>p_cuenta_id INTEGER</text:p>
      <text:p text:style-name="Preformatted_20_Text">)</text:p>
      <text:p text:style-name="Preformatted_20_Text">RETURNS TABLE (</text:p>
      <text:p text:style-name="Preformatted_20_Text"><text:s text:c="4"/>transaccion_id BIGINT,</text:p>
      <text:p text:style-name="Preformatted_20_Text"><text:s text:c="4"/>saldo_calculado DECIMAL(15,2),</text:p>
      <text:p text:style-name="Preformatted_20_Text"><text:s text:c="4"/>saldo_registrado DECIMAL(15,2),</text:p>
      <text:p text:style-name="Preformatted_20_Text"><text:s text:c="4"/>diferencia DECIMAL(15,2)</text:p>
      <text:p text:style-name="Preformatted_20_Text">) AS $$</text:p>
      <text:p text:style-name="Preformatted_20_Text">DECLARE</text:p>
      <text:p text:style-name="Preformatted_20_Text"><text:s text:c="4"/>saldo_acumulado DECIMAL(15,2) := 0;</text:p>
      <text:p text:style-name="Preformatted_20_Text"><text:s text:c="4"/>r RECORD;</text:p>
      <text:p text:style-name="Preformatted_20_Text">BEGIN</text:p>
      <text:p text:style-name="Preformatted_20_Text"><text:s text:c="4"/>-- Obtener el saldo inicial de la cuenta (antes de la primera transacción)</text:p>
      <text:p text:style-name="Preformatted_20_Text"><text:s text:c="4"/>SELECT COALESCE(SUM(</text:p>
      <text:p text:style-name="Preformatted_20_Text"><text:s text:c="8"/>CASE tipo</text:p>
      <text:p text:style-name="Preformatted_20_Text"><text:s text:c="12"/>WHEN 'DEPOSITO' THEN monto</text:p>
      <text:p text:style-name="Preformatted_20_Text"><text:s text:c="12"/>WHEN 'TRANSFERENCIA' THEN monto</text:p>
      <text:p text:style-name="Preformatted_20_Text"><text:s text:c="12"/>WHEN 'RETIRO' THEN -monto</text:p>
      <text:p text:style-name="Preformatted_20_Text"><text:s text:c="12"/>WHEN 'PAGO' THEN -monto</text:p>
      <text:p text:style-name="Preformatted_20_Text"><text:s text:c="8"/>END</text:p>
      <text:p text:style-name="Preformatted_20_Text"><text:s text:c="4"/>), 0) INTO saldo_acumulado</text:p>
      <text:p text:style-name="Preformatted_20_Text"><text:s text:c="4"/>FROM contabilidad.transacciones</text:p>
      <text:p text:style-name="Preformatted_20_Text"><text:s text:c="4"/>WHERE cuenta_id = p_cuenta_id</text:p>
      <text:p text:style-name="Preformatted_20_Text"><text:s text:c="4"/>ORDER BY fecha;</text:p>
      <text:p text:style-name="Preformatted_20_Text"><text:s text:c="4"/></text:p>
      <text:p text:style-name="Preformatted_20_Text"><text:s text:c="4"/>-- Actualizar el saldo actual de la cuenta</text:p>
      <text:p text:style-name="Preformatted_20_Text"><text:s text:c="4"/>UPDATE contabilidad.cuentas</text:p>
      <text:p text:style-name="Preformatted_20_Text"><text:s text:c="4"/>SET saldo = saldo_acumulado,</text:p>
      <text:p text:style-name="Preformatted_20_Text"><text:s text:c="8"/>updated_at = CURRENT_TIMESTAMP</text:p>
      <text:p text:style-name="Preformatted_20_Text"><text:s text:c="4"/>WHERE id = p_cuenta_id;</text:p>
      <text:p text:style-name="Preformatted_20_Text"><text:s text:c="4"/></text:p>
      <text:p text:style-name="Preformatted_20_Text"><text:s text:c="4"/>-- Devolver las discrepancias encontradas</text:p>
      <text:p text:style-name="Preformatted_20_Text"><text:s text:c="4"/>RETURN QUERY</text:p>
      <text:p text:style-name="Preformatted_20_Text"><text:s text:c="4"/>SELECT </text:p>
      <text:p text:style-name="Preformatted_20_Text"><text:s text:c="8"/>t.id,</text:p>
      <text:p text:style-name="Preformatted_20_Text"><text:s text:c="8"/>SUM(CASE </text:p>
      <text:p text:style-name="Preformatted_20_Text"><text:s text:c="12"/>WHEN t2.tipo IN ('DEPOSITO', 'TRANSFERENCIA') THEN t2.monto</text:p>
      <text:p text:style-name="Preformatted_20_Text"><text:s text:c="12"/>WHEN t2.tipo IN ('RETIRO', 'PAGO') THEN -t2.monto</text:p>
      <text:p text:style-name="Preformatted_20_Text"><text:s text:c="8"/>END) OVER (ORDER BY t2.fecha) AS saldo_calculado,</text:p>
      <text:p text:style-name="Preformatted_20_Text"><text:s text:c="8"/>t2.saldo_after AS saldo_registrado,</text:p>
      <text:p text:style-name="Preformatted_20_Text"><text:s text:c="8"/>SUM(CASE </text:p>
      <text:p text:style-name="Preformatted_20_Text"><text:s text:c="12"/>WHEN t2.tipo IN ('DEPOSITO', 'TRANSFERENCIA') THEN t2.monto</text:p>
      <text:p text:style-name="Preformatted_20_Text"><text:s text:c="12"/>WHEN t2.tipo IN ('RETIRO', 'PAGO') THEN -t2.monto</text:p>
      <text:p text:style-name="Preformatted_20_Text"><text:s text:c="8"/>END) OVER (ORDER BY t2.fecha) - t2.saldo_after AS diferencia</text:p>
      <text:p text:style-name="Preformatted_20_Text"><text:s text:c="4"/>FROM contabilidad.transacciones t2</text:p>
      <text:p text:style-name="Preformatted_20_Text"><text:s text:c="4"/>WHERE t2.cuenta_id = p_cuenta_id</text:p>
      <text:p text:style-name="Preformatted_20_Text"><text:s text:c="4"/>HAVING ABS(SUM(CASE </text:p>
      <text:p text:style-name="Preformatted_20_Text"><text:s text:c="8"/>WHEN t2.tipo IN ('DEPOSITO', 'TRANSFERENCIA') THEN t2.monto</text:p>
      <text:p text:style-name="Preformatted_20_Text"><text:s text:c="8"/>WHEN t2.tipo IN ('RETIRO', 'PAGO') THEN -t2.monto</text:p>
      <text:p text:style-name="Preformatted_20_Text"><text:s text:c="4"/>END) OVER (ORDER BY t2.fecha) - t2.saldo_after) &gt; 0.01;</text:p>
      <text:p text:style-name="Preformatted_20_Text">END;</text:p>
      <text:p text:style-name="Preformatted_20_Text">$$ LANGUAGE plpgsql;</text:p>
      <text:h text:style-name="Heading_20_3" text:outline-level="3"><text:soft-page-break/>7. Prueba de la Solución</text:h>
      <text:p text:style-name="Text_20_body">sql</text:p>
      <text:p text:style-name="Preformatted_20_Text">-- Insertar una cuenta de prueba</text:p>
      <text:p text:style-name="Preformatted_20_Text">INSERT INTO contabilidad.cuentas (numero_cuenta, cliente_id, saldo, tipo_cuenta, sucursal_id)</text:p>
      <text:p text:style-name="Preformatted_20_Text">VALUES ('999-999999-99', 9999, 1000.00, 'CORRIENTE', 1) RETURNING *;</text:p>
      <text:p text:style-name="Preformatted_20_Text"/>
      <text:p text:style-name="Preformatted_20_Text">-- ✅ La aplicación SOLO debe enviar: cuenta_id, tipo, monto, descripción (opcional)</text:p>
      <text:p text:style-name="Preformatted_20_Text">-- El saldo_after se calcula automáticamente</text:p>
      <text:p text:style-name="Preformatted_20_Text"/>
      <text:p text:style-name="Preformatted_20_Text">-- Depósito (correcto)</text:p>
      <text:p text:style-name="Preformatted_20_Text">INSERT INTO contabilidad.transacciones (cuenta_id, tipo, monto, descripcion, ip_origen)</text:p>
      <text:p text:style-name="Preformatted_20_Text">VALUES (1, 'DEPOSITO', 500.00, 'Depósito automático', '192.168.1.100')</text:p>
      <text:p text:style-name="Preformatted_20_Text">RETURNING *;</text:p>
      <text:p text:style-name="Preformatted_20_Text"/>
      <text:p text:style-name="Preformatted_20_Text">-- Retiro (correcto)</text:p>
      <text:p text:style-name="Preformatted_20_Text">INSERT INTO contabilidad.transacciones (cuenta_id, tipo, monto, descripcion, ip_origen)</text:p>
      <text:p text:style-name="Preformatted_20_Text">VALUES (1, 'RETIRO', 200.00, 'Retiro ATM', '192.168.1.100')</text:p>
      <text:p text:style-name="Preformatted_20_Text">RETURNING *;</text:p>
      <text:p text:style-name="Preformatted_20_Text"/>
      <text:p text:style-name="Preformatted_20_Text">-- ❌ Intento de fraude: la aplicación intenta enviar un saldo_after falso</text:p>
      <text:p text:style-name="Preformatted_20_Text">-- Esto será IGNORADO por el trigger (sobrescrito)</text:p>
      <text:p text:style-name="Preformatted_20_Text">INSERT INTO contabilidad.transacciones (cuenta_id, tipo, monto, saldo_after, descripcion, ip_origen)</text:p>
      <text:p text:style-name="Preformatted_20_Text">VALUES (1, 'DEPOSITO', 100.00, 999999.99, 'Intento de manipulación', '192.168.1.100')</text:p>
      <text:p text:style-name="Preformatted_20_Text">RETURNING *;</text:p>
      <text:p text:style-name="Preformatted_20_Text">-- El saldo_after real será 1400.00 (1000 + 500 - 200 + 100), NO 999999.99</text:p>
      <text:p text:style-name="Preformatted_20_Text"/>
      <text:p text:style-name="Preformatted_20_Text">-- Verificar el saldo final correcto</text:p>
      <text:p text:style-name="Preformatted_20_Text">SELECT id, numero_cuenta, saldo FROM contabilidad.cuentas WHERE id = 1;</text:p>
      <text:p text:style-name="Preformatted_20_Text">SELECT id, cuenta_id, tipo, monto, saldo_before, saldo_after, descripcion </text:p>
      <text:p text:style-name="Preformatted_20_Text">FROM contabilidad.transacciones WHERE cuenta_id = 1 ORDER BY fecha;</text:p>
      <text:h text:style-name="Heading_20_3" text:outline-level="3">8. Explicación de Por Qué Esta Solución es Correcta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Característica</text:p>
            </table:table-cell>
            <table:table-cell table:style-name="Tabla3.A1" office:value-type="string">
              <text:p text:style-name="Table_20_Heading">Beneficio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<text:span text:style-name="Source_20_Text">SELECT FOR UPDATE</text:span></text:span></text:p>
          </table:table-cell>
          <table:table-cell table:style-name="Tabla3.A1" office:value-type="string">
            <text:p text:style-name="Table_20_Contents">Bloquea la fila de la cuenta, evitando condiciones de carrera. Dos transacciones concurrentes no pueden leer el mismo saldo antiguo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Cálculo dentro de la transacción</text:span></text:p>
          </table:table-cell>
          <table:table-cell table:style-name="Tabla3.A1" office:value-type="string">
            <text:p text:style-name="Table_20_Contents">El saldo se calcula en el mismo momento en que se inserta la transacción, garantizando atomicidad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<text:span text:style-name="Source_20_Text">BEFORE INSERT</text:span></text:span><text:span text:style-name="Strong_20_Emphasis"> trigger</text:span></text:p>
          </table:table-cell>
          <table:table-cell table:style-name="Tabla3.A1" office:value-type="string">
            <text:p text:style-name="Table_20_Contents">Permite modificar <text:span text:style-name="Source_20_Text">saldo_before</text:span> y <text:span text:style-name="Source_20_Text">saldo_after</text:span> antes de que se escriban en disco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Verificación de saldo negativo</text:span></text:p>
          </table:table-cell>
          <table:table-cell table:style-name="Tabla3.A1" office:value-type="string">
            <text:p text:style-name="Table_20_Contents">Previene sobregiros no autorizados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Trigger de consistencia</text:span></text:p>
          </table:table-cell>
          <table:table-cell table:style-name="Tabla3.A1" office:value-type="string">
            <text:p text:style-name="Table_20_Contents">Detecta si alguien intenta modificar <text:span text:style-name="Source_20_Text">saldo_after</text:span> manualmente después de insertado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Función de recalculo</text:span></text:p>
          </table:table-cell>
          <table:table-cell table:style-name="Tabla3.A1" office:value-type="string">
            <text:p text:style-name="Table_20_Contents">Permite corregir inconsistencias históricas si ocurriera algún bug.</text:p>
          </table:table-cell>
        </table:table-row>
      </table:table>
      <text:h text:style-name="Heading_20_3" text:outline-level="3"><text:soft-page-break/>9. Consideraciones de Rendimiento</text:h>
      <text:p text:style-name="Text_20_body">Para tablas con millones de transacciones, el trigger <text:span text:style-name="Source_20_Text">BEFORE INSERT</text:span> con <text:span text:style-name="Source_20_Text">SELECT FOR UPDATE</text:span> es perfectamente aceptable porque:</text:p>
      <text:list xml:id="list484189800" text:style-name="L4">
        <text:list-item>
          <text:p text:style-name="Text_20_body"><text:span text:style-name="Strong_20_Emphasis">El bloqueo es solo en la fila específica</text:span>, no en toda la tabla.</text:p>
        </text:list-item>
        <text:list-item>
          <text:p text:style-name="Text_20_body"><text:span text:style-name="Strong_20_Emphasis">Es la única forma correcta</text:span> de garantizar consistencia financiera.</text:p>
        </text:list-item>
        <text:list-item>
          <text:p text:style-name="Text_20_body">Para sistemas de muy alta concurrencia (millones de transacciones/hora), se puede implementar <text:span text:style-name="Strong_20_Emphasis">sharding por cliente_id</text:span> o usar <text:span text:style-name="Strong_20_Emphasis">tablas particionadas por cliente</text:span>.</text:p>
        </text:list-item>
      </text:list>
      <text:p text:style-name="Horizontal_20_Line"/>
      <text:h text:style-name="Heading_20_2" text:outline-level="2">Resumen de la Corrección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Elemento</text:p>
            </table:table-cell>
            <table:table-cell table:style-name="Tabla4.A1" office:value-type="string">
              <text:p text:style-name="Table_20_Heading">Diseño Original (Incorrecto)</text:p>
            </table:table-cell>
            <table:table-cell table:style-name="Tabla4.A1" office:value-type="string">
              <text:p text:style-name="Table_20_Heading">Diseño Corregido (Correcto)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ource_20_Text">saldo_after</text:span></text:p>
          </table:table-cell>
          <table:table-cell table:style-name="Tabla4.A1" office:value-type="string">
            <text:p text:style-name="Table_20_Contents">Calculado por la aplicación</text:p>
          </table:table-cell>
          <table:table-cell table:style-name="Tabla4.A1" office:value-type="string">
            <text:p text:style-name="Table_20_Contents">Calculado por trigger en BD</text:p>
          </table:table-cell>
        </table:table-row>
        <table:table-row>
          <table:table-cell table:style-name="Tabla4.A1" office:value-type="string">
            <text:p text:style-name="Table_20_Contents"><text:span text:style-name="Source_20_Text">saldo_before</text:span></text:p>
          </table:table-cell>
          <table:table-cell table:style-name="Tabla4.A1" office:value-type="string">
            <text:p text:style-name="Table_20_Contents">No existía</text:p>
          </table:table-cell>
          <table:table-cell table:style-name="Tabla4.A1" office:value-type="string">
            <text:p text:style-name="Table_20_Contents">Guardado automáticamente para auditoría</text:p>
          </table:table-cell>
        </table:table-row>
        <table:table-row>
          <table:table-cell table:style-name="Tabla4.A1" office:value-type="string">
            <text:p text:style-name="Table_20_Contents">Control de concurrencia</text:p>
          </table:table-cell>
          <table:table-cell table:style-name="Tabla4.A1" office:value-type="string">
            <text:p text:style-name="Table_20_Contents">Ninguno (riesgo alto)</text:p>
          </table:table-cell>
          <table:table-cell table:style-name="Tabla4.A1" office:value-type="string">
            <text:p text:style-name="Table_20_Contents"><text:span text:style-name="Source_20_Text">SELECT FOR UPDATE</text:span> en la cuenta</text:p>
          </table:table-cell>
        </table:table-row>
        <table:table-row>
          <table:table-cell table:style-name="Tabla4.A1" office:value-type="string">
            <text:p text:style-name="Table_20_Contents">Transferencias</text:p>
          </table:table-cell>
          <table:table-cell table:style-name="Tabla4.A1" office:value-type="string">
            <text:p text:style-name="Table_20_Contents">No manejadas</text:p>
          </table:table-cell>
          <table:table-cell table:style-name="Tabla4.A1" office:value-type="string">
            <text:p text:style-name="Table_20_Contents">Trigger especial con bloqueo de dos cuentas</text:p>
          </table:table-cell>
        </table:table-row>
        <table:table-row>
          <table:table-cell table:style-name="Tabla4.A1" office:value-type="string">
            <text:p text:style-name="Table_20_Contents">Detección de fraudes</text:p>
          </table:table-cell>
          <table:table-cell table:style-name="Tabla4.A1" office:value-type="string">
            <text:p text:style-name="Table_20_Contents">No posible</text:p>
          </table:table-cell>
          <table:table-cell table:style-name="Tabla4.A1" office:value-type="string">
            <text:p text:style-name="Table_20_Contents">Trigger de consistencia que verifica cálculos</text:p>
          </table:table-cell>
        </table:table-row>
        <table:table-row>
          <table:table-cell table:style-name="Tabla4.A1" office:value-type="string">
            <text:p text:style-name="Table_20_Contents">Capacidad de resaldo</text:p>
          </table:table-cell>
          <table:table-cell table:style-name="Tabla4.A1" office:value-type="string">
            <text:p text:style-name="Table_20_Contents">No</text:p>
          </table:table-cell>
          <table:table-cell table:style-name="Tabla4.A1" office:value-type="string">
            <text:p text:style-name="Table_20_Contents">Función <text:span text:style-name="Source_20_Text">recalcular_saldos_cuenta()</text:span></text:p>
          </table:table-cell>
        </table:table-row>
      </table:table>
      <text:p text:style-name="Text_20_body"><text:span text:style-name="Strong_20_Emphasis">Tu observación fue completamente acertada</text:span> y este tipo de revisión crítica es exactamente lo que diferencia a un DBA junior de uno senior. En producción, un diseño incorrecto de <text:span text:style-name="Source_20_Text">saldo_after</text:span> podría haber causado pérdidas financieras reales.</text:p>
      <text:p text:style-name="Text_20_body">SELECT saldo INTO saldo_actual FROM contabilidad.cuentas WHERE id = NEW.cuenta_id FOR UPDATE; esto solo se puede hacer dentro de un triguer? . explicame este script un poco y lo de new.</text:p>
      <text:p text:style-name="Text_20_body">¡Excelente pregunta! Es muy importante entender cómo funciona <text:span text:style-name="Source_20_Text">NEW</text:span> y el contexto de los triggers en PostgreSQL. Te explico detalladamente:</text:p>
      <text:p text:style-name="Horizontal_20_Line"/>
      <text:h text:style-name="Heading_20_2" text:outline-level="2">¿Qué es <text:span text:style-name="Source_20_Text">NEW</text:span> en un Trigger?</text:h>
      <text:p text:style-name="Text_20_body"><text:span text:style-name="Source_20_Text">NEW</text:span> es una <text:span text:style-name="Strong_20_Emphasis">variable especial de tipo RECORD</text:span> que solo existe dentro de una <text:span text:style-name="Strong_20_Emphasis">función de trigger</text:span>. Contiene los <text:span text:style-name="Strong_20_Emphasis">nuevos valores</text:span> que se van a insertar o actualizar en la tabla.</text:p>
      <text:h text:style-name="Heading_20_3" text:outline-level="3"><text:soft-page-break/>Contexto de <text:span text:style-name="Source_20_Text">NEW</text:span> según la operación: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Operación</text:p>
            </table:table-cell>
            <table:table-cell table:style-name="Tabla5.A1" office:value-type="string">
              <text:p text:style-name="Table_20_Heading">¿Qué contiene <text:span text:style-name="Source_20_Text">NEW</text:span>?</text:p>
            </table:table-cell>
            <table:table-cell table:style-name="Tabla5.A1" office:value-type="string">
              <text:p text:style-name="Table_20_Heading">¿Qué contiene <text:span text:style-name="Source_20_Text">OLD</text:span>?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trong_20_Emphasis">INSERT</text:span></text:p>
          </table:table-cell>
          <table:table-cell table:style-name="Tabla5.A1" office:value-type="string">
            <text:p text:style-name="Table_20_Contents">Los valores que se están insertando</text:p>
          </table:table-cell>
          <table:table-cell table:style-name="Tabla5.A1" office:value-type="string">
            <text:p text:style-name="Table_20_Contents"><text:span text:style-name="Source_20_Text">NULL</text:span> (no existe versión anterior)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UPDATE</text:span></text:p>
          </table:table-cell>
          <table:table-cell table:style-name="Tabla5.A1" office:value-type="string">
            <text:p text:style-name="Table_20_Contents">Los <text:span text:style-name="Strong_20_Emphasis">nuevos valores</text:span> después del UPDATE</text:p>
          </table:table-cell>
          <table:table-cell table:style-name="Tabla5.A1" office:value-type="string">
            <text:p text:style-name="Table_20_Contents">Los <text:span text:style-name="Strong_20_Emphasis">valores antiguos</text:span> antes del UPDATE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DELETE</text:span></text:p>
          </table:table-cell>
          <table:table-cell table:style-name="Tabla5.A1" office:value-type="string">
            <text:p text:style-name="Table_20_Contents"><text:span text:style-name="Source_20_Text">NULL</text:span> (no hay nuevos valores)</text:p>
          </table:table-cell>
          <table:table-cell table:style-name="Tabla5.A1" office:value-type="string">
            <text:p text:style-name="Table_20_Contents">Los valores que se están eliminando</text:p>
          </table:table-cell>
        </table:table-row>
      </table:table>
      <text:h text:style-name="Heading_20_3" text:outline-level="3">Ejemplo visual:</text:h>
      <text:p text:style-name="Text_20_body">sql</text:p>
      <text:p text:style-name="Preformatted_20_Text">-- Cuando alguien ejecuta:</text:p>
      <text:p text:style-name="Preformatted_20_Text">INSERT INTO transacciones (cuenta_id, monto, tipo) </text:p>
      <text:p text:style-name="Preformatted_20_Text">VALUES (123, 500, 'DEPOSITO');</text:p>
      <text:p text:style-name="Preformatted_20_Text"/>
      <text:p text:style-name="Preformatted_20_Text">-- Dentro del trigger, NEW contiene:</text:p>
      <text:p text:style-name="Preformatted_20_Text">NEW.cuenta_id = 123</text:p>
      <text:p text:style-name="Preformatted_20_Text">NEW.monto = 500</text:p>
      <text:p text:style-name="Preformatted_20_Text">NEW.tipo = 'DEPOSITO'</text:p>
      <text:p text:style-name="Preformatted_20_Text">NEW.saldo_after = NULL <text:s/>(todavía no se ha calculado)</text:p>
      <text:p text:style-name="Preformatted_20_Text">NEW.saldo_before = NULL</text:p>
      <text:p text:style-name="Preformatted_20_Text">NEW.fecha = CURRENT_TIMESTAMP (valor por defecto)</text:p>
      <text:p text:style-name="Preformatted_20_Text">NEW.referencia = gen_random_uuid() (valor por defecto)</text:p>
      <text:p text:style-name="Horizontal_20_Line"/>
      <text:h text:style-name="Heading_20_2" text:outline-level="2">¿Se puede usar <text:span text:style-name="Source_20_Text">SELECT ... FOR UPDATE</text:span> fuera de un trigger?</text:h>
      <text:p text:style-name="Text_20_body"><text:span text:style-name="Strong_20_Emphasis">¡SÍ!</text:span> <text:span text:style-name="Source_20_Text">SELECT ... FOR UPDATE</text:span> se puede usar en <text:span text:style-name="Strong_20_Emphasis">cualquier consulta SQL</text:span>, no solo dentro de triggers. Es una cláusula estándar de PostgreSQL para <text:span text:style-name="Strong_20_Emphasis">bloqueo pesimista</text:span>.</text:p>
      <text:h text:style-name="Heading_20_3" text:outline-level="3">Ejemplo fuera de un trigger (en una aplicación o función):</text:h>
      <text:p text:style-name="Text_20_body">sql</text:p>
      <text:p text:style-name="Preformatted_20_Text">-- Bloquear una cuenta para operaciones atómicas</text:p>
      <text:p text:style-name="Preformatted_20_Text">BEGIN;</text:p>
      <text:p text:style-name="Preformatted_20_Text"/>
      <text:p text:style-name="Preformatted_20_Text">SELECT saldo INTO saldo_actual</text:p>
      <text:p text:style-name="Preformatted_20_Text">FROM cuentas</text:p>
      <text:p text:style-name="Preformatted_20_Text">WHERE id = 123</text:p>
      <text:p text:style-name="Preformatted_20_Text">FOR UPDATE; <text:s/>-- Esta fila queda bloqueada hasta COMMIT o ROLLBACK</text:p>
      <text:p text:style-name="Preformatted_20_Text"/>
      <text:p text:style-name="Preformatted_20_Text">-- Ahora podemos hacer operaciones seguras sabiendo que nadie más puede modificar esta fila</text:p>
      <text:p text:style-name="Preformatted_20_Text">UPDATE cuentas SET saldo = saldo_actual + 500 WHERE id = 123;</text:p>
      <text:p text:style-name="Preformatted_20_Text"/>
      <text:p text:style-name="Preformatted_20_Text">COMMIT; <text:s/>-- Se libera el bloqueo</text:p>
      <text:p text:style-name="Horizontal_20_Line"/>
      <text:h text:style-name="Heading_20_2" text:outline-level="2">Explicación línea por línea del script</text:h>
      <text:p text:style-name="Text_20_body">sql</text:p>
      <text:p text:style-name="Preformatted_20_Text"><text:soft-page-break/>SELECT saldo INTO saldo_actual</text:p>
      <text:p text:style-name="Preformatted_20_Text">FROM contabilidad.cuentas</text:p>
      <text:p text:style-name="Preformatted_20_Text">WHERE id = NEW.cuenta_id</text:p>
      <text:p text:style-name="Preformatted_20_Text">FOR UPDATE;</text:p>
      <text:h text:style-name="Heading_20_3" text:outline-level="3">Desglose detallado:</text:h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Componente</text:p>
            </table:table-cell>
            <table:table-cell table:style-name="Tabla6.A1" office:value-type="string">
              <text:p text:style-name="Table_20_Heading">Explicación</text:p>
            </table:table-cell>
          </table:table-row>
        </table:table-header-rows>
        <table:table-row>
          <table:table-cell table:style-name="Tabla6.A1" office:value-type="string">
            <text:p text:style-name="Table_20_Contents"><text:span text:style-name="Source_20_Text">SELECT saldo</text:span></text:p>
          </table:table-cell>
          <table:table-cell table:style-name="Tabla6.A1" office:value-type="string">
            <text:p text:style-name="Table_20_Contents">Selecciona solo la columna <text:span text:style-name="Source_20_Text">saldo</text:span> (no toda la fila, más eficiente)</text:p>
          </table:table-cell>
        </table:table-row>
        <table:table-row>
          <table:table-cell table:style-name="Tabla6.A1" office:value-type="string">
            <text:p text:style-name="Table_20_Contents"><text:span text:style-name="Source_20_Text">INTO saldo_actual</text:span></text:p>
          </table:table-cell>
          <table:table-cell table:style-name="Tabla6.A1" office:value-type="string">
            <text:p text:style-name="Table_20_Contents">Guarda el valor seleccionado en la variable <text:span text:style-name="Source_20_Text">saldo_actual</text:span> (declarada en DECLARE)</text:p>
          </table:table-cell>
        </table:table-row>
        <table:table-row>
          <table:table-cell table:style-name="Tabla6.A1" office:value-type="string">
            <text:p text:style-name="Table_20_Contents"><text:span text:style-name="Source_20_Text">FROM contabilidad.cuentas</text:span></text:p>
          </table:table-cell>
          <table:table-cell table:style-name="Tabla6.A1" office:value-type="string">
            <text:p text:style-name="Table_20_Contents">Tabla de donde se lee</text:p>
          </table:table-cell>
        </table:table-row>
        <table:table-row>
          <table:table-cell table:style-name="Tabla6.A1" office:value-type="string">
            <text:p text:style-name="Table_20_Contents"><text:span text:style-name="Source_20_Text">WHERE id = NEW.cuenta_id</text:span></text:p>
          </table:table-cell>
          <table:table-cell table:style-name="Tabla6.A1" office:value-type="string">
            <text:p text:style-name="Table_20_Contents">Busca la cuenta cuyo ID coincide con el que viene en la nueva transacción</text:p>
          </table:table-cell>
        </table:table-row>
        <table:table-row>
          <table:table-cell table:style-name="Tabla6.A1" office:value-type="string">
            <text:p text:style-name="Table_20_Contents"><text:span text:style-name="Source_20_Text">FOR UPDATE</text:span></text:p>
          </table:table-cell>
          <table:table-cell table:style-name="Tabla6.A1" office:value-type="string">
            <text:p text:style-name="Table_20_Contents"><text:span text:style-name="Strong_20_Emphasis">BLOQUEA</text:span> esa fila hasta que termine la transacción actual</text:p>
          </table:table-cell>
        </table:table-row>
      </table:table>
      <text:h text:style-name="Heading_20_3" text:outline-level="3">¿Qué hace <text:span text:style-name="Source_20_Text">FOR UPDATE</text:span>?</text:h>
      <text:p text:style-name="Text_20_body">text</text:p>
      <text:p text:style-name="Preformatted_20_Text">┌─────────────────────────────────────────────────────────────────┐</text:p>
      <text:p text:style-name="Preformatted_20_Text">│ <text:s/>FOR UPDATE: Bloqueo pesimista a nivel de fila <text:s text:c="18"/>│</text:p>
      <text:p text:style-name="Preformatted_20_Text">├─────────────────────────────────────────────────────────────────┤</text:p>
      <text:p text:style-name="Preformatted_20_Text">│ <text:s text:c="65"/>│</text:p>
      <text:p text:style-name="Preformatted_20_Text">│ <text:s/>Transacción A: <text:s text:c="48"/>│</text:p>
      <text:p text:style-name="Preformatted_20_Text">│ <text:s/>SELECT * FROM cuentas WHERE id=1 FOR UPDATE; <text:s/>← Bloquea fila 1 │</text:p>
      <text:p text:style-name="Preformatted_20_Text">│ <text:s text:c="65"/>│</text:p>
      <text:p text:style-name="Preformatted_20_Text">│ <text:s/>Transacción B: (mientras A no ha hecho COMMIT) <text:s text:c="16"/>│</text:p>
      <text:p text:style-name="Preformatted_20_Text">│ <text:s/>SELECT * FROM cuentas WHERE id=1 FOR UPDATE; <text:s/>← SE BLOQUEA <text:s text:c="3"/>│</text:p>
      <text:p text:style-name="Preformatted_20_Text">│ <text:s/>(espera hasta que A haga COMMIT o ROLLBACK) <text:s text:c="19"/>│</text:p>
      <text:p text:style-name="Preformatted_20_Text">│ <text:s text:c="65"/>│</text:p>
      <text:p text:style-name="Preformatted_20_Text">└─────────────────────────────────────────────────────────────────┘</text:p>
      <text:h text:style-name="Heading_20_3" text:outline-level="3">¿Por qué es necesario <text:span text:style-name="Source_20_Text">FOR UPDATE</text:span>?</text:h>
      <text:p text:style-name="Text_20_body">Sin <text:span text:style-name="Source_20_Text">FOR UPDATE</text:span>, dos transacciones concurrentes podrían leer el mismo saldo:</text:p>
      <text:p text:style-name="Text_20_body">sql</text:p>
      <text:p text:style-name="Preformatted_20_Text">-- ❌ SIN FOR UPDATE (problema de concurrencia)</text:p>
      <text:p text:style-name="Preformatted_20_Text"/>
      <text:p text:style-name="Preformatted_20_Text">-- Transacción 1 (T1) <text:s text:c="19"/>-- Transacción 2 (T2)</text:p>
      <text:p text:style-name="Preformatted_20_Text">BEGIN; <text:s text:c="35"/>BEGIN;</text:p>
      <text:p text:style-name="Preformatted_20_Text">SELECT saldo FROM cuentas WHERE id=1; <text:s text:c="4"/>SELECT saldo FROM cuentas WHERE id=1;</text:p>
      <text:p text:style-name="Preformatted_20_Text">-- saldo = 1000 <text:s text:c="26"/>-- saldo = 1000 (mismo valor)</text:p>
      <text:p text:style-name="Preformatted_20_Text"><text:s text:c="42"/>UPDATE cuentas SET saldo = 500; (retiro 500)</text:p>
      <text:p text:style-name="Preformatted_20_Text">UPDATE cuentas SET saldo = 1500; <text:s text:c="9"/>COMMIT; (saldo = 500)</text:p>
      <text:p text:style-name="Preformatted_20_Text">(quiere sumar 500 pero parte de 1000)</text:p>
      <text:p text:style-name="Preformatted_20_Text">COMMIT; (saldo = 1500)</text:p>
      <text:p text:style-name="Preformatted_20_Text"/>
      <text:p text:style-name="Preformatted_20_Text">-- RESULTADO FINAL: SALDO = 1500 (INCORRECTO, debería ser 500 + 500 = 1000)</text:p>
      <text:p text:style-name="Preformatted_20_Text">-- Se perdió el retiro de 500!</text:p>
      <text:p text:style-name="Text_20_body">sql</text:p>
      <text:p text:style-name="Preformatted_20_Text"><text:soft-page-break/>-- ✅ CON FOR UPDATE (solución)</text:p>
      <text:p text:style-name="Preformatted_20_Text"/>
      <text:p text:style-name="Preformatted_20_Text">-- Transacción 1 (T1) <text:s text:c="19"/>-- Transacción 2 (T2)</text:p>
      <text:p text:style-name="Preformatted_20_Text">BEGIN; <text:s text:c="35"/>BEGIN;</text:p>
      <text:p text:style-name="Preformatted_20_Text">SELECT saldo FROM cuentas WHERE id=1 <text:s text:c="5"/>SELECT saldo FROM cuentas WHERE id=1</text:p>
      <text:p text:style-name="Preformatted_20_Text">FOR UPDATE; <text:s text:c="30"/>FOR UPDATE;</text:p>
      <text:p text:style-name="Preformatted_20_Text">-- saldo = 1000, fila bloqueada <text:s text:c="10"/>-- SE BLOQUEA (espera a T1)</text:p>
      <text:p text:style-name="Preformatted_20_Text"><text:s text:c="42"/>-- (en espera...)</text:p>
      <text:p text:style-name="Preformatted_20_Text">UPDATE cuentas SET saldo = 1500;</text:p>
      <text:p text:style-name="Preformatted_20_Text">COMMIT; (libera el bloqueo) <text:s text:c="14"/>-- Continúa: saldo = 1500 (lee el valor actualizado)</text:p>
      <text:p text:style-name="Preformatted_20_Text"><text:s text:c="42"/>UPDATE cuentas SET saldo = 1000;</text:p>
      <text:p text:style-name="Preformatted_20_Text"><text:s text:c="42"/>COMMIT;</text:p>
      <text:p text:style-name="Preformatted_20_Text">-- RESULTADO FINAL: SALDO = 1000 (CORRECTO)</text:p>
      <text:p text:style-name="Horizontal_20_Line"/>
      <text:h text:style-name="Heading_20_2" text:outline-level="2">Ejemplo Completo con Explicación</text:h>
      <text:p text:style-name="Text_20_body">Vamos a construir un ejemplo didáctico paso a paso:</text:p>
      <text:p text:style-name="Text_20_body">sql</text:p>
      <text:p text:style-name="Preformatted_20_Text">-- 1. Crear tablas de ejemplo</text:p>
      <text:p text:style-name="Preformatted_20_Text">CREATE TABLE cuentas (</text:p>
      <text:p text:style-name="Preformatted_20_Text"><text:s text:c="4"/>id SERIAL PRIMARY KEY,</text:p>
      <text:p text:style-name="Preformatted_20_Text"><text:s text:c="4"/>numero TEXT UNIQUE,</text:p>
      <text:p text:style-name="Preformatted_20_Text"><text:s text:c="4"/>saldo DECIMAL(15,2) DEFAULT 0</text:p>
      <text:p text:style-name="Preformatted_20_Text">);</text:p>
      <text:p text:style-name="Preformatted_20_Text"/>
      <text:p text:style-name="Preformatted_20_Text">CREATE TABLE movimientos (</text:p>
      <text:p text:style-name="Preformatted_20_Text"><text:s text:c="4"/>id SERIAL PRIMARY KEY,</text:p>
      <text:p text:style-name="Preformatted_20_Text"><text:s text:c="4"/>cuenta_id INTEGER REFERENCES cuentas(id),</text:p>
      <text:p text:style-name="Preformatted_20_Text"><text:s text:c="4"/>monto DECIMAL(15,2),</text:p>
      <text:p text:style-name="Preformatted_20_Text"><text:s text:c="4"/>saldo_after DECIMAL(15,2),</text:p>
      <text:p text:style-name="Preformatted_20_Text"><text:s text:c="4"/>fecha TIMESTAMP DEFAULT CURRENT_TIMESTAMP</text:p>
      <text:p text:style-name="Preformatted_20_Text">);</text:p>
      <text:p text:style-name="Preformatted_20_Text"/>
      <text:p text:style-name="Preformatted_20_Text">-- 2. Insertar datos de prueba</text:p>
      <text:p text:style-name="Preformatted_20_Text">INSERT INTO cuentas (numero, saldo) VALUES ('C001', 1000);</text:p>
      <text:p text:style-name="Preformatted_20_Text"/>
      <text:p text:style-name="Preformatted_20_Text">-- 3. Función de trigger que usa NEW y FOR UPDATE</text:p>
      <text:p text:style-name="Preformatted_20_Text">CREATE OR REPLACE FUNCTION procesar_movimiento()</text:p>
      <text:p text:style-name="Preformatted_20_Text">RETURNS TRIGGER AS $$</text:p>
      <text:p text:style-name="Preformatted_20_Text">DECLARE</text:p>
      <text:p text:style-name="Preformatted_20_Text"><text:s text:c="4"/>saldo_actual DECIMAL(15,2);</text:p>
      <text:p text:style-name="Preformatted_20_Text">BEGIN</text:p>
      <text:p text:style-name="Preformatted_20_Text"><text:s text:c="4"/>-- NEW.cuenta_id: el valor que viene en el INSERT</text:p>
      <text:p text:style-name="Preformatted_20_Text"><text:s text:c="4"/>-- FOR UPDATE: bloquea la fila para evitar condiciones de carrera</text:p>
      <text:p text:style-name="Preformatted_20_Text"><text:s text:c="4"/>SELECT saldo INTO saldo_actual</text:p>
      <text:p text:style-name="Preformatted_20_Text"><text:s text:c="4"/>FROM cuentas</text:p>
      <text:p text:style-name="Preformatted_20_Text"><text:s text:c="4"/>WHERE id = NEW.cuenta_id</text:p>
      <text:p text:style-name="Preformatted_20_Text"><text:s text:c="4"/>FOR UPDATE;</text:p>
      <text:p text:style-name="Preformatted_20_Text"><text:s text:c="4"/></text:p>
      <text:p text:style-name="Preformatted_20_Text"><text:s text:c="4"/>-- Calcular nuevo saldo</text:p>
      <text:p text:style-name="Preformatted_20_Text"><text:s text:c="4"/>NEW.saldo_after := saldo_actual + NEW.monto;</text:p>
      <text:p text:style-name="Preformatted_20_Text"><text:s text:c="4"/></text:p>
      <text:p text:style-name="Preformatted_20_Text"><text:s text:c="4"/>-- Actualizar la cuenta</text:p>
      <text:p text:style-name="Preformatted_20_Text"><text:s text:c="4"/>UPDATE cuentas </text:p>
      <text:p text:style-name="Preformatted_20_Text"><text:s text:c="4"/>SET saldo = NEW.saldo_after </text:p>
      <text:p text:style-name="Preformatted_20_Text"><text:s text:c="4"/>WHERE id = NEW.cuenta_id;</text:p>
      <text:p text:style-name="Preformatted_20_Text"><text:soft-page-break/><text:s text:c="4"/></text:p>
      <text:p text:style-name="Preformatted_20_Text"><text:s text:c="4"/>-- Mostrar información de depuración (opcional)</text:p>
      <text:p text:style-name="Preformatted_20_Text"><text:s text:c="4"/>RAISE NOTICE 'Cuenta: %, Saldo anterior: %, Monto: %, Saldo nuevo: %',</text:p>
      <text:p text:style-name="Preformatted_20_Text"><text:s text:c="17"/>NEW.cuenta_id, saldo_actual, NEW.monto, NEW.saldo_after;</text:p>
      <text:p text:style-name="Preformatted_20_Text"><text:s text:c="4"/></text:p>
      <text:p text:style-name="Preformatted_20_Text"><text:s text:c="4"/>RETURN NEW;</text:p>
      <text:p text:style-name="Preformatted_20_Text">END;</text:p>
      <text:p text:style-name="Preformatted_20_Text">$$ LANGUAGE plpgsql;</text:p>
      <text:p text:style-name="Preformatted_20_Text"/>
      <text:p text:style-name="Preformatted_20_Text">-- 4. Crear el trigger</text:p>
      <text:p text:style-name="Preformatted_20_Text">CREATE TRIGGER trigger_calcular_saldo</text:p>
      <text:p text:style-name="Preformatted_20_Text"><text:s text:c="4"/>BEFORE INSERT ON movimientos</text:p>
      <text:p text:style-name="Preformatted_20_Text"><text:s text:c="4"/>FOR EACH ROW</text:p>
      <text:p text:style-name="Preformatted_20_Text"><text:s text:c="4"/>EXECUTE FUNCTION procesar_movimiento();</text:p>
      <text:p text:style-name="Preformatted_20_Text"/>
      <text:p text:style-name="Preformatted_20_Text">-- 5. Probar el sistema</text:p>
      <text:p text:style-name="Preformatted_20_Text">-- La aplicación solo necesita insertar cuenta_id y monto</text:p>
      <text:p text:style-name="Preformatted_20_Text">INSERT INTO movimientos (cuenta_id, monto) VALUES (1, 500);</text:p>
      <text:p text:style-name="Preformatted_20_Text">INSERT INTO movimientos (cuenta_id, monto) VALUES (1, 200);</text:p>
      <text:p text:style-name="Preformatted_20_Text">INSERT INTO movimientos (cuenta_id, monto) VALUES (1, -100); <text:s/>-- Retiro</text:p>
      <text:p text:style-name="Preformatted_20_Text"/>
      <text:p text:style-name="Preformatted_20_Text">-- Ver resultados</text:p>
      <text:p text:style-name="Preformatted_20_Text">SELECT * FROM cuentas; <text:s/>-- Saldo final: 1000 + 500 + 200 - 100 = 1600</text:p>
      <text:p text:style-name="Preformatted_20_Text">SELECT * FROM movimientos; <text:s/>-- saldo_after se calculó automáticamente</text:p>
      <text:h text:style-name="Heading_20_3" text:outline-level="3">Salida del ejemplo:</text:h>
      <text:p text:style-name="Text_20_body">text</text:p>
      <text:p text:style-name="Preformatted_20_Text">NOTICE: <text:s/>Cuenta: 1, Saldo anterior: 1000, Monto: 500, Saldo nuevo: 1500</text:p>
      <text:p text:style-name="Preformatted_20_Text">NOTICE: <text:s/>Cuenta: 1, Saldo anterior: 1500, Monto: 200, Saldo nuevo: 1700</text:p>
      <text:p text:style-name="Preformatted_20_Text">NOTICE: <text:s/>Cuenta: 1, Saldo anterior: 1700, Monto: -100, Saldo nuevo: 1600</text:p>
      <text:p text:style-name="Preformatted_20_Text"/>
      <text:p text:style-name="Preformatted_20_Text">cuentas:</text:p>
      <text:p text:style-name="Preformatted_20_Text"><text:s/>id | numero | saldo</text:p>
      <text:p text:style-name="Preformatted_20_Text">----+--------+--------</text:p>
      <text:p text:style-name="Preformatted_20_Text"><text:s text:c="2"/>1 | C001 <text:s text:c="2"/>| 1600.00</text:p>
      <text:p text:style-name="Preformatted_20_Text"/>
      <text:p text:style-name="Preformatted_20_Text">movimientos:</text:p>
      <text:p text:style-name="Preformatted_20_Text"><text:s/>id | cuenta_id | monto | saldo_after | fecha</text:p>
      <text:p text:style-name="Preformatted_20_Text">----+-----------+-------+-------------+-------</text:p>
      <text:p text:style-name="Preformatted_20_Text"><text:s text:c="2"/>1 | 1 <text:s text:c="8"/>| 500 <text:s text:c="2"/>| 1500.00 <text:s text:c="4"/>| ...</text:p>
      <text:p text:style-name="Preformatted_20_Text"><text:s text:c="2"/>2 | 1 <text:s text:c="8"/>| 200 <text:s text:c="2"/>| 1700.00 <text:s text:c="4"/>| ...</text:p>
      <text:p text:style-name="Preformatted_20_Text"><text:s text:c="2"/>3 | 1 <text:s text:c="8"/>| -100 <text:s/>| 1600.00 <text:s text:c="4"/>| ...</text:p>
      <text:p text:style-name="Horizontal_20_Line"/>
      <text:h text:style-name="Heading_20_2" text:outline-level="2">¿Qué pasa si no se usa <text:span text:style-name="Source_20_Text">FOR UPDATE</text:span> dentro del trigger?</text:h>
      <text:p text:style-name="Text_20_body">sql</text:p>
      <text:p text:style-name="Preformatted_20_Text">-- ❌ VERSIÓN SIN FOR UPDATE (PELIGROSA)</text:p>
      <text:p text:style-name="Preformatted_20_Text">CREATE OR REPLACE FUNCTION procesar_movimiento_sin_lock()</text:p>
      <text:p text:style-name="Preformatted_20_Text">RETURNS TRIGGER AS $$</text:p>
      <text:p text:style-name="Preformatted_20_Text">DECLARE</text:p>
      <text:p text:style-name="Preformatted_20_Text"><text:s text:c="4"/>saldo_actual DECIMAL(15,2);</text:p>
      <text:p text:style-name="Preformatted_20_Text">BEGIN</text:p>
      <text:p text:style-name="Preformatted_20_Text"><text:s text:c="4"/>-- SIN FOR UPDATE - no hay bloqueo</text:p>
      <text:p text:style-name="Preformatted_20_Text"><text:s text:c="4"/>SELECT saldo INTO saldo_actual</text:p>
      <text:p text:style-name="Preformatted_20_Text"><text:s text:c="4"/>FROM cuentas</text:p>
      <text:p text:style-name="Preformatted_20_Text"><text:s text:c="4"/>WHERE id = NEW.cuenta_id; <text:s/>-- ← Sin FOR UPDATE</text:p>
      <text:p text:style-name="Preformatted_20_Text"><text:soft-page-break/><text:s text:c="4"/></text:p>
      <text:p text:style-name="Preformatted_20_Text"><text:s text:c="4"/>NEW.saldo_after := saldo_actual + NEW.monto;</text:p>
      <text:p text:style-name="Preformatted_20_Text"><text:s text:c="4"/></text:p>
      <text:p text:style-name="Preformatted_20_Text"><text:s text:c="4"/>UPDATE cuentas SET saldo = NEW.saldo_after WHERE id = NEW.cuenta_id;</text:p>
      <text:p text:style-name="Preformatted_20_Text"><text:s text:c="4"/></text:p>
      <text:p text:style-name="Preformatted_20_Text"><text:s text:c="4"/>RETURN NEW;</text:p>
      <text:p text:style-name="Preformatted_20_Text">END;</text:p>
      <text:p text:style-name="Preformatted_20_Text">$$ LANGUAGE plpgsql;</text:p>
      <text:p text:style-name="Text_20_body"><text:span text:style-name="Strong_20_Emphasis">Problema:</text:span> Dos transacciones que se ejecutan al mismo tiempo pueden leer el mismo <text:span text:style-name="Source_20_Text">saldo_actual</text:span> y luego actualizar, causando <text:span text:style-name="Strong_20_Emphasis">pérdida de actualizaciones</text:span> (lost update).</text:p>
      <text:p text:style-name="Horizontal_20_Line"/>
      <text:h text:style-name="Heading_20_2" text:outline-level="2">Resumen de Conceptos Clave</text:h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Table_20_Heading">Concepto</text:p>
            </table:table-cell>
            <table:table-cell table:style-name="Tabla7.A1" office:value-type="string">
              <text:p text:style-name="Table_20_Heading">Explicación</text:p>
            </table:table-cell>
            <table:table-cell table:style-name="Tabla7.A1" office:value-type="string">
              <text:p text:style-name="Table_20_Heading">¿Dónde se usa?</text:p>
            </table:table-cell>
          </table:table-row>
        </table:table-header-rows>
        <table:table-row>
          <table:table-cell table:style-name="Tabla7.A1" office:value-type="string">
            <text:p text:style-name="Table_20_Contents"><text:span text:style-name="Strong_20_Emphasis"><text:span text:style-name="Source_20_Text">NEW</text:span></text:span></text:p>
          </table:table-cell>
          <table:table-cell table:style-name="Tabla7.A1" office:value-type="string">
            <text:p text:style-name="Table_20_Contents">Variable especial con los nuevos valores de la fila</text:p>
          </table:table-cell>
          <table:table-cell table:style-name="Tabla7.A1" office:value-type="string">
            <text:p text:style-name="Table_20_Contents">Solo dentro de funciones de trigger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<text:span text:style-name="Source_20_Text">OLD</text:span></text:span></text:p>
          </table:table-cell>
          <table:table-cell table:style-name="Tabla7.A1" office:value-type="string">
            <text:p text:style-name="Table_20_Contents">Variable especial con los valores antiguos de la fila</text:p>
          </table:table-cell>
          <table:table-cell table:style-name="Tabla7.A1" office:value-type="string">
            <text:p text:style-name="Table_20_Contents">Solo dentro de funciones de trigger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<text:span text:style-name="Source_20_Text">FOR UPDATE</text:span></text:span></text:p>
          </table:table-cell>
          <table:table-cell table:style-name="Tabla7.A1" office:value-type="string">
            <text:p text:style-name="Table_20_Contents">Bloquea las filas seleccionadas para evitar modificaciones concurrentes</text:p>
          </table:table-cell>
          <table:table-cell table:style-name="Tabla7.A1" office:value-type="string">
            <text:p text:style-name="Table_20_Contents">Cualquier consulta SQL, dentro o fuera de triggers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<text:span text:style-name="Source_20_Text">SELECT ... INTO</text:span></text:span></text:p>
          </table:table-cell>
          <table:table-cell table:style-name="Tabla7.A1" office:value-type="string">
            <text:p text:style-name="Table_20_Contents">Guarda el resultado de una consulta en una variable</text:p>
          </table:table-cell>
          <table:table-cell table:style-name="Tabla7.A1" office:value-type="string">
            <text:p text:style-name="Table_20_Contents">PL/pgSQL (funciones, procedimientos, bloques DO)</text:p>
          </table:table-cell>
        </table:table-row>
      </table:table>
      <text:h text:style-name="Heading_20_3" text:outline-level="3">¿Se puede usar <text:span text:style-name="Source_20_Text">SELECT FOR UPDATE</text:span> fuera de un trigger?</text:h>
      <text:p text:style-name="Text_20_body">sql</text:p>
      <text:p text:style-name="Preformatted_20_Text">-- ✅ Sí, en cualquier función PL/pgSQL</text:p>
      <text:p text:style-name="Preformatted_20_Text">CREATE FUNCTION transferir(origen INT, destino INT, monto DECIMAL)</text:p>
      <text:p text:style-name="Preformatted_20_Text">RETURNS VOID AS $$</text:p>
      <text:p text:style-name="Preformatted_20_Text">DECLARE</text:p>
      <text:p text:style-name="Preformatted_20_Text"><text:s text:c="4"/>saldo_origen DECIMAL;</text:p>
      <text:p text:style-name="Preformatted_20_Text">BEGIN</text:p>
      <text:p text:style-name="Preformatted_20_Text"><text:s text:c="4"/>-- FOR UPDATE funciona perfectamente aquí</text:p>
      <text:p text:style-name="Preformatted_20_Text"><text:s text:c="4"/>SELECT saldo INTO saldo_origen FROM cuentas WHERE id = origen FOR UPDATE;</text:p>
      <text:p text:style-name="Preformatted_20_Text"><text:s text:c="4"/></text:p>
      <text:p text:style-name="Preformatted_20_Text"><text:s text:c="4"/>IF saldo_origen &gt;= monto THEN</text:p>
      <text:p text:style-name="Preformatted_20_Text"><text:s text:c="8"/>UPDATE cuentas SET saldo = saldo - monto WHERE id = origen;</text:p>
      <text:p text:style-name="Preformatted_20_Text"><text:s text:c="8"/>UPDATE cuentas SET saldo = saldo + monto WHERE id = destino;</text:p>
      <text:p text:style-name="Preformatted_20_Text"><text:s text:c="4"/>ELSE</text:p>
      <text:p text:style-name="Preformatted_20_Text"><text:s text:c="8"/>RAISE EXCEPTION 'Saldo insuficiente';</text:p>
      <text:p text:style-name="Preformatted_20_Text"><text:s text:c="4"/>END IF;</text:p>
      <text:p text:style-name="Preformatted_20_Text">END;</text:p>
      <text:p text:style-name="Preformatted_20_Text">$$ LANGUAGE plpgsql;</text:p>
      <text:p text:style-name="Text_20_body">sql</text:p>
      <text:p text:style-name="Preformatted_20_Text">-- ✅ También en una transacción ad-hoc desde psql o aplicación</text:p>
      <text:p text:style-name="Preformatted_20_Text">BEGIN;</text:p>
      <text:p text:style-name="Preformatted_20_Text">SELECT * FROM cuentas WHERE id = 1 FOR UPDATE;</text:p>
      <text:p text:style-name="Preformatted_20_Text">-- ... hacer algo con la cuenta bloqueada ...</text:p>
      <text:p text:style-name="Preformatted_20_Text">COMMIT;</text:p>
      <text:p text:style-name="Horizontal_20_Line"/>
      <text:h text:style-name="Heading_20_2" text:outline-level="2"><text:soft-page-break/>Conclusión</text:h>
      <text:list xml:id="list874575055" text:style-name="L5">
        <text:list-item>
          <text:p text:style-name="Text_20_body"><text:span text:style-name="Strong_20_Emphasis"><text:span text:style-name="Source_20_Text">NEW</text:span></text:span> es <text:span text:style-name="Strong_20_Emphasis">exclusivo de triggers</text:span>. No puedes usarlo fuera de una función de trigger.</text:p>
        </text:list-item>
        <text:list-item>
          <text:p text:style-name="Text_20_body"><text:span text:style-name="Strong_20_Emphasis"><text:span text:style-name="Source_20_Text">FOR UPDATE</text:span></text:span> se puede usar <text:span text:style-name="Strong_20_Emphasis">en cualquier lugar</text:span> donde escribas SQL: triggers, funciones, procedimientos, transacciones ad-hoc, aplicaciones.</text:p>
        </text:list-item>
        <text:list-item>
          <text:p text:style-name="Text_20_body">La combinación de ambos dentro de un trigger es la forma <text:span text:style-name="Strong_20_Emphasis">más segura y atómica</text:span> de garantizar que los saldos se calculen correctamente, porque el trigger se ejecuta <text:span text:style-name="Strong_20_Emphasis">dentro de la misma transacción</text:span> que el INSERT original.</text:p>
        </text:list-item>
      </text:list>
      <text:p text:style-name="Text_20_body">¿Te gustaría que profundice en algún otro aspecto de los triggers o del bloqueo pesimista con <text:span text:style-name="Source_20_Text">FOR UPDATE</text:span>?</text:p>
      <text:p text:style-name="Text_20_body">Para acabar el curso vamos a practicar las consultas. de basicas a complejas. pon ejemplos de todas, anidadas, funciones de agregacion, de ventana con frame,sin frame con json , sin json - py partition,etc, para posgresql y pon los resultados.</text:p>
      <text:h text:style-name="Heading_20_1" text:outline-level="1">Módulo Práctico: Consultas SQL en PostgreSQL 18</text:h>
      <text:h text:style-name="Heading_20_2" text:outline-level="2">De Básico a Avanzado con Ejemplos y Resultados</text:h>
      <text:p text:style-name="Text_20_body">Este módulo práctico cubre todo el espectro de consultas SQL en PostgreSQL 18, desde lo más básico hasta técnicas avanzadas como funciones de ventana, consultas recursivas y manejo de JSON.</text:p>
      <text:p text:style-name="Horizontal_20_Line"/>
      <text:h text:style-name="Heading_20_2" text:outline-level="2">1. Consultas Básicas (SELECT Fundamentals)</text:h>
      <text:h text:style-name="Heading_20_3" text:outline-level="3">1.1 SELECT Simple</text:h>
      <text:p text:style-name="Text_20_body">sql</text:p>
      <text:p text:style-name="Preformatted_20_Text">-- Consulta básica con todas las columnas</text:p>
      <text:p text:style-name="Preformatted_20_Text">SELECT * FROM contabilidad.cuentas LIMIT 5;</text:p>
      <text:p text:style-name="Text_20_body"><text:span text:style-name="Strong_20_Emphasis">Resultado:</text:span></text:p>
      <text:p text:style-name="Text_20_body">text</text:p>
      <text:p text:style-name="Preformatted_20_Text"><text:s/>id | numero_cuenta | cliente_id | <text:s/>saldo <text:s text:c="2"/>| <text:s text:c="2"/>tipo_cuenta <text:s text:c="2"/>| fecha_apertura | <text:s/>estado <text:s text:c="2"/>| sucursal_id | <text:s text:c="8"/>created_at <text:s text:c="9"/>| <text:s text:c="8"/>updated_at</text:p>
      <text:p text:style-name="Preformatted_20_Text">----+---------------+------------+----------+-----------------+----------------+-----------+-------------+----------------------------+----------------------------</text:p>
      <text:p text:style-name="Preformatted_20_Text"><text:s text:c="2"/>1 | 001-123456-01 | <text:s text:c="6"/>1001 | <text:s/>6000.00 | CORRIENTE <text:s text:c="6"/>| 2024-01-15 <text:s text:c="4"/>| ACTIVA <text:s text:c="3"/>| <text:s text:c="10"/>1 | 2024-01-15 10:30:00.123456 | 2024-01-20 14:22:00.456789</text:p>
      <text:p text:style-name="Preformatted_20_Text"><text:soft-page-break/><text:s text:c="2"/>2 | 001-123456-02 | <text:s text:c="6"/>1002 | 20000.00 | AHORROS <text:s text:c="8"/>| 2024-01-20 <text:s text:c="4"/>| ACTIVA <text:s text:c="3"/>| <text:s text:c="10"/>1 | 2024-01-20 09:15:00.789012 | 2024-01-20 09:15:00.789012</text:p>
      <text:p text:style-name="Preformatted_20_Text"><text:s text:c="2"/>3 | 002-789012-01 | <text:s text:c="6"/>1003 | 250000.00 | INVERSION <text:s text:c="6"/>| 2024-02-01 <text:s text:c="4"/>| ACTIVA <text:s text:c="3"/>| <text:s text:c="10"/>2 | 2024-02-01 11:45:00.234567 | 2024-02-01 11:45:00.234567</text:p>
      <text:h text:style-name="Heading_20_3" text:outline-level="3">1.2 SELECT con Filtros (WHERE)</text:h>
      <text:p text:style-name="Text_20_body">sql</text:p>
      <text:p text:style-name="Preformatted_20_Text">-- Cuentas con saldo mayor a 10000</text:p>
      <text:p text:style-name="Preformatted_20_Text">SELECT numero_cuenta, cliente_id, saldo, tipo_cuenta</text:p>
      <text:p text:style-name="Preformatted_20_Text">FROM contabilidad.cuentas</text:p>
      <text:p text:style-name="Preformatted_20_Text">WHERE saldo &gt; 10000</text:p>
      <text:p text:style-name="Preformatted_20_Text">ORDER BY saldo DESC;</text:p>
      <text:p text:style-name="Text_20_body"><text:span text:style-name="Strong_20_Emphasis">Resultado:</text:span></text:p>
      <text:p text:style-name="Text_20_body">text</text:p>
      <text:p text:style-name="Preformatted_20_Text"><text:s text:c="2"/>numero_cuenta <text:s/>| cliente_id | <text:s/>saldo <text:s text:c="2"/>| tipo_cuenta</text:p>
      <text:p text:style-name="Preformatted_20_Text">----------------+------------+----------+-------------</text:p>
      <text:p text:style-name="Preformatted_20_Text"><text:s/>002-789012-01 <text:s/>| <text:s text:c="6"/>1003 | 250000.00 | INVERSION</text:p>
      <text:p text:style-name="Preformatted_20_Text"><text:s/>001-123456-02 <text:s/>| <text:s text:c="6"/>1002 | 20000.00 | AHORROS</text:p>
      <text:h text:style-name="Heading_20_3" text:outline-level="3">1.3 SELECT con Operadores Lógicos</text:h>
      <text:p text:style-name="Text_20_body">sql</text:p>
      <text:p text:style-name="Preformatted_20_Text">-- Cuentas de la sucursal 1 que sean de tipo AHORROS o CORRIENTE con saldo &gt; 5000</text:p>
      <text:p text:style-name="Preformatted_20_Text">SELECT numero_cuenta, tipo_cuenta, saldo, sucursal_id</text:p>
      <text:p text:style-name="Preformatted_20_Text">FROM contabilidad.cuentas</text:p>
      <text:p text:style-name="Preformatted_20_Text">WHERE sucursal_id = 1 </text:p>
      <text:p text:style-name="Preformatted_20_Text"><text:s text:c="2"/>AND tipo_cuenta IN ('AHORROS', 'CORRIENTE')</text:p>
      <text:p text:style-name="Preformatted_20_Text"><text:s text:c="2"/>AND saldo &gt; 5000;</text:p>
      <text:p text:style-name="Text_20_body"><text:span text:style-name="Strong_20_Emphasis">Resultado:</text:span></text:p>
      <text:p text:style-name="Text_20_body">text</text:p>
      <text:p text:style-name="Preformatted_20_Text"><text:s text:c="2"/>numero_cuenta <text:s/>| tipo_cuenta | <text:s/>saldo <text:s/>| sucursal_id</text:p>
      <text:p text:style-name="Preformatted_20_Text">----------------+-------------+---------+-------------</text:p>
      <text:p text:style-name="Preformatted_20_Text"><text:s/>001-123456-01 <text:s/>| CORRIENTE <text:s text:c="2"/>| 6000.00 | <text:s text:c="10"/>1</text:p>
      <text:p text:style-name="Preformatted_20_Text"><text:s/>001-123456-02 <text:s/>| AHORROS <text:s text:c="4"/>| 20000.00| <text:s text:c="10"/>1</text:p>
      <text:h text:style-name="Heading_20_3" text:outline-level="3">1.4 Patrones con LIKE y expresiones regulares</text:h>
      <text:p text:style-name="Text_20_body">sql</text:p>
      <text:p text:style-name="Preformatted_20_Text">-- Cuentas que comienzan con '001'</text:p>
      <text:p text:style-name="Preformatted_20_Text">SELECT numero_cuenta, cliente_id</text:p>
      <text:p text:style-name="Preformatted_20_Text">FROM contabilidad.cuentas</text:p>
      <text:p text:style-name="Preformatted_20_Text">WHERE numero_cuenta LIKE '001%';</text:p>
      <text:p text:style-name="Text_20_body"><text:span text:style-name="Strong_20_Emphasis">Resultado:</text:span></text:p>
      <text:p text:style-name="Text_20_body">text</text:p>
      <text:p text:style-name="Preformatted_20_Text"><text:s text:c="2"/>numero_cuenta <text:s/>| cliente_id</text:p>
      <text:p text:style-name="Preformatted_20_Text">----------------+------------</text:p>
      <text:p text:style-name="Preformatted_20_Text"><text:s/>001-123456-01 <text:s/>| <text:s text:c="6"/>1001</text:p>
      <text:p text:style-name="Preformatted_20_Text"><text:s/>001-123456-02 <text:s/>| <text:s text:c="6"/>1002</text:p>
      <text:p text:style-name="Horizontal_20_Line"/>
      <text:h text:style-name="Heading_20_2" text:outline-level="2"><text:soft-page-break/>2. Funciones de Agregación (GROUP BY)</text:h>
      <text:h text:style-name="Heading_20_3" text:outline-level="3">2.1 Agregaciones Básicas</text:h>
      <text:p text:style-name="Text_20_body">sql</text:p>
      <text:p text:style-name="Preformatted_20_Text">-- Estadísticas generales de saldos por tipo de cuenta</text:p>
      <text:p text:style-name="Preformatted_20_Text">SELECT </text:p>
      <text:p text:style-name="Preformatted_20_Text"><text:s text:c="4"/>tipo_cuenta,</text:p>
      <text:p text:style-name="Preformatted_20_Text"><text:s text:c="4"/>COUNT(*) AS cantidad_cuentas,</text:p>
      <text:p text:style-name="Preformatted_20_Text"><text:s text:c="4"/>SUM(saldo) AS saldo_total,</text:p>
      <text:p text:style-name="Preformatted_20_Text"><text:s text:c="4"/>AVG(saldo) AS saldo_promedio,</text:p>
      <text:p text:style-name="Preformatted_20_Text"><text:s text:c="4"/>MIN(saldo) AS saldo_minimo,</text:p>
      <text:p text:style-name="Preformatted_20_Text"><text:s text:c="4"/>MAX(saldo) AS saldo_maximo,</text:p>
      <text:p text:style-name="Preformatted_20_Text"><text:s text:c="4"/>STDDEV(saldo) AS desviacion_estandar</text:p>
      <text:p text:style-name="Preformatted_20_Text">FROM contabilidad.cuentas</text:p>
      <text:p text:style-name="Preformatted_20_Text">GROUP BY tipo_cuenta</text:p>
      <text:p text:style-name="Preformatted_20_Text">ORDER BY saldo_total DESC;</text:p>
      <text:p text:style-name="Text_20_body"><text:span text:style-name="Strong_20_Emphasis">Resultado:</text:span></text:p>
      <text:p text:style-name="Text_20_body">text</text:p>
      <text:p text:style-name="Preformatted_20_Text"><text:s/>tipo_cuenta | cantidad_cuentas | saldo_total | saldo_promedio | saldo_minimo | saldo_maximo | desviacion_estandar</text:p>
      <text:p text:style-name="Preformatted_20_Text">-------------+------------------+-------------+----------------+--------------+--------------+---------------------</text:p>
      <text:p text:style-name="Preformatted_20_Text"><text:s/>INVERSION <text:s text:c="2"/>| <text:s text:c="15"/>1 | <text:s text:c="2"/>250000.00 | <text:s text:c="3"/>250000.0000 | <text:s text:c="2"/>250000.00 <text:s/>| <text:s text:c="2"/>250000.00 <text:s/>| <text:s text:c="12"/>0.0000</text:p>
      <text:p text:style-name="Preformatted_20_Text"><text:s/>AHORROS <text:s text:c="4"/>| <text:s text:c="15"/>1 | <text:s text:c="3"/>20000.00 | <text:s text:c="4"/>20000.0000 | <text:s text:c="3"/>20000.00 <text:s/>| <text:s text:c="3"/>20000.00 <text:s/>| <text:s text:c="12"/>0.0000</text:p>
      <text:p text:style-name="Preformatted_20_Text"><text:s/>CORRIENTE <text:s text:c="2"/>| <text:s text:c="15"/>1 | <text:s text:c="4"/>6000.00 | <text:s text:c="5"/>6000.0000 | <text:s text:c="4"/>6000.00 <text:s/>| <text:s text:c="4"/>6000.00 <text:s/>| <text:s text:c="12"/>0.0000</text:p>
      <text:h text:style-name="Heading_20_3" text:outline-level="3">2.2 GROUP BY con Múltiples Columnas</text:h>
      <text:p text:style-name="Text_20_body">sql</text:p>
      <text:p text:style-name="Preformatted_20_Text">-- Saldo total por sucursal y tipo de cuenta</text:p>
      <text:p text:style-name="Preformatted_20_Text">SELECT </text:p>
      <text:p text:style-name="Preformatted_20_Text"><text:s text:c="4"/>sucursal_id,</text:p>
      <text:p text:style-name="Preformatted_20_Text"><text:s text:c="4"/>tipo_cuenta,</text:p>
      <text:p text:style-name="Preformatted_20_Text"><text:s text:c="4"/>COUNT(*) AS num_cuentas,</text:p>
      <text:p text:style-name="Preformatted_20_Text"><text:s text:c="4"/>SUM(saldo) AS saldo_total,</text:p>
      <text:p text:style-name="Preformatted_20_Text"><text:s text:c="4"/>ROUND(AVG(saldo), 2) AS saldo_promedio</text:p>
      <text:p text:style-name="Preformatted_20_Text">FROM contabilidad.cuentas</text:p>
      <text:p text:style-name="Preformatted_20_Text">WHERE estado = 'ACTIVA'</text:p>
      <text:p text:style-name="Preformatted_20_Text">GROUP BY sucursal_id, tipo_cuenta</text:p>
      <text:p text:style-name="Preformatted_20_Text">ORDER BY sucursal_id, tipo_cuenta;</text:p>
      <text:p text:style-name="Text_20_body"><text:span text:style-name="Strong_20_Emphasis">Resultado:</text:span></text:p>
      <text:p text:style-name="Text_20_body">text</text:p>
      <text:p text:style-name="Preformatted_20_Text"><text:s/>sucursal_id | tipo_cuenta | num_cuentas | saldo_total | saldo_promedio</text:p>
      <text:p text:style-name="Preformatted_20_Text">-------------+-------------+-------------+-------------+----------------</text:p>
      <text:p text:style-name="Preformatted_20_Text"><text:s text:c="11"/>1 | AHORROS <text:s text:c="4"/>| <text:s text:c="10"/>1 | <text:s text:c="3"/>20000.00 | <text:s text:c="6"/>20000.00</text:p>
      <text:p text:style-name="Preformatted_20_Text"><text:s text:c="11"/>1 | CORRIENTE <text:s text:c="2"/>| <text:s text:c="10"/>1 | <text:s text:c="4"/>6000.00 | <text:s text:c="7"/>6000.00</text:p>
      <text:p text:style-name="Preformatted_20_Text"><text:s text:c="11"/>2 | INVERSION <text:s text:c="2"/>| <text:s text:c="10"/>1 | <text:s text:c="2"/>250000.00 | <text:s text:c="5"/>250000.00</text:p>
      <text:h text:style-name="Heading_20_3" text:outline-level="3">2.3 HAVING (Filtrar después de GROUP BY)</text:h>
      <text:p text:style-name="Text_20_body">sql</text:p>
      <text:p text:style-name="Preformatted_20_Text"><text:soft-page-break/>-- Sucursales con saldo total mayor a 50000</text:p>
      <text:p text:style-name="Preformatted_20_Text">SELECT </text:p>
      <text:p text:style-name="Preformatted_20_Text"><text:s text:c="4"/>sucursal_id,</text:p>
      <text:p text:style-name="Preformatted_20_Text"><text:s text:c="4"/>SUM(saldo) AS saldo_total,</text:p>
      <text:p text:style-name="Preformatted_20_Text"><text:s text:c="4"/>COUNT(*) AS total_cuentas</text:p>
      <text:p text:style-name="Preformatted_20_Text">FROM contabilidad.cuentas</text:p>
      <text:p text:style-name="Preformatted_20_Text">GROUP BY sucursal_id</text:p>
      <text:p text:style-name="Preformatted_20_Text">HAVING SUM(saldo) &gt; 50000;</text:p>
      <text:p text:style-name="Text_20_body"><text:span text:style-name="Strong_20_Emphasis">Resultado:</text:span></text:p>
      <text:p text:style-name="Text_20_body">text</text:p>
      <text:p text:style-name="Preformatted_20_Text"><text:s/>sucursal_id | saldo_total | total_cuentas</text:p>
      <text:p text:style-name="Preformatted_20_Text">-------------+-------------+---------------</text:p>
      <text:p text:style-name="Preformatted_20_Text"><text:s text:c="11"/>2 | <text:s text:c="2"/>250000.00 | <text:s text:c="12"/>1</text:p>
      <text:p text:style-name="Horizontal_20_Line"/>
      <text:h text:style-name="Heading_20_2" text:outline-level="2">3. JOINs (Consultas con Múltiples Tablas)</text:h>
      <text:h text:style-name="Heading_20_3" text:outline-level="3">3.1 INNER JOIN</text:h>
      <text:p text:style-name="Text_20_body">sql</text:p>
      <text:p text:style-name="Preformatted_20_Text">-- Transacciones con datos de la cuenta asociada</text:p>
      <text:p text:style-name="Preformatted_20_Text">SELECT </text:p>
      <text:p text:style-name="Preformatted_20_Text"><text:s text:c="4"/>t.id AS transaccion_id,</text:p>
      <text:p text:style-name="Preformatted_20_Text"><text:s text:c="4"/>c.numero_cuenta,</text:p>
      <text:p text:style-name="Preformatted_20_Text"><text:s text:c="4"/>t.tipo,</text:p>
      <text:p text:style-name="Preformatted_20_Text"><text:s text:c="4"/>t.monto,</text:p>
      <text:p text:style-name="Preformatted_20_Text"><text:s text:c="4"/>t.saldo_after,</text:p>
      <text:p text:style-name="Preformatted_20_Text"><text:s text:c="4"/>t.fecha</text:p>
      <text:p text:style-name="Preformatted_20_Text">FROM contabilidad.transacciones t</text:p>
      <text:p text:style-name="Preformatted_20_Text">INNER JOIN contabilidad.cuentas c ON t.cuenta_id = c.id</text:p>
      <text:p text:style-name="Preformatted_20_Text">ORDER BY t.fecha DESC</text:p>
      <text:p text:style-name="Preformatted_20_Text">LIMIT 10;</text:p>
      <text:p text:style-name="Text_20_body"><text:span text:style-name="Strong_20_Emphasis">Resultado:</text:span></text:p>
      <text:p text:style-name="Text_20_body">text</text:p>
      <text:p text:style-name="Preformatted_20_Text"><text:s/>transaccion_id | <text:s/>numero_cuenta <text:s/>| <text:s text:c="2"/>tipo <text:s text:c="3"/>| monto <text:s/>| saldo_after | <text:s text:c="8"/>fecha</text:p>
      <text:p text:style-name="Preformatted_20_Text">----------------+-----------------+-----------+--------+-------------+------------------------</text:p>
      <text:p text:style-name="Preformatted_20_Text"><text:s text:c="14"/>5 | 001-123456-01 <text:s text:c="2"/>| DEPOSITO <text:s/>| 100.00 | <text:s text:c="4"/>1400.00 | 2024-12-25 14:30:00</text:p>
      <text:p text:style-name="Preformatted_20_Text"><text:s text:c="14"/>4 | 001-123456-01 <text:s text:c="2"/>| RETIRO <text:s text:c="3"/>| 200.00 | <text:s text:c="4"/>1300.00 | 2024-12-24 10:15:00</text:p>
      <text:p text:style-name="Preformatted_20_Text"><text:s text:c="14"/>3 | 001-123456-01 <text:s text:c="2"/>| DEPOSITO <text:s/>| 500.00 | <text:s text:c="4"/>1500.00 | 2024-12-23 09:00:00</text:p>
      <text:p text:style-name="Preformatted_20_Text"><text:s text:c="14"/>2 | 001-123456-02 <text:s text:c="2"/>| DEPOSITO <text:s/>| 5000.00| <text:s text:c="3"/>20000.00 | 2024-12-20 11:30:00</text:p>
      <text:p text:style-name="Preformatted_20_Text"><text:s text:c="14"/>1 | 001-123456-01 <text:s text:c="2"/>| DEPOSITO <text:s/>| 1000.00| <text:s text:c="4"/>6000.00 | 2024-12-15 08:45:00</text:p>
      <text:h text:style-name="Heading_20_3" text:outline-level="3">3.2 LEFT JOIN (Incluir cuentas sin transacciones)</text:h>
      <text:p text:style-name="Text_20_body">sql</text:p>
      <text:p text:style-name="Preformatted_20_Text">-- Todas las cuentas, incluso las que no tienen transacciones</text:p>
      <text:p text:style-name="Preformatted_20_Text">SELECT </text:p>
      <text:p text:style-name="Preformatted_20_Text"><text:soft-page-break/><text:s text:c="4"/>c.numero_cuenta,</text:p>
      <text:p text:style-name="Preformatted_20_Text"><text:s text:c="4"/>c.saldo,</text:p>
      <text:p text:style-name="Preformatted_20_Text"><text:s text:c="4"/>COUNT(t.id) AS num_transacciones,</text:p>
      <text:p text:style-name="Preformatted_20_Text"><text:s text:c="4"/>COALESCE(SUM(t.monto), 0) AS total_movimiento</text:p>
      <text:p text:style-name="Preformatted_20_Text">FROM contabilidad.cuentas c</text:p>
      <text:p text:style-name="Preformatted_20_Text">LEFT JOIN contabilidad.transacciones t ON c.id = t.cuenta_id</text:p>
      <text:p text:style-name="Preformatted_20_Text">GROUP BY c.id, c.numero_cuenta, c.saldo</text:p>
      <text:p text:style-name="Preformatted_20_Text">ORDER BY num_transacciones DESC;</text:p>
      <text:p text:style-name="Text_20_body"><text:span text:style-name="Strong_20_Emphasis">Resultado:</text:span></text:p>
      <text:p text:style-name="Text_20_body">text</text:p>
      <text:p text:style-name="Preformatted_20_Text"><text:s text:c="2"/>numero_cuenta <text:s/>| <text:s/>saldo <text:s text:c="2"/>| num_transacciones | total_movimiento</text:p>
      <text:p text:style-name="Preformatted_20_Text">-----------------+---------+-------------------+------------------</text:p>
      <text:p text:style-name="Preformatted_20_Text"><text:s/>001-123456-01 <text:s text:c="2"/>| 1400.00 | <text:s text:c="16"/>3 | <text:s text:c="9"/>1400.00</text:p>
      <text:p text:style-name="Preformatted_20_Text"><text:s/>001-123456-02 <text:s text:c="2"/>|20000.00 | <text:s text:c="16"/>1 | <text:s text:c="9"/>5000.00</text:p>
      <text:p text:style-name="Preformatted_20_Text"><text:s/>002-789012-01 <text:s text:c="2"/>|250000.00| <text:s text:c="16"/>0 | <text:s text:c="12"/>0.00</text:p>
      <text:h text:style-name="Heading_20_3" text:outline-level="3">3.3 Self JOIN (Unir tabla consigo misma)</text:h>
      <text:p text:style-name="Text_20_body">sql</text:p>
      <text:p text:style-name="Preformatted_20_Text">-- Transferencias entre cuentas (misma tabla)</text:p>
      <text:p text:style-name="Preformatted_20_Text">SELECT </text:p>
      <text:p text:style-name="Preformatted_20_Text"><text:s text:c="4"/>t1.id AS transferencia_id,</text:p>
      <text:p text:style-name="Preformatted_20_Text"><text:s text:c="4"/>c_origen.numero_cuenta AS cuenta_origen,</text:p>
      <text:p text:style-name="Preformatted_20_Text"><text:s text:c="4"/>c_destino.numero_cuenta AS cuenta_destino,</text:p>
      <text:p text:style-name="Preformatted_20_Text"><text:s text:c="4"/>t1.monto,</text:p>
      <text:p text:style-name="Preformatted_20_Text"><text:s text:c="4"/>t1.fecha</text:p>
      <text:p text:style-name="Preformatted_20_Text">FROM contabilidad.transacciones t1</text:p>
      <text:p text:style-name="Preformatted_20_Text">JOIN contabilidad.cuentas c_origen ON t1.cuenta_id = c_origen.id</text:p>
      <text:p text:style-name="Preformatted_20_Text">JOIN contabilidad.cuentas c_destino ON t1.cuenta_destino_id = c_destino.id</text:p>
      <text:p text:style-name="Preformatted_20_Text">WHERE t1.tipo = 'TRANSFERENCIA';</text:p>
      <text:p text:style-name="Horizontal_20_Line"/>
      <text:h text:style-name="Heading_20_2" text:outline-level="2">4. Subconsultas (Anidadas)</text:h>
      <text:h text:style-name="Heading_20_3" text:outline-level="3">4.1 Subconsulta en WHERE (Escalar)</text:h>
      <text:p text:style-name="Text_20_body">sql</text:p>
      <text:p text:style-name="Preformatted_20_Text">-- Cuentas con saldo superior al promedio</text:p>
      <text:p text:style-name="Preformatted_20_Text">SELECT numero_cuenta, saldo, tipo_cuenta</text:p>
      <text:p text:style-name="Preformatted_20_Text">FROM contabilidad.cuentas</text:p>
      <text:p text:style-name="Preformatted_20_Text">WHERE saldo &gt; (SELECT AVG(saldo) FROM contabilidad.cuentas);</text:p>
      <text:p text:style-name="Text_20_body"><text:span text:style-name="Strong_20_Emphasis">Resultado:</text:span></text:p>
      <text:p text:style-name="Text_20_body">text</text:p>
      <text:p text:style-name="Preformatted_20_Text"><text:s text:c="2"/>numero_cuenta <text:s/>| <text:s/>saldo <text:s text:c="2"/>| tipo_cuenta</text:p>
      <text:p text:style-name="Preformatted_20_Text">-----------------+----------+------------</text:p>
      <text:p text:style-name="Preformatted_20_Text"><text:s/>002-789012-01 <text:s text:c="2"/>|250000.00 | INVERSION</text:p>
      <text:p text:style-name="Preformatted_20_Text"><text:s/>001-123456-02 <text:s text:c="2"/>|20000.00 <text:s/>| AHORROS</text:p>
      <text:h text:style-name="Heading_20_3" text:outline-level="3">4.2 Subconsulta en WHERE con IN</text:h>
      <text:p text:style-name="Text_20_body">sql</text:p>
      <text:p text:style-name="Preformatted_20_Text">-- Cuentas que han realizado al menos una transacción</text:p>
      <text:p text:style-name="Preformatted_20_Text">SELECT numero_cuenta, cliente_id, saldo</text:p>
      <text:p text:style-name="Preformatted_20_Text"><text:soft-page-break/>FROM contabilidad.cuentas</text:p>
      <text:p text:style-name="Preformatted_20_Text">WHERE id IN (SELECT DISTINCT cuenta_id FROM contabilidad.transacciones);</text:p>
      <text:p text:style-name="Text_20_body"><text:span text:style-name="Strong_20_Emphasis">Resultado:</text:span></text:p>
      <text:p text:style-name="Text_20_body">text</text:p>
      <text:p text:style-name="Preformatted_20_Text"><text:s text:c="2"/>numero_cuenta <text:s/>| cliente_id | <text:s/>saldo</text:p>
      <text:p text:style-name="Preformatted_20_Text">-----------------+------------+---------</text:p>
      <text:p text:style-name="Preformatted_20_Text"><text:s/>001-123456-01 <text:s text:c="2"/>| <text:s text:c="6"/>1001 | 1400.00</text:p>
      <text:p text:style-name="Preformatted_20_Text"><text:s/>001-123456-02 <text:s text:c="2"/>| <text:s text:c="6"/>1002 |20000.00</text:p>
      <text:h text:style-name="Heading_20_3" text:outline-level="3">4.3 Subconsulta en SELECT (Escalar)</text:h>
      <text:p text:style-name="Text_20_body">sql</text:p>
      <text:p text:style-name="Preformatted_20_Text">-- Para cada cuenta, mostrar su saldo y el saldo máximo del sistema</text:p>
      <text:p text:style-name="Preformatted_20_Text">SELECT </text:p>
      <text:p text:style-name="Preformatted_20_Text"><text:s text:c="4"/>numero_cuenta,</text:p>
      <text:p text:style-name="Preformatted_20_Text"><text:s text:c="4"/>saldo,</text:p>
      <text:p text:style-name="Preformatted_20_Text"><text:s text:c="4"/>(SELECT MAX(saldo) FROM contabilidad.cuentas) AS saldo_maximo_sistema,</text:p>
      <text:p text:style-name="Preformatted_20_Text"><text:s text:c="4"/>ROUND(100.0 * saldo / (SELECT MAX(saldo) FROM contabilidad.cuentas), 2) AS porcentaje_maximo</text:p>
      <text:p text:style-name="Preformatted_20_Text">FROM contabilidad.cuentas</text:p>
      <text:p text:style-name="Preformatted_20_Text">ORDER BY saldo DESC;</text:p>
      <text:p text:style-name="Text_20_body"><text:span text:style-name="Strong_20_Emphasis">Resultado:</text:span></text:p>
      <text:p text:style-name="Text_20_body">text</text:p>
      <text:p text:style-name="Preformatted_20_Text"><text:s text:c="2"/>numero_cuenta <text:s/>| <text:s/>saldo <text:s text:c="2"/>| saldo_maximo_sistema | porcentaje_maximo</text:p>
      <text:p text:style-name="Preformatted_20_Text">-----------------+----------+----------------------+-------------------</text:p>
      <text:p text:style-name="Preformatted_20_Text"><text:s/>002-789012-01 <text:s text:c="2"/>|250000.00 | <text:s text:c="11"/>250000.00 | <text:s text:c="11"/>100.00</text:p>
      <text:p text:style-name="Preformatted_20_Text"><text:s/>001-123456-02 <text:s text:c="2"/>|20000.00 <text:s/>| <text:s text:c="11"/>250000.00 | <text:s text:c="13"/>8.00</text:p>
      <text:p text:style-name="Preformatted_20_Text"><text:s/>001-123456-01 <text:s text:c="2"/>| 1400.00 <text:s/>| <text:s text:c="11"/>250000.00 | <text:s text:c="13"/>0.56</text:p>
      <text:h text:style-name="Heading_20_3" text:outline-level="3">4.4 Subconsulta en FROM (Tabla Derivada)</text:h>
      <text:p text:style-name="Text_20_body">sql</text:p>
      <text:p text:style-name="Preformatted_20_Text">-- Top 3 de transacciones más grandes por tipo</text:p>
      <text:p text:style-name="Preformatted_20_Text">SELECT </text:p>
      <text:p text:style-name="Preformatted_20_Text"><text:s text:c="4"/>tipo,</text:p>
      <text:p text:style-name="Preformatted_20_Text"><text:s text:c="4"/>monto,</text:p>
      <text:p text:style-name="Preformatted_20_Text"><text:s text:c="4"/>numero_cuenta,</text:p>
      <text:p text:style-name="Preformatted_20_Text"><text:s text:c="4"/>fecha</text:p>
      <text:p text:style-name="Preformatted_20_Text">FROM (</text:p>
      <text:p text:style-name="Preformatted_20_Text"><text:s text:c="4"/>SELECT </text:p>
      <text:p text:style-name="Preformatted_20_Text"><text:s text:c="8"/>t.tipo,</text:p>
      <text:p text:style-name="Preformatted_20_Text"><text:s text:c="8"/>t.monto,</text:p>
      <text:p text:style-name="Preformatted_20_Text"><text:s text:c="8"/>c.numero_cuenta,</text:p>
      <text:p text:style-name="Preformatted_20_Text"><text:s text:c="8"/>t.fecha,</text:p>
      <text:p text:style-name="Preformatted_20_Text"><text:s text:c="8"/>ROW_NUMBER() OVER (PARTITION BY t.tipo ORDER BY t.monto DESC) AS rn</text:p>
      <text:p text:style-name="Preformatted_20_Text"><text:s text:c="4"/>FROM contabilidad.transacciones t</text:p>
      <text:p text:style-name="Preformatted_20_Text"><text:s text:c="4"/>JOIN contabilidad.cuentas c ON t.cuenta_id = c.id</text:p>
      <text:p text:style-name="Preformatted_20_Text">) AS ranked</text:p>
      <text:p text:style-name="Preformatted_20_Text">WHERE rn &lt;= 3</text:p>
      <text:p text:style-name="Preformatted_20_Text">ORDER BY tipo, monto DESC;</text:p>
      <text:h text:style-name="Heading_20_3" text:outline-level="3">4.5 Subconsulta Correlacionada</text:h>
      <text:p text:style-name="Text_20_body">sql</text:p>
      <text:p text:style-name="Preformatted_20_Text">-- Cuentas que tienen transacciones mayores a su propio saldo promedio</text:p>
      <text:p text:style-name="Preformatted_20_Text"><text:soft-page-break/>SELECT DISTINCT c.numero_cuenta, c.saldo</text:p>
      <text:p text:style-name="Preformatted_20_Text">FROM contabilidad.cuentas c</text:p>
      <text:p text:style-name="Preformatted_20_Text">WHERE EXISTS (</text:p>
      <text:p text:style-name="Preformatted_20_Text"><text:s text:c="4"/>SELECT 1 </text:p>
      <text:p text:style-name="Preformatted_20_Text"><text:s text:c="4"/>FROM contabilidad.transacciones t</text:p>
      <text:p text:style-name="Preformatted_20_Text"><text:s text:c="4"/>WHERE t.cuenta_id = c.id </text:p>
      <text:p text:style-name="Preformatted_20_Text"><text:s text:c="6"/>AND t.monto &gt; (SELECT AVG(t2.monto) FROM contabilidad.transacciones t2 WHERE t2.cuenta_id = c.id)</text:p>
      <text:p text:style-name="Preformatted_20_Text">);</text:p>
      <text:p text:style-name="Horizontal_20_Line"/>
      <text:h text:style-name="Heading_20_2" text:outline-level="2">5. Funciones de Ventana (Window Functions)</text:h>
      <text:h text:style-name="Heading_20_3" text:outline-level="3">5.1 Sin PARTITION BY (Global)</text:h>
      <text:p text:style-name="Text_20_body">sql</text:p>
      <text:p text:style-name="Preformatted_20_Text">-- Ranking global de cuentas por saldo</text:p>
      <text:p text:style-name="Preformatted_20_Text">SELECT </text:p>
      <text:p text:style-name="Preformatted_20_Text"><text:s text:c="4"/>numero_cuenta,</text:p>
      <text:p text:style-name="Preformatted_20_Text"><text:s text:c="4"/>saldo,</text:p>
      <text:p text:style-name="Preformatted_20_Text"><text:s text:c="4"/>tipo_cuenta,</text:p>
      <text:p text:style-name="Preformatted_20_Text"><text:s text:c="4"/>ROW_NUMBER() OVER (ORDER BY saldo DESC) AS ranking_global,</text:p>
      <text:p text:style-name="Preformatted_20_Text"><text:s text:c="4"/>RANK() OVER (ORDER BY saldo DESC) AS rank_con_empates,</text:p>
      <text:p text:style-name="Preformatted_20_Text"><text:s text:c="4"/>DENSE_RANK() OVER (ORDER BY saldo DESC) AS dense_rank,</text:p>
      <text:p text:style-name="Preformatted_20_Text"><text:s text:c="4"/>NTILE(4) OVER (ORDER BY saldo DESC) AS cuartil</text:p>
      <text:p text:style-name="Preformatted_20_Text">FROM contabilidad.cuentas;</text:p>
      <text:p text:style-name="Text_20_body"><text:span text:style-name="Strong_20_Emphasis">Resultado:</text:span></text:p>
      <text:p text:style-name="Text_20_body">text</text:p>
      <text:p text:style-name="Preformatted_20_Text"><text:s text:c="2"/>numero_cuenta <text:s/>| <text:s/>saldo <text:s text:c="2"/>| tipo_cuenta | ranking_global | rank_con_empates | dense_rank | cuartil</text:p>
      <text:p text:style-name="Preformatted_20_Text">-----------------+----------+-------------+----------------+------------------+------------+---------</text:p>
      <text:p text:style-name="Preformatted_20_Text"><text:s/>002-789012-01 <text:s text:c="2"/>|250000.00 | INVERSION <text:s text:c="2"/>| <text:s text:c="13"/>1 | <text:s text:c="15"/>1 | <text:s text:c="9"/>1 | <text:s text:c="6"/>1</text:p>
      <text:p text:style-name="Preformatted_20_Text"><text:s/>001-123456-02 <text:s text:c="2"/>|20000.00 <text:s/>| AHORROS <text:s text:c="4"/>| <text:s text:c="13"/>2 | <text:s text:c="15"/>2 | <text:s text:c="9"/>2 | <text:s text:c="6"/>2</text:p>
      <text:p text:style-name="Preformatted_20_Text"><text:s/>001-123456-01 <text:s text:c="2"/>| 1400.00 <text:s/>| CORRIENTE <text:s text:c="2"/>| <text:s text:c="13"/>3 | <text:s text:c="15"/>3 | <text:s text:c="9"/>3 | <text:s text:c="6"/>3</text:p>
      <text:h text:style-name="Heading_20_3" text:outline-level="3">5.2 Con PARTITION BY</text:h>
      <text:p text:style-name="Text_20_body">sql</text:p>
      <text:p text:style-name="Preformatted_20_Text">-- Ranking por tipo de cuenta (cada tipo tiene su propio ranking)</text:p>
      <text:p text:style-name="Preformatted_20_Text">SELECT </text:p>
      <text:p text:style-name="Preformatted_20_Text"><text:s text:c="4"/>numero_cuenta,</text:p>
      <text:p text:style-name="Preformatted_20_Text"><text:s text:c="4"/>tipo_cuenta,</text:p>
      <text:p text:style-name="Preformatted_20_Text"><text:s text:c="4"/>saldo,</text:p>
      <text:p text:style-name="Preformatted_20_Text"><text:s text:c="4"/>ROW_NUMBER() OVER (PARTITION BY tipo_cuenta ORDER BY saldo DESC) AS ranking_por_tipo,</text:p>
      <text:p text:style-name="Preformatted_20_Text"><text:s text:c="4"/>AVG(saldo) OVER (PARTITION BY tipo_cuenta) AS promedio_por_tipo</text:p>
      <text:p text:style-name="Preformatted_20_Text">FROM contabilidad.cuentas</text:p>
      <text:p text:style-name="Preformatted_20_Text">ORDER BY tipo_cuenta, saldo DESC;</text:p>
      <text:p text:style-name="Text_20_body"><text:span text:style-name="Strong_20_Emphasis">Resultado:</text:span></text:p>
      <text:p text:style-name="Text_20_body">text</text:p>
      <text:p text:style-name="Preformatted_20_Text"><text:soft-page-break/><text:s text:c="2"/>numero_cuenta <text:s/>| tipo_cuenta | <text:s/>saldo <text:s text:c="2"/>| ranking_por_tipo | promedio_por_tipo</text:p>
      <text:p text:style-name="Preformatted_20_Text">-----------------+-------------+----------+------------------+-------------------</text:p>
      <text:p text:style-name="Preformatted_20_Text"><text:s/>001-123456-02 <text:s text:c="2"/>| AHORROS <text:s text:c="4"/>|20000.00 <text:s/>| <text:s text:c="15"/>1 | <text:s text:c="7"/>20000.00</text:p>
      <text:p text:style-name="Preformatted_20_Text"><text:s/>001-123456-01 <text:s text:c="2"/>| CORRIENTE <text:s text:c="2"/>| 1400.00 <text:s/>| <text:s text:c="15"/>1 | <text:s text:c="8"/>1400.00</text:p>
      <text:p text:style-name="Preformatted_20_Text"><text:s/>002-789012-01 <text:s text:c="2"/>| INVERSION <text:s text:c="2"/>|250000.00 | <text:s text:c="15"/>1 | <text:s text:c="6"/>250000.00</text:p>
      <text:h text:style-name="Heading_20_3" text:outline-level="3">5.3 Con Frame (ROWS / RANGE)</text:h>
      <text:p text:style-name="Text_20_body">sql</text:p>
      <text:p text:style-name="Preformatted_20_Text">-- Saldo acumulado por fecha (ventana móvil)</text:p>
      <text:p text:style-name="Preformatted_20_Text">SELECT </text:p>
      <text:p text:style-name="Preformatted_20_Text"><text:s text:c="4"/>c.numero_cuenta,</text:p>
      <text:p text:style-name="Preformatted_20_Text"><text:s text:c="4"/>t.fecha,</text:p>
      <text:p text:style-name="Preformatted_20_Text"><text:s text:c="4"/>t.tipo,</text:p>
      <text:p text:style-name="Preformatted_20_Text"><text:s text:c="4"/>t.monto,</text:p>
      <text:p text:style-name="Preformatted_20_Text"><text:s text:c="4"/>t.saldo_after,</text:p>
      <text:p text:style-name="Preformatted_20_Text"><text:s text:c="4"/>SUM(t.monto) OVER (PARTITION BY t.cuenta_id ORDER BY t.fecha </text:p>
      <text:p text:style-name="Preformatted_20_Text"><text:s text:c="23"/>ROWS BETWEEN UNBOUNDED PRECEDING AND CURRENT ROW) AS saldo_acumulado,</text:p>
      <text:p text:style-name="Preformatted_20_Text"><text:s text:c="4"/>AVG(t.monto) OVER (PARTITION BY t.cuenta_id ORDER BY t.fecha </text:p>
      <text:p text:style-name="Preformatted_20_Text"><text:s text:c="23"/>ROWS BETWEEN 2 PRECEDING AND CURRENT ROW) AS promedio_movil_3,</text:p>
      <text:p text:style-name="Preformatted_20_Text"><text:s text:c="4"/>SUM(t.monto) OVER (PARTITION BY t.cuenta_id ORDER BY t.fecha </text:p>
      <text:p text:style-name="Preformatted_20_Text"><text:s text:c="23"/>RANGE BETWEEN INTERVAL '7 days' PRECEDING AND CURRENT ROW) AS suma_ultima_semana</text:p>
      <text:p text:style-name="Preformatted_20_Text">FROM contabilidad.transacciones t</text:p>
      <text:p text:style-name="Preformatted_20_Text">JOIN contabilidad.cuentas c ON t.cuenta_id = c.id</text:p>
      <text:p text:style-name="Preformatted_20_Text">WHERE c.numero_cuenta = '001-123456-01'</text:p>
      <text:p text:style-name="Preformatted_20_Text">ORDER BY t.fecha;</text:p>
      <text:p text:style-name="Text_20_body"><text:span text:style-name="Strong_20_Emphasis">Explicación de FRAMES:</text:span></text:p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Table_20_Heading">Frame</text:p>
            </table:table-cell>
            <table:table-cell table:style-name="Tabla8.A1" office:value-type="string">
              <text:p text:style-name="Table_20_Heading">Significado</text:p>
            </table:table-cell>
          </table:table-row>
        </table:table-header-rows>
        <table:table-row>
          <table:table-cell table:style-name="Tabla8.A1" office:value-type="string">
            <text:p text:style-name="Table_20_Contents"><text:span text:style-name="Source_20_Text">ROWS BETWEEN UNBOUNDED PRECEDING AND CURRENT ROW</text:span></text:p>
          </table:table-cell>
          <table:table-cell table:style-name="Tabla8.A1" office:value-type="string">
            <text:p text:style-name="Table_20_Contents">Todas las filas desde el inicio hasta la actual</text:p>
          </table:table-cell>
        </table:table-row>
        <table:table-row>
          <table:table-cell table:style-name="Tabla8.A1" office:value-type="string">
            <text:p text:style-name="Table_20_Contents"><text:span text:style-name="Source_20_Text">ROWS BETWEEN 2 PRECEDING AND CURRENT ROW</text:span></text:p>
          </table:table-cell>
          <table:table-cell table:style-name="Tabla8.A1" office:value-type="string">
            <text:p text:style-name="Table_20_Contents">Las 2 filas anteriores + la actual (ventana móvil de 3)</text:p>
          </table:table-cell>
        </table:table-row>
        <table:table-row>
          <table:table-cell table:style-name="Tabla8.A1" office:value-type="string">
            <text:p text:style-name="Table_20_Contents"><text:span text:style-name="Source_20_Text">ROWS BETWEEN 1 PRECEDING AND 1 FOLLOWING</text:span></text:p>
          </table:table-cell>
          <table:table-cell table:style-name="Tabla8.A1" office:value-type="string">
            <text:p text:style-name="Table_20_Contents">Anterior + actual + siguiente</text:p>
          </table:table-cell>
        </table:table-row>
        <table:table-row>
          <table:table-cell table:style-name="Tabla8.A1" office:value-type="string">
            <text:p text:style-name="Table_20_Contents"><text:span text:style-name="Source_20_Text">RANGE BETWEEN INTERVAL '7 days' PRECEDING AND CURRENT ROW</text:span></text:p>
          </table:table-cell>
          <table:table-cell table:style-name="Tabla8.A1" office:value-type="string">
            <text:p text:style-name="Table_20_Contents">Todas las filas de los últimos 7 días</text:p>
          </table:table-cell>
        </table:table-row>
      </table:table>
      <text:h text:style-name="Heading_20_3" text:outline-level="3">5.4 LAG y LEAD (Acceder a filas anteriores/siguientes)</text:h>
      <text:p text:style-name="Text_20_body">sql</text:p>
      <text:p text:style-name="Preformatted_20_Text">-- Comparar cada transacción con la anterior</text:p>
      <text:p text:style-name="Preformatted_20_Text">SELECT </text:p>
      <text:p text:style-name="Preformatted_20_Text"><text:s text:c="4"/>c.numero_cuenta,</text:p>
      <text:p text:style-name="Preformatted_20_Text"><text:s text:c="4"/>t.fecha,</text:p>
      <text:p text:style-name="Preformatted_20_Text"><text:s text:c="4"/>t.tipo,</text:p>
      <text:p text:style-name="Preformatted_20_Text"><text:s text:c="4"/>t.monto,</text:p>
      <text:p text:style-name="Preformatted_20_Text"><text:s text:c="4"/>LAG(t.monto, 1) OVER (PARTITION BY t.cuenta_id ORDER BY t.fecha) AS monto_anterior,</text:p>
      <text:p text:style-name="Preformatted_20_Text"><text:s text:c="4"/>LAG(t.fecha, 1) OVER (PARTITION BY t.cuenta_id ORDER BY t.fecha) AS fecha_anterior,</text:p>
      <text:p text:style-name="Preformatted_20_Text"><text:soft-page-break/><text:s text:c="4"/>t.monto - LAG(t.monto, 1) OVER (PARTITION BY t.cuenta_id ORDER BY t.fecha) AS diferencia,</text:p>
      <text:p text:style-name="Preformatted_20_Text"><text:s text:c="4"/>LEAD(t.monto, 1) OVER (PARTITION BY t.cuenta_id ORDER BY t.fecha) AS monto_siguiente</text:p>
      <text:p text:style-name="Preformatted_20_Text">FROM contabilidad.transacciones t</text:p>
      <text:p text:style-name="Preformatted_20_Text">JOIN contabilidad.cuentas c ON t.cuenta_id = c.id</text:p>
      <text:p text:style-name="Preformatted_20_Text">ORDER BY c.id, t.fecha;</text:p>
      <text:p text:style-name="Text_20_body"><text:span text:style-name="Strong_20_Emphasis">Resultado:</text:span></text:p>
      <text:p text:style-name="Text_20_body">text</text:p>
      <text:p text:style-name="Preformatted_20_Text"><text:s/>numero_cuenta | <text:s text:c="6"/>fecha <text:s text:c="6"/>| <text:s/>tipo <text:s text:c="2"/>| monto | monto_anterior | diferencia | monto_siguiente</text:p>
      <text:p text:style-name="Preformatted_20_Text">---------------+-------------------+---------+-------+----------------+------------+-----------------</text:p>
      <text:p text:style-name="Preformatted_20_Text"><text:s/>001-123456-01 | 2024-12-15 08:45 | DEPOSITO|1000.00| NULL <text:s text:c="10"/>| NULL <text:s text:c="6"/>| <text:s text:c="8"/>500.00</text:p>
      <text:p text:style-name="Preformatted_20_Text"><text:s/>001-123456-01 | 2024-12-23 09:00 | DEPOSITO|500.00 | 1000.00 <text:s text:c="7"/>| -500.00 <text:s text:c="3"/>| <text:s text:c="8"/>200.00</text:p>
      <text:p text:style-name="Preformatted_20_Text"><text:s/>001-123456-01 | 2024-12-24 10:15 | RETIRO <text:s/>|200.00 | 500.00 <text:s text:c="8"/>| -300.00 <text:s text:c="3"/>| <text:s text:c="8"/>100.00</text:p>
      <text:p text:style-name="Preformatted_20_Text"><text:s/>001-123456-01 | 2024-12-25 14:30 | DEPOSITO|100.00 | 200.00 <text:s text:c="8"/>| -100.00 <text:s text:c="3"/>| NULL</text:p>
      <text:h text:style-name="Heading_20_3" text:outline-level="3">5.5 FIRST_VALUE y LAST_VALUE</text:h>
      <text:p text:style-name="Text_20_body">sql</text:p>
      <text:p text:style-name="Preformatted_20_Text">-- Primera y última transacción de cada cuenta</text:p>
      <text:p text:style-name="Preformatted_20_Text">SELECT DISTINCT</text:p>
      <text:p text:style-name="Preformatted_20_Text"><text:s text:c="4"/>c.numero_cuenta,</text:p>
      <text:p text:style-name="Preformatted_20_Text"><text:s text:c="4"/>FIRST_VALUE(t.fecha) OVER (PARTITION BY t.cuenta_id ORDER BY t.fecha </text:p>
      <text:p text:style-name="Preformatted_20_Text"><text:s text:c="31"/>ROWS BETWEEN UNBOUNDED PRECEDING AND UNBOUNDED FOLLOWING) AS primera_transaccion,</text:p>
      <text:p text:style-name="Preformatted_20_Text"><text:s text:c="4"/>FIRST_VALUE(t.monto) OVER (PARTITION BY t.cuenta_id ORDER BY t.fecha </text:p>
      <text:p text:style-name="Preformatted_20_Text"><text:s text:c="31"/>ROWS BETWEEN UNBOUNDED PRECEDING AND UNBOUNDED FOLLOWING) AS monto_primera,</text:p>
      <text:p text:style-name="Preformatted_20_Text"><text:s text:c="4"/>LAST_VALUE(t.fecha) OVER (PARTITION BY t.cuenta_id ORDER BY t.fecha </text:p>
      <text:p text:style-name="Preformatted_20_Text"><text:s text:c="30"/>ROWS BETWEEN UNBOUNDED PRECEDING AND UNBOUNDED FOLLOWING) AS ultima_transaccion,</text:p>
      <text:p text:style-name="Preformatted_20_Text"><text:s text:c="4"/>LAST_VALUE(t.monto) OVER (PARTITION BY t.cuenta_id ORDER BY t.fecha </text:p>
      <text:p text:style-name="Preformatted_20_Text"><text:s text:c="30"/>ROWS BETWEEN UNBOUNDED PRECEDING AND UNBOUNDED FOLLOWING) AS monto_ultima</text:p>
      <text:p text:style-name="Preformatted_20_Text">FROM contabilidad.transacciones t</text:p>
      <text:p text:style-name="Preformatted_20_Text">JOIN contabilidad.cuentas c ON t.cuenta_id = c.id;</text:p>
      <text:p text:style-name="Text_20_body"><text:span text:style-name="Strong_20_Emphasis">Nota:</text:span> <text:span text:style-name="Source_20_Text">ROWS BETWEEN UNBOUNDED PRECEDING AND UNBOUNDED FOLLOWING</text:span> es necesario para que <text:span text:style-name="Source_20_Text">LAST_VALUE</text:span> funcione correctamente.</text:p>
      <text:p text:style-name="Horizontal_20_Line"/>
      <text:h text:style-name="Heading_20_2" text:outline-level="2">6. Consultas con JSON</text:h>
      <text:h text:style-name="Heading_20_3" text:outline-level="3">6.1 Crear JSON desde una tabla</text:h>
      <text:p text:style-name="Text_20_body">sql</text:p>
      <text:p text:style-name="Preformatted_20_Text">-- Convertir filas a JSON</text:p>
      <text:p text:style-name="Preformatted_20_Text">SELECT json_agg(</text:p>
      <text:p text:style-name="Preformatted_20_Text"><text:s text:c="4"/>json_build_object(</text:p>
      <text:p text:style-name="Preformatted_20_Text"><text:soft-page-break/><text:s text:c="8"/>'numero_cuenta', numero_cuenta,</text:p>
      <text:p text:style-name="Preformatted_20_Text"><text:s text:c="8"/>'cliente_id', cliente_id,</text:p>
      <text:p text:style-name="Preformatted_20_Text"><text:s text:c="8"/>'saldo', saldo,</text:p>
      <text:p text:style-name="Preformatted_20_Text"><text:s text:c="8"/>'tipo', tipo_cuenta</text:p>
      <text:p text:style-name="Preformatted_20_Text"><text:s text:c="4"/>)</text:p>
      <text:p text:style-name="Preformatted_20_Text">) AS cuentas_json</text:p>
      <text:p text:style-name="Preformatted_20_Text">FROM contabilidad.cuentas</text:p>
      <text:p text:style-name="Preformatted_20_Text">WHERE saldo &gt; 10000;</text:p>
      <text:p text:style-name="Text_20_body"><text:span text:style-name="Strong_20_Emphasis">Resultado:</text:span></text:p>
      <text:p text:style-name="Text_20_body">json</text:p>
      <text:p text:style-name="Preformatted_20_Text">[</text:p>
      <text:p text:style-name="Preformatted_20_Text"><text:s text:c="2"/>{</text:p>
      <text:p text:style-name="Preformatted_20_Text"><text:s text:c="4"/>"numero_cuenta": "001-123456-02",</text:p>
      <text:p text:style-name="Preformatted_20_Text"><text:s text:c="4"/>"cliente_id": 1002,</text:p>
      <text:p text:style-name="Preformatted_20_Text"><text:s text:c="4"/>"saldo": 20000.00,</text:p>
      <text:p text:style-name="Preformatted_20_Text"><text:s text:c="4"/>"tipo": "AHORROS"</text:p>
      <text:p text:style-name="Preformatted_20_Text"><text:s text:c="2"/>},</text:p>
      <text:p text:style-name="Preformatted_20_Text"><text:s text:c="2"/>{</text:p>
      <text:p text:style-name="Preformatted_20_Text"><text:s text:c="4"/>"numero_cuenta": "002-789012-01",</text:p>
      <text:p text:style-name="Preformatted_20_Text"><text:s text:c="4"/>"cliente_id": 1003,</text:p>
      <text:p text:style-name="Preformatted_20_Text"><text:s text:c="4"/>"saldo": 250000.00,</text:p>
      <text:p text:style-name="Preformatted_20_Text"><text:s text:c="4"/>"tipo": "INVERSION"</text:p>
      <text:p text:style-name="Preformatted_20_Text"><text:s text:c="2"/>}</text:p>
      <text:p text:style-name="Preformatted_20_Text">]</text:p>
      <text:h text:style-name="Heading_20_3" text:outline-level="3">6.2 JSON anidado con relaciones</text:h>
      <text:p text:style-name="Text_20_body">sql</text:p>
      <text:p text:style-name="Preformatted_20_Text">-- Cuentas con sus transacciones (estructura anidada)</text:p>
      <text:p text:style-name="Preformatted_20_Text">SELECT json_build_object(</text:p>
      <text:p text:style-name="Preformatted_20_Text"><text:s text:c="4"/>'cuenta', json_build_object(</text:p>
      <text:p text:style-name="Preformatted_20_Text"><text:s text:c="8"/>'numero', c.numero_cuenta,</text:p>
      <text:p text:style-name="Preformatted_20_Text"><text:s text:c="8"/>'saldo', c.saldo,</text:p>
      <text:p text:style-name="Preformatted_20_Text"><text:s text:c="8"/>'tipo', c.tipo_cuenta</text:p>
      <text:p text:style-name="Preformatted_20_Text"><text:s text:c="4"/>),</text:p>
      <text:p text:style-name="Preformatted_20_Text"><text:s text:c="4"/>'transacciones', (</text:p>
      <text:p text:style-name="Preformatted_20_Text"><text:s text:c="8"/>SELECT json_agg(</text:p>
      <text:p text:style-name="Preformatted_20_Text"><text:s text:c="12"/>json_build_object(</text:p>
      <text:p text:style-name="Preformatted_20_Text"><text:s text:c="16"/>'fecha', t.fecha,</text:p>
      <text:p text:style-name="Preformatted_20_Text"><text:s text:c="16"/>'tipo', t.tipo,</text:p>
      <text:p text:style-name="Preformatted_20_Text"><text:s text:c="16"/>'monto', t.monto,</text:p>
      <text:p text:style-name="Preformatted_20_Text"><text:s text:c="16"/>'saldo_resultante', t.saldo_after</text:p>
      <text:p text:style-name="Preformatted_20_Text"><text:s text:c="12"/>)</text:p>
      <text:p text:style-name="Preformatted_20_Text"><text:s text:c="12"/>ORDER BY t.fecha DESC</text:p>
      <text:p text:style-name="Preformatted_20_Text"><text:s text:c="8"/>)</text:p>
      <text:p text:style-name="Preformatted_20_Text"><text:s text:c="8"/>FROM contabilidad.transacciones t</text:p>
      <text:p text:style-name="Preformatted_20_Text"><text:s text:c="8"/>WHERE t.cuenta_id = c.id</text:p>
      <text:p text:style-name="Preformatted_20_Text"><text:s text:c="4"/>),</text:p>
      <text:p text:style-name="Preformatted_20_Text"><text:s text:c="4"/>'total_transacciones', (</text:p>
      <text:p text:style-name="Preformatted_20_Text"><text:s text:c="8"/>SELECT COUNT(*) FROM contabilidad.transacciones t WHERE t.cuenta_id = c.id</text:p>
      <text:p text:style-name="Preformatted_20_Text"><text:s text:c="4"/>)</text:p>
      <text:p text:style-name="Preformatted_20_Text">) AS cuenta_completa_json</text:p>
      <text:p text:style-name="Preformatted_20_Text">FROM contabilidad.cuentas c</text:p>
      <text:p text:style-name="Preformatted_20_Text">WHERE c.numero_cuenta = '001-123456-01';</text:p>
      <text:p text:style-name="Text_20_body"><text:span text:style-name="Strong_20_Emphasis">Resultado (formateado):</text:span></text:p>
      <text:p text:style-name="Text_20_body">json</text:p>
      <text:p text:style-name="Preformatted_20_Text"><text:soft-page-break/>{</text:p>
      <text:p text:style-name="Preformatted_20_Text"><text:s text:c="2"/>"cuenta": {</text:p>
      <text:p text:style-name="Preformatted_20_Text"><text:s text:c="4"/>"numero": "001-123456-01",</text:p>
      <text:p text:style-name="Preformatted_20_Text"><text:s text:c="4"/>"saldo": 1400.00,</text:p>
      <text:p text:style-name="Preformatted_20_Text"><text:s text:c="4"/>"tipo": "CORRIENTE"</text:p>
      <text:p text:style-name="Preformatted_20_Text"><text:s text:c="2"/>},</text:p>
      <text:p text:style-name="Preformatted_20_Text"><text:s text:c="2"/>"transacciones": [</text:p>
      <text:p text:style-name="Preformatted_20_Text"><text:s text:c="4"/>{</text:p>
      <text:p text:style-name="Preformatted_20_Text"><text:s text:c="6"/>"fecha": "2024-12-25 14:30:00",</text:p>
      <text:p text:style-name="Preformatted_20_Text"><text:s text:c="6"/>"tipo": "DEPOSITO",</text:p>
      <text:p text:style-name="Preformatted_20_Text"><text:s text:c="6"/>"monto": 100.00,</text:p>
      <text:p text:style-name="Preformatted_20_Text"><text:s text:c="6"/>"saldo_resultante": 1400.00</text:p>
      <text:p text:style-name="Preformatted_20_Text"><text:s text:c="4"/>},</text:p>
      <text:p text:style-name="Preformatted_20_Text"><text:s text:c="4"/>{</text:p>
      <text:p text:style-name="Preformatted_20_Text"><text:s text:c="6"/>"fecha": "2024-12-24 10:15:00",</text:p>
      <text:p text:style-name="Preformatted_20_Text"><text:s text:c="6"/>"tipo": "RETIRO",</text:p>
      <text:p text:style-name="Preformatted_20_Text"><text:s text:c="6"/>"monto": 200.00,</text:p>
      <text:p text:style-name="Preformatted_20_Text"><text:s text:c="6"/>"saldo_resultante": 1300.00</text:p>
      <text:p text:style-name="Preformatted_20_Text"><text:s text:c="4"/>}</text:p>
      <text:p text:style-name="Preformatted_20_Text"><text:s text:c="2"/>],</text:p>
      <text:p text:style-name="Preformatted_20_Text"><text:s text:c="2"/>"total_transacciones": 4</text:p>
      <text:p text:style-name="Preformatted_20_Text">}</text:p>
      <text:h text:style-name="Heading_20_3" text:outline-level="3">6.3 Extraer datos de JSON</text:h>
      <text:p text:style-name="Text_20_body">sql</text:p>
      <text:p text:style-name="Preformatted_20_Text">-- Suponiendo que tenemos una columna JSON</text:p>
      <text:p text:style-name="Preformatted_20_Text">-- Extraer valores específicos</text:p>
      <text:p text:style-name="Preformatted_20_Text">SELECT </text:p>
      <text:p text:style-name="Preformatted_20_Text"><text:s text:c="4"/>id,</text:p>
      <text:p text:style-name="Preformatted_20_Text"><text:s text:c="4"/>datos_viejos-&gt;&gt;'cliente_id' AS cliente_id_viejo,</text:p>
      <text:p text:style-name="Preformatted_20_Text"><text:s text:c="4"/>datos_viejos-&gt;&gt;'saldo' AS saldo_viejo,</text:p>
      <text:p text:style-name="Preformatted_20_Text"><text:s text:c="4"/>datos_nuevos-&gt;&gt;'saldo' AS saldo_nuevo</text:p>
      <text:p text:style-name="Preformatted_20_Text">FROM contabilidad.auditoria_logs</text:p>
      <text:p text:style-name="Preformatted_20_Text">WHERE tabla_afectada = 'cuentas'</text:p>
      <text:p text:style-name="Preformatted_20_Text">LIMIT 5;</text:p>
      <text:h text:style-name="Heading_20_3" text:outline-level="3">6.4 JSON con funciones de agregación</text:h>
      <text:p text:style-name="Text_20_body">sql</text:p>
      <text:p text:style-name="Preformatted_20_Text">-- Estadísticas por tipo de cuenta en formato JSON</text:p>
      <text:p text:style-name="Preformatted_20_Text">SELECT json_object_agg(</text:p>
      <text:p text:style-name="Preformatted_20_Text"><text:s text:c="4"/>tipo_cuenta,</text:p>
      <text:p text:style-name="Preformatted_20_Text"><text:s text:c="4"/>json_build_object(</text:p>
      <text:p text:style-name="Preformatted_20_Text"><text:s text:c="8"/>'total_cuentas', total,</text:p>
      <text:p text:style-name="Preformatted_20_Text"><text:s text:c="8"/>'saldo_total', saldo_total,</text:p>
      <text:p text:style-name="Preformatted_20_Text"><text:s text:c="8"/>'saldo_promedio', saldo_promedio,</text:p>
      <text:p text:style-name="Preformatted_20_Text"><text:s text:c="8"/>'sucursales', sucursales</text:p>
      <text:p text:style-name="Preformatted_20_Text"><text:s text:c="4"/>)</text:p>
      <text:p text:style-name="Preformatted_20_Text">) AS estadisticas_json</text:p>
      <text:p text:style-name="Preformatted_20_Text">FROM (</text:p>
      <text:p text:style-name="Preformatted_20_Text"><text:s text:c="4"/>SELECT </text:p>
      <text:p text:style-name="Preformatted_20_Text"><text:s text:c="8"/>tipo_cuenta,</text:p>
      <text:p text:style-name="Preformatted_20_Text"><text:s text:c="8"/>COUNT(*) AS total,</text:p>
      <text:p text:style-name="Preformatted_20_Text"><text:s text:c="8"/>SUM(saldo) AS saldo_total,</text:p>
      <text:p text:style-name="Preformatted_20_Text"><text:s text:c="8"/>AVG(saldo) AS saldo_promedio,</text:p>
      <text:p text:style-name="Preformatted_20_Text"><text:s text:c="8"/>json_agg(DISTINCT sucursal_id) AS sucursales</text:p>
      <text:p text:style-name="Preformatted_20_Text"><text:s text:c="4"/>FROM contabilidad.cuentas</text:p>
      <text:p text:style-name="Preformatted_20_Text"><text:s text:c="4"/>GROUP BY tipo_cuenta</text:p>
      <text:p text:style-name="Preformatted_20_Text">) AS stats;</text:p>
      <text:p text:style-name="Horizontal_20_Line"><text:soft-page-break/></text:p>
      <text:h text:style-name="Heading_20_2" text:outline-level="2">7. Consultas Recursivas (WITH RECURSIVE)</text:h>
      <text:h text:style-name="Heading_20_3" text:outline-level="3">7.1 Estructura jerárquica (ejemplo con sucursales)</text:h>
      <text:p text:style-name="Text_20_body">sql</text:p>
      <text:p text:style-name="Preformatted_20_Text">-- Primero creamos una tabla jerárquica de ejemplo</text:p>
      <text:p text:style-name="Preformatted_20_Text">CREATE TABLE contabilidad.sucursales_jerarquia (</text:p>
      <text:p text:style-name="Preformatted_20_Text"><text:s text:c="4"/>id SERIAL PRIMARY KEY,</text:p>
      <text:p text:style-name="Preformatted_20_Text"><text:s text:c="4"/>nombre VARCHAR(100),</text:p>
      <text:p text:style-name="Preformatted_20_Text"><text:s text:c="4"/>padre_id INTEGER REFERENCES contabilidad.sucursales_jerarquia(id)</text:p>
      <text:p text:style-name="Preformatted_20_Text">);</text:p>
      <text:p text:style-name="Preformatted_20_Text"/>
      <text:p text:style-name="Preformatted_20_Text">INSERT INTO contabilidad.sucursales_jerarquia (nombre, padre_id) VALUES</text:p>
      <text:p text:style-name="Preformatted_20_Text"><text:s text:c="4"/>('Corporativo', NULL),</text:p>
      <text:p text:style-name="Preformatted_20_Text"><text:s text:c="4"/>('Zona Norte', 1),</text:p>
      <text:p text:style-name="Preformatted_20_Text"><text:s text:c="4"/>('Zona Sur', 1),</text:p>
      <text:p text:style-name="Preformatted_20_Text"><text:s text:c="4"/>('Sucursal Norte-1', 2),</text:p>
      <text:p text:style-name="Preformatted_20_Text"><text:s text:c="4"/>('Sucursal Norte-2', 2),</text:p>
      <text:p text:style-name="Preformatted_20_Text"><text:s text:c="4"/>('Sucursal Sur-1', 3);</text:p>
      <text:p text:style-name="Preformatted_20_Text"/>
      <text:p text:style-name="Preformatted_20_Text">-- Consulta recursiva para obtener todo el árbol</text:p>
      <text:p text:style-name="Preformatted_20_Text">WITH RECURSIVE arbol_sucursales AS (</text:p>
      <text:p text:style-name="Preformatted_20_Text"><text:s text:c="4"/>-- Caso base: nodos raíz (sin padre)</text:p>
      <text:p text:style-name="Preformatted_20_Text"><text:s text:c="4"/>SELECT </text:p>
      <text:p text:style-name="Preformatted_20_Text"><text:s text:c="8"/>id,</text:p>
      <text:p text:style-name="Preformatted_20_Text"><text:s text:c="8"/>nombre,</text:p>
      <text:p text:style-name="Preformatted_20_Text"><text:s text:c="8"/>padre_id,</text:p>
      <text:p text:style-name="Preformatted_20_Text"><text:s text:c="8"/>1 AS nivel,</text:p>
      <text:p text:style-name="Preformatted_20_Text"><text:s text:c="8"/>ARRAY[id] AS ruta,</text:p>
      <text:p text:style-name="Preformatted_20_Text"><text:s text:c="8"/>nombre AS ruta_nombres</text:p>
      <text:p text:style-name="Preformatted_20_Text"><text:s text:c="4"/>FROM contabilidad.sucursales_jerarquia</text:p>
      <text:p text:style-name="Preformatted_20_Text"><text:s text:c="4"/>WHERE padre_id IS NULL</text:p>
      <text:p text:style-name="Preformatted_20_Text"><text:s text:c="4"/></text:p>
      <text:p text:style-name="Preformatted_20_Text"><text:s text:c="4"/>UNION ALL</text:p>
      <text:p text:style-name="Preformatted_20_Text"><text:s text:c="4"/></text:p>
      <text:p text:style-name="Preformatted_20_Text"><text:s text:c="4"/>-- Caso recursivo: hijos</text:p>
      <text:p text:style-name="Preformatted_20_Text"><text:s text:c="4"/>SELECT </text:p>
      <text:p text:style-name="Preformatted_20_Text"><text:s text:c="8"/>s.id,</text:p>
      <text:p text:style-name="Preformatted_20_Text"><text:s text:c="8"/>s.nombre,</text:p>
      <text:p text:style-name="Preformatted_20_Text"><text:s text:c="8"/>s.padre_id,</text:p>
      <text:p text:style-name="Preformatted_20_Text"><text:s text:c="8"/>a.nivel + 1,</text:p>
      <text:p text:style-name="Preformatted_20_Text"><text:s text:c="8"/>a.ruta || s.id,</text:p>
      <text:p text:style-name="Preformatted_20_Text"><text:s text:c="8"/>a.ruta_nombres || ' → ' || s.nombre</text:p>
      <text:p text:style-name="Preformatted_20_Text"><text:s text:c="4"/>FROM contabilidad.sucursales_jerarquia s</text:p>
      <text:p text:style-name="Preformatted_20_Text"><text:s text:c="4"/>JOIN arbol_sucursales a ON s.padre_id = a.id</text:p>
      <text:p text:style-name="Preformatted_20_Text">)</text:p>
      <text:p text:style-name="Preformatted_20_Text">SELECT </text:p>
      <text:p text:style-name="Preformatted_20_Text"><text:s text:c="4"/>nivel,</text:p>
      <text:p text:style-name="Preformatted_20_Text"><text:s text:c="4"/>repeat(' <text:s/>', nivel - 1) || nombre AS nombre_arbol,</text:p>
      <text:p text:style-name="Preformatted_20_Text"><text:s text:c="4"/>ruta,</text:p>
      <text:p text:style-name="Preformatted_20_Text"><text:s text:c="4"/>ruta_nombres</text:p>
      <text:p text:style-name="Preformatted_20_Text">FROM arbol_sucursales</text:p>
      <text:p text:style-name="Preformatted_20_Text">ORDER BY ruta;</text:p>
      <text:p text:style-name="Text_20_body"><text:span text:style-name="Strong_20_Emphasis">Resultado:</text:span></text:p>
      <text:p text:style-name="Text_20_body">text</text:p>
      <text:p text:style-name="Preformatted_20_Text"><text:soft-page-break/><text:s/>nivel | <text:s text:c="5"/>nombre_arbol <text:s text:c="6"/>| <text:s text:c="2"/>ruta <text:s text:c="3"/>| <text:s text:c="13"/>ruta_nombres</text:p>
      <text:p text:style-name="Preformatted_20_Text">-------+-------------------------+-----------+-----------------------------------------</text:p>
      <text:p text:style-name="Preformatted_20_Text"><text:s text:c="5"/>1 | Corporativo <text:s text:c="12"/>| {1} <text:s text:c="6"/>| Corporativo</text:p>
      <text:p text:style-name="Preformatted_20_Text"><text:s text:c="5"/>2 | <text:s text:c="2"/>Zona Norte <text:s text:c="11"/>| {1,2} <text:s text:c="4"/>| Corporativo → Zona Norte</text:p>
      <text:p text:style-name="Preformatted_20_Text"><text:s text:c="5"/>3 | <text:s text:c="4"/>Sucursal Norte-1 <text:s text:c="3"/>| {1,2,4} <text:s text:c="2"/>| Corporativo → Zona Norte → Sucursal Norte-1</text:p>
      <text:p text:style-name="Preformatted_20_Text"><text:s text:c="5"/>3 | <text:s text:c="4"/>Sucursal Norte-2 <text:s text:c="3"/>| {1,2,5} <text:s text:c="2"/>| Corporativo → Zona Norte → Sucursal Norte-2</text:p>
      <text:p text:style-name="Preformatted_20_Text"><text:s text:c="5"/>2 | <text:s text:c="2"/>Zona Sur <text:s text:c="13"/>| {1,3} <text:s text:c="4"/>| Corporativo → Zona Sur</text:p>
      <text:p text:style-name="Preformatted_20_Text"><text:s text:c="5"/>3 | <text:s text:c="4"/>Sucursal Sur-1 <text:s text:c="5"/>| {1,3,6} <text:s text:c="2"/>| Corporativo → Zona Sur → Sucursal Sur-1</text:p>
      <text:h text:style-name="Heading_20_3" text:outline-level="3">7.2 Sumas acumuladas recursivas</text:h>
      <text:p text:style-name="Text_20_body">sql</text:p>
      <text:p text:style-name="Preformatted_20_Text">-- Calcular saldo proyectado basado en transacciones futuras</text:p>
      <text:p text:style-name="Preformatted_20_Text">WITH RECURSIVE saldo_proyectado AS (</text:p>
      <text:p text:style-name="Preformatted_20_Text"><text:s text:c="4"/>-- Saldo actual como punto de partida</text:p>
      <text:p text:style-name="Preformatted_20_Text"><text:s text:c="4"/>SELECT </text:p>
      <text:p text:style-name="Preformatted_20_Text"><text:s text:c="8"/>c.id AS cuenta_id,</text:p>
      <text:p text:style-name="Preformatted_20_Text"><text:s text:c="8"/>c.numero_cuenta,</text:p>
      <text:p text:style-name="Preformatted_20_Text"><text:s text:c="8"/>c.saldo AS saldo_actual,</text:p>
      <text:p text:style-name="Preformatted_20_Text"><text:s text:c="8"/>0 AS paso,</text:p>
      <text:p text:style-name="Preformatted_20_Text"><text:s text:c="8"/>CURRENT_DATE AS fecha_proyeccion</text:p>
      <text:p text:style-name="Preformatted_20_Text"><text:s text:c="4"/>FROM contabilidad.cuentas c</text:p>
      <text:p text:style-name="Preformatted_20_Text"><text:s text:c="4"/>WHERE c.numero_cuenta = '001-123456-01'</text:p>
      <text:p text:style-name="Preformatted_20_Text"><text:s text:c="4"/></text:p>
      <text:p text:style-name="Preformatted_20_Text"><text:s text:c="4"/>UNION ALL</text:p>
      <text:p text:style-name="Preformatted_20_Text"><text:s text:c="4"/></text:p>
      <text:p text:style-name="Preformatted_20_Text"><text:s text:c="4"/>-- Proyectar basado en transacciones programadas (ejemplo)</text:p>
      <text:p text:style-name="Preformatted_20_Text"><text:s text:c="4"/>SELECT </text:p>
      <text:p text:style-name="Preformatted_20_Text"><text:s text:c="8"/>sp.cuenta_id,</text:p>
      <text:p text:style-name="Preformatted_20_Text"><text:s text:c="8"/>sp.numero_cuenta,</text:p>
      <text:p text:style-name="Preformatted_20_Text"><text:s text:c="8"/>sp.saldo_actual + 100, <text:s/>-- Suponiendo depósito diario</text:p>
      <text:p text:style-name="Preformatted_20_Text"><text:s text:c="8"/>sp.paso + 1,</text:p>
      <text:p text:style-name="Preformatted_20_Text"><text:s text:c="8"/>sp.fecha_proyeccion + INTERVAL '1 day'</text:p>
      <text:p text:style-name="Preformatted_20_Text"><text:s text:c="4"/>FROM saldo_proyectado sp</text:p>
      <text:p text:style-name="Preformatted_20_Text"><text:s text:c="4"/>WHERE sp.paso &lt; 7 <text:s/>-- Proyectar 7 días</text:p>
      <text:p text:style-name="Preformatted_20_Text">)</text:p>
      <text:p text:style-name="Preformatted_20_Text">SELECT * FROM saldo_proyectado;</text:p>
      <text:p text:style-name="Horizontal_20_Line"/>
      <text:h text:style-name="Heading_20_2" text:outline-level="2">8. Consultas Analíticas Avanzadas</text:h>
      <text:h text:style-name="Heading_20_3" text:outline-level="3">8.1 Percentiles y Distribución</text:h>
      <text:p text:style-name="Text_20_body">sql</text:p>
      <text:p text:style-name="Preformatted_20_Text">-- Análisis de distribución de saldos</text:p>
      <text:p text:style-name="Preformatted_20_Text">SELECT </text:p>
      <text:p text:style-name="Preformatted_20_Text"><text:s text:c="4"/>tipo_cuenta,</text:p>
      <text:p text:style-name="Preformatted_20_Text"><text:s text:c="4"/>percentile_cont(0.25) WITHIN GROUP (ORDER BY saldo) AS p25,</text:p>
      <text:p text:style-name="Preformatted_20_Text"><text:s text:c="4"/>percentile_cont(0.50) WITHIN GROUP (ORDER BY saldo) AS mediana,</text:p>
      <text:p text:style-name="Preformatted_20_Text"><text:s text:c="4"/>percentile_cont(0.75) WITHIN GROUP (ORDER BY saldo) AS p75,</text:p>
      <text:p text:style-name="Preformatted_20_Text"><text:s text:c="4"/>percentile_cont(0.90) WITHIN GROUP (ORDER BY saldo) AS p90,</text:p>
      <text:p text:style-name="Preformatted_20_Text"><text:s text:c="4"/>percentile_cont(0.95) WITHIN GROUP (ORDER BY saldo) AS p95,</text:p>
      <text:p text:style-name="Preformatted_20_Text"><text:s text:c="4"/>AVG(saldo) AS promedio,</text:p>
      <text:p text:style-name="Preformatted_20_Text"><text:s text:c="4"/>STDDEV(saldo) AS desviacion</text:p>
      <text:p text:style-name="Preformatted_20_Text"><text:soft-page-break/>FROM contabilidad.cuentas</text:p>
      <text:p text:style-name="Preformatted_20_Text">GROUP BY tipo_cuenta;</text:p>
      <text:h text:style-name="Heading_20_3" text:outline-level="3">8.2 CUBE y ROLLUP (Múltiples niveles de agregación)</text:h>
      <text:p text:style-name="Text_20_body">sql</text:p>
      <text:p text:style-name="Preformatted_20_Text">-- Resumen multidimensional con CUBE</text:p>
      <text:p text:style-name="Preformatted_20_Text">SELECT </text:p>
      <text:p text:style-name="Preformatted_20_Text"><text:s text:c="4"/>COALESCE(sucursal_id::TEXT, 'TODAS') AS sucursal,</text:p>
      <text:p text:style-name="Preformatted_20_Text"><text:s text:c="4"/>COALESCE(tipo_cuenta, 'TODOS') AS tipo,</text:p>
      <text:p text:style-name="Preformatted_20_Text"><text:s text:c="4"/>COUNT(*) AS cantidad,</text:p>
      <text:p text:style-name="Preformatted_20_Text"><text:s text:c="4"/>SUM(saldo) AS saldo_total,</text:p>
      <text:p text:style-name="Preformatted_20_Text"><text:s text:c="4"/>ROUND(AVG(saldo), 2) AS saldo_promedio</text:p>
      <text:p text:style-name="Preformatted_20_Text">FROM contabilidad.cuentas</text:p>
      <text:p text:style-name="Preformatted_20_Text">GROUP BY CUBE(sucursal_id, tipo_cuenta)</text:p>
      <text:p text:style-name="Preformatted_20_Text">ORDER BY sucursal_id NULLS LAST, tipo_cuenta NULLS LAST;</text:p>
      <text:p text:style-name="Text_20_body"><text:span text:style-name="Strong_20_Emphasis">Resultado:</text:span></text:p>
      <text:p text:style-name="Text_20_body">text</text:p>
      <text:p text:style-name="Preformatted_20_Text"><text:s/>sucursal | <text:s text:c="2"/>tipo <text:s text:c="3"/>| cantidad | saldo_total | saldo_promedio</text:p>
      <text:p text:style-name="Preformatted_20_Text">----------+-----------+----------+-------------+----------------</text:p>
      <text:p text:style-name="Preformatted_20_Text"><text:s/>1 <text:s text:c="7"/>| AHORROS <text:s text:c="2"/>| <text:s text:c="7"/>1 | <text:s text:c="3"/>20000.00 | <text:s text:c="6"/>20000.00</text:p>
      <text:p text:style-name="Preformatted_20_Text"><text:s/>1 <text:s text:c="7"/>| CORRIENTE | <text:s text:c="7"/>1 | <text:s text:c="4"/>6000.00 | <text:s text:c="7"/>6000.00</text:p>
      <text:p text:style-name="Preformatted_20_Text"><text:s/>1 <text:s text:c="7"/>| TODOS <text:s text:c="4"/>| <text:s text:c="7"/>2 | <text:s text:c="3"/>26000.00 | <text:s text:c="6"/>13000.00</text:p>
      <text:p text:style-name="Preformatted_20_Text"><text:s/>2 <text:s text:c="7"/>| INVERSION | <text:s text:c="7"/>1 | <text:s text:c="2"/>250000.00 | <text:s text:c="5"/>250000.00</text:p>
      <text:p text:style-name="Preformatted_20_Text"><text:s/>2 <text:s text:c="7"/>| TODOS <text:s text:c="4"/>| <text:s text:c="7"/>1 | <text:s text:c="2"/>250000.00 | <text:s text:c="5"/>250000.00</text:p>
      <text:p text:style-name="Preformatted_20_Text"><text:s/>TODAS <text:s text:c="3"/>| AHORROS <text:s text:c="2"/>| <text:s text:c="7"/>1 | <text:s text:c="3"/>20000.00 | <text:s text:c="6"/>20000.00</text:p>
      <text:p text:style-name="Preformatted_20_Text"><text:s/>TODAS <text:s text:c="3"/>| CORRIENTE | <text:s text:c="7"/>1 | <text:s text:c="4"/>6000.00 | <text:s text:c="7"/>6000.00</text:p>
      <text:p text:style-name="Preformatted_20_Text"><text:s/>TODAS <text:s text:c="3"/>| INVERSION | <text:s text:c="7"/>1 | <text:s text:c="2"/>250000.00 | <text:s text:c="5"/>250000.00</text:p>
      <text:p text:style-name="Preformatted_20_Text"><text:s/>TODAS <text:s text:c="3"/>| TODOS <text:s text:c="4"/>| <text:s text:c="7"/>3 | <text:s text:c="2"/>276000.00 | <text:s text:c="6"/>92000.00</text:p>
      <text:h text:style-name="Heading_20_3" text:outline-level="3">8.3 PIVOT con crosstab (Tabla dinámica)</text:h>
      <text:p text:style-name="Text_20_body">sql</text:p>
      <text:p text:style-name="Preformatted_20_Text">-- Necesita la extensión tablefunc</text:p>
      <text:p text:style-name="Preformatted_20_Text">CREATE EXTENSION IF NOT EXISTS tablefunc;</text:p>
      <text:p text:style-name="Preformatted_20_Text"/>
      <text:p text:style-name="Preformatted_20_Text">-- Transacciones por mes y tipo (PIVOT)</text:p>
      <text:p text:style-name="Preformatted_20_Text">SELECT * FROM crosstab(</text:p>
      <text:p text:style-name="Preformatted_20_Text"><text:s text:c="4"/>'SELECT </text:p>
      <text:p text:style-name="Preformatted_20_Text"><text:s text:c="8"/>EXTRACT(YEAR FROM fecha)::INT || ''-'' || LPAD(EXTRACT(MONTH FROM fecha)::TEXT, 2, ''0'') AS mes,</text:p>
      <text:p text:style-name="Preformatted_20_Text"><text:s text:c="8"/>tipo,</text:p>
      <text:p text:style-name="Preformatted_20_Text"><text:s text:c="8"/>SUM(monto) AS total</text:p>
      <text:p text:style-name="Preformatted_20_Text"><text:s text:c="5"/>FROM contabilidad.transacciones</text:p>
      <text:p text:style-name="Preformatted_20_Text"><text:s text:c="5"/>GROUP BY mes, tipo</text:p>
      <text:p text:style-name="Preformatted_20_Text"><text:s text:c="5"/>ORDER BY mes, tipo',</text:p>
      <text:p text:style-name="Preformatted_20_Text"><text:s text:c="4"/>'SELECT DISTINCT tipo FROM contabilidad.transacciones ORDER BY tipo'</text:p>
      <text:p text:style-name="Preformatted_20_Text">) AS pivot_resultado(</text:p>
      <text:p text:style-name="Preformatted_20_Text"><text:s text:c="4"/>mes TEXT,</text:p>
      <text:p text:style-name="Preformatted_20_Text"><text:s text:c="4"/>DEPOSITO NUMERIC,</text:p>
      <text:p text:style-name="Preformatted_20_Text"><text:s text:c="4"/>RETIRO NUMERIC,</text:p>
      <text:p text:style-name="Preformatted_20_Text"><text:s text:c="4"/>TRANSFERENCIA NUMERIC,</text:p>
      <text:p text:style-name="Preformatted_20_Text"><text:s text:c="4"/>PAGO NUMERIC</text:p>
      <text:p text:style-name="Preformatted_20_Text">);</text:p>
      <text:p text:style-name="Horizontal_20_Line"/>
      <text:h text:style-name="Heading_20_2" text:outline-level="2"><text:soft-page-break/>9. Funciones de Fecha y Hora</text:h>
      <text:p text:style-name="Text_20_body">sql</text:p>
      <text:p text:style-name="Preformatted_20_Text">-- Análisis temporal de transacciones</text:p>
      <text:p text:style-name="Preformatted_20_Text">SELECT </text:p>
      <text:p text:style-name="Preformatted_20_Text"><text:s text:c="4"/>DATE_TRUNC('month', fecha) AS mes,</text:p>
      <text:p text:style-name="Preformatted_20_Text"><text:s text:c="4"/>EXTRACT(DOW FROM fecha) AS dia_semana,</text:p>
      <text:p text:style-name="Preformatted_20_Text"><text:s text:c="4"/>EXTRACT(HOUR FROM fecha) AS hora,</text:p>
      <text:p text:style-name="Preformatted_20_Text"><text:s text:c="4"/>COUNT(*) AS num_transacciones,</text:p>
      <text:p text:style-name="Preformatted_20_Text"><text:s text:c="4"/>SUM(monto) AS volumen,</text:p>
      <text:p text:style-name="Preformatted_20_Text"><text:s text:c="4"/>AVG(monto) AS ticket_promedio</text:p>
      <text:p text:style-name="Preformatted_20_Text">FROM contabilidad.transacciones</text:p>
      <text:p text:style-name="Preformatted_20_Text">WHERE fecha &gt;= CURRENT_DATE - INTERVAL '90 days'</text:p>
      <text:p text:style-name="Preformatted_20_Text">GROUP BY GROUPING SETS (</text:p>
      <text:p text:style-name="Preformatted_20_Text"><text:s text:c="4"/>(DATE_TRUNC('month', fecha)),</text:p>
      <text:p text:style-name="Preformatted_20_Text"><text:s text:c="4"/>(EXTRACT(DOW FROM fecha)),</text:p>
      <text:p text:style-name="Preformatted_20_Text"><text:s text:c="4"/>(EXTRACT(HOUR FROM fecha)),</text:p>
      <text:p text:style-name="Preformatted_20_Text"><text:s text:c="4"/>()</text:p>
      <text:p text:style-name="Preformatted_20_Text">)</text:p>
      <text:p text:style-name="Preformatted_20_Text">ORDER BY mes NULLS LAST, dia_semana NULLS LAST, hora NULLS LAST;</text:p>
      <text:p text:style-name="Horizontal_20_Line"/>
      <text:h text:style-name="Heading_20_2" text:outline-level="2">10. Ejercicios Prácticos (Con Soluciones)</text:h>
      <text:h text:style-name="Heading_20_3" text:outline-level="3">Ejercicio 1: Identificar cuentas inactivas</text:h>
      <text:p text:style-name="Text_20_body">sql</text:p>
      <text:p text:style-name="Preformatted_20_Text">-- Cuentas sin transacciones en los últimos 30 días</text:p>
      <text:p text:style-name="Preformatted_20_Text">SELECT c.numero_cuenta, c.saldo, c.estado, MAX(t.fecha) AS ultima_transaccion</text:p>
      <text:p text:style-name="Preformatted_20_Text">FROM contabilidad.cuentas c</text:p>
      <text:p text:style-name="Preformatted_20_Text">LEFT JOIN contabilidad.transacciones t ON c.id = t.cuenta_id</text:p>
      <text:p text:style-name="Preformatted_20_Text">GROUP BY c.id</text:p>
      <text:p text:style-name="Preformatted_20_Text">HAVING MAX(t.fecha) &lt; CURRENT_DATE - INTERVAL '30 days' OR MAX(t.fecha) IS NULL;</text:p>
      <text:h text:style-name="Heading_20_3" text:outline-level="3">Ejercicio 2: Variación porcentual entre transacciones</text:h>
      <text:p text:style-name="Text_20_body">sql</text:p>
      <text:p text:style-name="Preformatted_20_Text">SELECT </text:p>
      <text:p text:style-name="Preformatted_20_Text"><text:s text:c="4"/>c.numero_cuenta,</text:p>
      <text:p text:style-name="Preformatted_20_Text"><text:s text:c="4"/>t.fecha,</text:p>
      <text:p text:style-name="Preformatted_20_Text"><text:s text:c="4"/>t.tipo,</text:p>
      <text:p text:style-name="Preformatted_20_Text"><text:s text:c="4"/>t.monto,</text:p>
      <text:p text:style-name="Preformatted_20_Text"><text:s text:c="4"/>LAG(t.monto) OVER w AS monto_anterior,</text:p>
      <text:p text:style-name="Preformatted_20_Text"><text:s text:c="4"/>ROUND(100.0 * (t.monto - LAG(t.monto) OVER w) / NULLIF(LAG(t.monto) OVER w, 0), 2) AS variacion_porcentual</text:p>
      <text:p text:style-name="Preformatted_20_Text">FROM contabilidad.transacciones t</text:p>
      <text:p text:style-name="Preformatted_20_Text">JOIN contabilidad.cuentas c ON t.cuenta_id = c.id</text:p>
      <text:p text:style-name="Preformatted_20_Text">WINDOW w AS (PARTITION BY t.cuenta_id ORDER BY t.fecha)</text:p>
      <text:p text:style-name="Preformatted_20_Text">ORDER BY c.id, t.fecha;</text:p>
      <text:h text:style-name="Heading_20_3" text:outline-level="3">Ejercicio 3: Saldo móvil de 7 días</text:h>
      <text:p text:style-name="Text_20_body">sql</text:p>
      <text:p text:style-name="Preformatted_20_Text">SELECT </text:p>
      <text:p text:style-name="Preformatted_20_Text"><text:s text:c="4"/>c.numero_cuenta,</text:p>
      <text:p text:style-name="Preformatted_20_Text"><text:s text:c="4"/>t.fecha,</text:p>
      <text:p text:style-name="Preformatted_20_Text"><text:soft-page-break/><text:s text:c="4"/>t.tipo,</text:p>
      <text:p text:style-name="Preformatted_20_Text"><text:s text:c="4"/>t.monto,</text:p>
      <text:p text:style-name="Preformatted_20_Text"><text:s text:c="4"/>SUM(t.monto) OVER (PARTITION BY t.cuenta_id ORDER BY t.fecha </text:p>
      <text:p text:style-name="Preformatted_20_Text"><text:s text:c="23"/>RANGE BETWEEN INTERVAL '7 days' PRECEDING AND CURRENT ROW) AS suma_7dias,</text:p>
      <text:p text:style-name="Preformatted_20_Text"><text:s text:c="4"/>COUNT(*) OVER (PARTITION BY t.cuenta_id ORDER BY t.fecha </text:p>
      <text:p text:style-name="Preformatted_20_Text"><text:s text:c="19"/>RANGE BETWEEN INTERVAL '7 days' PRECEDING AND CURRENT ROW) AS num_transacciones_7dias</text:p>
      <text:p text:style-name="Preformatted_20_Text">FROM contabilidad.transacciones t</text:p>
      <text:p text:style-name="Preformatted_20_Text">JOIN contabilidad.cuentas c ON t.cuenta_id = c.id</text:p>
      <text:p text:style-name="Preformatted_20_Text">ORDER BY c.id, t.fecha;</text:p>
      <text:h text:style-name="Heading_20_3" text:outline-level="3">Ejercicio 4: Detectar anomalías (transacciones atípicas)</text:h>
      <text:p text:style-name="Text_20_body">sql</text:p>
      <text:p text:style-name="Preformatted_20_Text">WITH stats AS (</text:p>
      <text:p text:style-name="Preformatted_20_Text"><text:s text:c="4"/>SELECT </text:p>
      <text:p text:style-name="Preformatted_20_Text"><text:s text:c="8"/>cuenta_id,</text:p>
      <text:p text:style-name="Preformatted_20_Text"><text:s text:c="8"/>AVG(monto) AS media,</text:p>
      <text:p text:style-name="Preformatted_20_Text"><text:s text:c="8"/>STDDEV(monto) AS desviacion</text:p>
      <text:p text:style-name="Preformatted_20_Text"><text:s text:c="4"/>FROM contabilidad.transacciones</text:p>
      <text:p text:style-name="Preformatted_20_Text"><text:s text:c="4"/>GROUP BY cuenta_id</text:p>
      <text:p text:style-name="Preformatted_20_Text">)</text:p>
      <text:p text:style-name="Preformatted_20_Text">SELECT </text:p>
      <text:p text:style-name="Preformatted_20_Text"><text:s text:c="4"/>t.id,</text:p>
      <text:p text:style-name="Preformatted_20_Text"><text:s text:c="4"/>c.numero_cuenta,</text:p>
      <text:p text:style-name="Preformatted_20_Text"><text:s text:c="4"/>t.tipo,</text:p>
      <text:p text:style-name="Preformatted_20_Text"><text:s text:c="4"/>t.monto,</text:p>
      <text:p text:style-name="Preformatted_20_Text"><text:s text:c="4"/>s.media,</text:p>
      <text:p text:style-name="Preformatted_20_Text"><text:s text:c="4"/>s.desviacion,</text:p>
      <text:p text:style-name="Preformatted_20_Text"><text:s text:c="4"/>CASE </text:p>
      <text:p text:style-name="Preformatted_20_Text"><text:s text:c="8"/>WHEN t.monto &gt; s.media + 3 * s.desviacion THEN 'ALTA_ANOMALIA'</text:p>
      <text:p text:style-name="Preformatted_20_Text"><text:s text:c="8"/>WHEN t.monto &gt; s.media + 2 * s.desviacion THEN 'POSIBLE_ANOMALIA'</text:p>
      <text:p text:style-name="Preformatted_20_Text"><text:s text:c="8"/>ELSE 'NORMAL'</text:p>
      <text:p text:style-name="Preformatted_20_Text"><text:s text:c="4"/>END AS anomalia</text:p>
      <text:p text:style-name="Preformatted_20_Text">FROM contabilidad.transacciones t</text:p>
      <text:p text:style-name="Preformatted_20_Text">JOIN contabilidad.cuentas c ON t.cuenta_id = c.id</text:p>
      <text:p text:style-name="Preformatted_20_Text">JOIN stats s ON t.cuenta_id = s.cuenta_id</text:p>
      <text:p text:style-name="Preformatted_20_Text">WHERE t.monto &gt; s.media + 2 * s.desviacion</text:p>
      <text:p text:style-name="Preformatted_20_Text">ORDER BY t.monto DESC;</text:p>
      <text:p text:style-name="Horizontal_20_Line"/>
      <text:h text:style-name="Heading_20_2" text:outline-level="2">Resumen de Técnicas Cubiertas</text:h>
      <table:table table:name="Tabla9" table:style-name="Tabla9">
        <table:table-column table:style-name="Tabla9.A"/>
        <table:table-column table:style-name="Tabla9.B"/>
        <table:table-header-rows>
          <table:table-row>
            <table:table-cell table:style-name="Tabla9.A1" office:value-type="string">
              <text:p text:style-name="Table_20_Heading">Categoría</text:p>
            </table:table-cell>
            <table:table-cell table:style-name="Tabla9.A1" office:value-type="string">
              <text:p text:style-name="Table_20_Heading">Técnicas</text:p>
            </table:table-cell>
          </table:table-row>
        </table:table-header-rows>
        <table:table-row>
          <table:table-cell table:style-name="Tabla9.A1" office:value-type="string">
            <text:p text:style-name="Table_20_Contents"><text:span text:style-name="Strong_20_Emphasis">Básicas</text:span></text:p>
          </table:table-cell>
          <table:table-cell table:style-name="Tabla9.A1" office:value-type="string">
            <text:p text:style-name="Table_20_Contents">SELECT, WHERE, ORDER BY, LIMIT, LIKE, IN, BETWEEN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Agregación</text:span></text:p>
          </table:table-cell>
          <table:table-cell table:style-name="Tabla9.A1" office:value-type="string">
            <text:p text:style-name="Table_20_Contents">GROUP BY, HAVING, COUNT, SUM, AVG, MIN, MAX, STDDEV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JOINs</text:span></text:p>
          </table:table-cell>
          <table:table-cell table:style-name="Tabla9.A1" office:value-type="string">
            <text:p text:style-name="Table_20_Contents">INNER, LEFT, RIGHT, FULL, Self JOIN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Subconsultas</text:span></text:p>
          </table:table-cell>
          <table:table-cell table:style-name="Tabla9.A1" office:value-type="string">
            <text:p text:style-name="Table_20_Contents">Escalares, Tablas derivadas, Correlacionadas, EXISTS, IN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Window Functions</text:span></text:p>
          </table:table-cell>
          <table:table-cell table:style-name="Tabla9.A1" office:value-type="string">
            <text:p text:style-name="Table_20_Contents">ROW_NUMBER, RANK, DENSE_RANK, NTILE, LAG, LEAD, FIRST_VALUE, LAST_VALUE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Frames</text:span></text:p>
          </table:table-cell>
          <table:table-cell table:style-name="Tabla9.A1" office:value-type="string">
            <text:p text:style-name="Table_20_Contents">ROWS, RANGE, UNBOUNDED PRECEDING, FOLLOWING</text:p>
          </table:table-cell>
        </table:table-row>
        <text:soft-page-break/>
        <table:table-row>
          <table:table-cell table:style-name="Tabla9.A1" office:value-type="string">
            <text:p text:style-name="Table_20_Contents"><text:span text:style-name="Strong_20_Emphasis">JSON</text:span></text:p>
          </table:table-cell>
          <table:table-cell table:style-name="Tabla9.A1" office:value-type="string">
            <text:p text:style-name="Table_20_Contents">json_agg, json_build_object, json_object_agg, operadores -&gt; y -&gt;&gt;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Recursivas</text:span></text:p>
          </table:table-cell>
          <table:table-cell table:style-name="Tabla9.A1" office:value-type="string">
            <text:p text:style-name="Table_20_Contents">WITH RECURSIVE, árboles jerárquicos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Analíticas</text:span></text:p>
          </table:table-cell>
          <table:table-cell table:style-name="Tabla9.A1" office:value-type="string">
            <text:p text:style-name="Table_20_Contents">CUBE, ROLLUP, GROUPING SETS, crosstab (PIVOT)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Estadísticas</text:span></text:p>
          </table:table-cell>
          <table:table-cell table:style-name="Tabla9.A1" office:value-type="string">
            <text:p text:style-name="Table_20_Contents">percentiles, regresión, correlación</text:p>
          </table:table-cell>
        </table:table-row>
      </table:table>
      <text:p text:style-name="Text_20_body">¿Quieres que profundice en alguna técnica específica o que añada más ejercicios prácticos?</text:p>
      <text:p text:style-name="Text_20_body">has echo alguna con cte?</text:p>
      <text:p text:style-name="Text_20_body">¡Excelente pregunta! <text:span text:style-name="Strong_20_Emphasis">Sí, he incluido CTE (Common Table Expressions)</text:span> en varias secciones, pero tienes razón en que no las destaqué lo suficiente. Las CTE aparecen en:</text:p>
      <text:list xml:id="list2767176222" text:style-name="L6">
        <text:list-item>
          <text:p text:style-name="Text_20_body"><text:span text:style-name="Strong_20_Emphasis">Consultas Recursivas</text:span> (Sección 7) - <text:span text:style-name="Source_20_Text">WITH RECURSIVE</text:span></text:p>
        </text:list-item>
        <text:list-item>
          <text:p text:style-name="Text_20_body"><text:span text:style-name="Strong_20_Emphasis">Ejercicio de Detección de Anomalías</text:span> (Ejercicio 4) - <text:span text:style-name="Source_20_Text">WITH stats AS (...)</text:span></text:p>
        </text:list-item>
        <text:list-item>
          <text:p text:style-name="Text_20_body"><text:span text:style-name="Strong_20_Emphasis">Consultas Analíticas</text:span> (Sección 8.2) - aunque usé subconsultas</text:p>
        </text:list-item>
      </text:list>
      <text:p text:style-name="Text_20_body">Sin embargo, <text:span text:style-name="Strong_20_Emphasis">no las expliqué en profundidad</text:span>. Vamos a corregirlo con una sección dedicada completa a <text:span text:style-name="Strong_20_Emphasis">CTE (WITH)</text:span>, incluyendo ejemplos no recursivos, múltiples CTE, y casos de uso prácticos.</text:p>
      <text:p text:style-name="Horizontal_20_Line"/>
      <text:h text:style-name="Heading_20_2" text:outline-level="2">Sección 11: CTE (Common Table Expressions) - WITH Clause</text:h>
      <text:h text:style-name="Heading_20_3" text:outline-level="3">11.1 ¿Qué es una CTE?</text:h>
      <text:p text:style-name="Text_20_body">Una <text:span text:style-name="Strong_20_Emphasis">CTE (Common Table Expression)</text:span> es una <text:span text:style-name="Strong_20_Emphasis">tabla temporal</text:span> que existe solo durante la ejecución de una consulta. Se define con la cláusula <text:span text:style-name="Source_20_Text">WITH</text:span> y mejora la <text:span text:style-name="Strong_20_Emphasis">legibilidad</text:span> y <text:span text:style-name="Strong_20_Emphasis">organización</text:span> de consultas complejas.</text:p>
      <text:p text:style-name="Text_20_body"><text:span text:style-name="Strong_20_Emphasis">Ventajas de las CTE:</text:span></text:p>
      <text:list xml:id="list1425842623" text:style-name="L7">
        <text:list-item>
          <text:p text:style-name="Text_20_body">📖 <text:span text:style-name="Strong_20_Emphasis">Legibilidad:</text:span> Dividen consultas complejas en bloques lógicos</text:p>
        </text:list-item>
        <text:list-item>
          <text:p text:style-name="Text_20_body">♻️ <text:span text:style-name="Strong_20_Emphasis">Reusabilidad:</text:span> Una misma CTE puede referenciarse múltiples veces</text:p>
        </text:list-item>
        <text:list-item>
          <text:p text:style-name="Text_20_body">🧠 <text:span text:style-name="Strong_20_Emphasis">Razonamiento:</text:span> Facilitan el debugging paso a paso</text:p>
        </text:list-item>
        <text:list-item>
          <text:p text:style-name="Text_20_body">🔄 <text:span text:style-name="Strong_20_Emphasis">Recursividad:</text:span> Permiten consultas jerárquicas (la única forma en SQL estándar)</text:p>
        </text:list-item>
      </text:list>
      <text:p text:style-name="Text_20_body"><text:span text:style-name="Strong_20_Emphasis">Sintaxis básica:</text:span></text:p>
      <text:p text:style-name="Text_20_body">sql</text:p>
      <text:p text:style-name="Preformatted_20_Text">WITH nombre_cte AS (</text:p>
      <text:p text:style-name="Preformatted_20_Text"><text:s text:c="4"/>-- Consulta que define la CTE</text:p>
      <text:p text:style-name="Preformatted_20_Text"><text:s text:c="4"/>SELECT columna1, columna2</text:p>
      <text:p text:style-name="Preformatted_20_Text"><text:s text:c="4"/>FROM tabla</text:p>
      <text:p text:style-name="Preformatted_20_Text"><text:s text:c="4"/>WHERE condicion</text:p>
      <text:p text:style-name="Preformatted_20_Text">)</text:p>
      <text:p text:style-name="Preformatted_20_Text">-- Consulta principal que usa la CTE</text:p>
      <text:p text:style-name="Preformatted_20_Text"><text:soft-page-break/>SELECT * FROM nombre_cte;</text:p>
      <text:p text:style-name="Horizontal_20_Line"/>
      <text:h text:style-name="Heading_20_3" text:outline-level="3">11.2 CTE Simple (No Recursiva)</text:h>
      <text:p text:style-name="Text_20_body">sql</text:p>
      <text:p text:style-name="Preformatted_20_Text">-- CTE básica: cuentas con saldo alto</text:p>
      <text:p text:style-name="Preformatted_20_Text">WITH cuentas_alto_saldo AS (</text:p>
      <text:p text:style-name="Preformatted_20_Text"><text:s text:c="4"/>SELECT </text:p>
      <text:p text:style-name="Preformatted_20_Text"><text:s text:c="8"/>numero_cuenta,</text:p>
      <text:p text:style-name="Preformatted_20_Text"><text:s text:c="8"/>saldo,</text:p>
      <text:p text:style-name="Preformatted_20_Text"><text:s text:c="8"/>tipo_cuenta,</text:p>
      <text:p text:style-name="Preformatted_20_Text"><text:s text:c="8"/>sucursal_id</text:p>
      <text:p text:style-name="Preformatted_20_Text"><text:s text:c="4"/>FROM contabilidad.cuentas</text:p>
      <text:p text:style-name="Preformatted_20_Text"><text:s text:c="4"/>WHERE saldo &gt; 10000</text:p>
      <text:p text:style-name="Preformatted_20_Text">)</text:p>
      <text:p text:style-name="Preformatted_20_Text">-- Usar la CTE en la consulta principal</text:p>
      <text:p text:style-name="Preformatted_20_Text">SELECT </text:p>
      <text:p text:style-name="Preformatted_20_Text"><text:s text:c="4"/>tipo_cuenta,</text:p>
      <text:p text:style-name="Preformatted_20_Text"><text:s text:c="4"/>COUNT(*) AS num_cuentas,</text:p>
      <text:p text:style-name="Preformatted_20_Text"><text:s text:c="4"/>SUM(saldo) AS saldo_total,</text:p>
      <text:p text:style-name="Preformatted_20_Text"><text:s text:c="4"/>ROUND(AVG(saldo), 2) AS saldo_promedio</text:p>
      <text:p text:style-name="Preformatted_20_Text">FROM cuentas_alto_saldo</text:p>
      <text:p text:style-name="Preformatted_20_Text">GROUP BY tipo_cuenta</text:p>
      <text:p text:style-name="Preformatted_20_Text">ORDER BY saldo_total DESC;</text:p>
      <text:p text:style-name="Text_20_body"><text:span text:style-name="Strong_20_Emphasis">Resultado:</text:span></text:p>
      <text:p text:style-name="Text_20_body">text</text:p>
      <text:p text:style-name="Preformatted_20_Text"><text:s/>tipo_cuenta | num_cuentas | saldo_total | saldo_promedio</text:p>
      <text:p text:style-name="Preformatted_20_Text">-------------+-------------+-------------+----------------</text:p>
      <text:p text:style-name="Preformatted_20_Text"><text:s/>INVERSION <text:s text:c="2"/>| <text:s text:c="10"/>1 | <text:s text:c="2"/>250000.00 | <text:s text:c="5"/>250000.00</text:p>
      <text:p text:style-name="Preformatted_20_Text"><text:s/>AHORROS <text:s text:c="4"/>| <text:s text:c="10"/>1 | <text:s text:c="3"/>20000.00 | <text:s text:c="6"/>20000.00</text:p>
      <text:p text:style-name="Text_20_body"><text:span text:style-name="Strong_20_Emphasis">Explicación:</text:span> La CTE <text:span text:style-name="Source_20_Text">cuentas_alto_saldo</text:span> actúa como una "vista temporal" que contiene solo las cuentas con saldo &gt; 10000. Luego la consulta principal trabaja sobre este conjunto filtrado.</text:p>
      <text:p text:style-name="Horizontal_20_Line"/>
      <text:h text:style-name="Heading_20_3" text:outline-level="3">11.3 Múltiples CTE en una misma consulta</text:h>
      <text:p text:style-name="Text_20_body">sql</text:p>
      <text:p text:style-name="Preformatted_20_Text">-- Múltiples CTE separadas por comas</text:p>
      <text:p text:style-name="Preformatted_20_Text">WITH </text:p>
      <text:p text:style-name="Preformatted_20_Text">-- CTE 1: Estadísticas por tipo de cuenta</text:p>
      <text:p text:style-name="Preformatted_20_Text">stats_tipo AS (</text:p>
      <text:p text:style-name="Preformatted_20_Text"><text:s text:c="4"/>SELECT </text:p>
      <text:p text:style-name="Preformatted_20_Text"><text:s text:c="8"/>tipo_cuenta,</text:p>
      <text:p text:style-name="Preformatted_20_Text"><text:s text:c="8"/>AVG(saldo) AS saldo_promedio_tipo,</text:p>
      <text:p text:style-name="Preformatted_20_Text"><text:s text:c="8"/>COUNT(*) AS total_cuentas_tipo</text:p>
      <text:p text:style-name="Preformatted_20_Text"><text:s text:c="4"/>FROM contabilidad.cuentas</text:p>
      <text:p text:style-name="Preformatted_20_Text"><text:s text:c="4"/>GROUP BY tipo_cuenta</text:p>
      <text:p text:style-name="Preformatted_20_Text">),</text:p>
      <text:p text:style-name="Preformatted_20_Text">-- CTE 2: Estadísticas por sucursal</text:p>
      <text:p text:style-name="Preformatted_20_Text">stats_sucursal AS (</text:p>
      <text:p text:style-name="Preformatted_20_Text"><text:s text:c="4"/>SELECT </text:p>
      <text:p text:style-name="Preformatted_20_Text"><text:s text:c="8"/>sucursal_id,</text:p>
      <text:p text:style-name="Preformatted_20_Text"><text:s text:c="8"/>SUM(saldo) AS saldo_total_sucursal,</text:p>
      <text:p text:style-name="Preformatted_20_Text"><text:s text:c="8"/>AVG(saldo) AS saldo_promedio_sucursal</text:p>
      <text:p text:style-name="Preformatted_20_Text"><text:soft-page-break/><text:s text:c="4"/>FROM contabilidad.cuentas</text:p>
      <text:p text:style-name="Preformatted_20_Text"><text:s text:c="4"/>GROUP BY sucursal_id</text:p>
      <text:p text:style-name="Preformatted_20_Text">),</text:p>
      <text:p text:style-name="Preformatted_20_Text">-- CTE 3: Combinación de ambas</text:p>
      <text:p text:style-name="Preformatted_20_Text">cuentas_enriquecidas AS (</text:p>
      <text:p text:style-name="Preformatted_20_Text"><text:s text:c="4"/>SELECT </text:p>
      <text:p text:style-name="Preformatted_20_Text"><text:s text:c="8"/>c.numero_cuenta,</text:p>
      <text:p text:style-name="Preformatted_20_Text"><text:s text:c="8"/>c.saldo,</text:p>
      <text:p text:style-name="Preformatted_20_Text"><text:s text:c="8"/>c.tipo_cuenta,</text:p>
      <text:p text:style-name="Preformatted_20_Text"><text:s text:c="8"/>c.sucursal_id,</text:p>
      <text:p text:style-name="Preformatted_20_Text"><text:s text:c="8"/>st.saldo_promedio_tipo,</text:p>
      <text:p text:style-name="Preformatted_20_Text"><text:s text:c="8"/>st.total_cuentas_tipo,</text:p>
      <text:p text:style-name="Preformatted_20_Text"><text:s text:c="8"/>ss.saldo_total_sucursal,</text:p>
      <text:p text:style-name="Preformatted_20_Text"><text:s text:c="8"/>ss.saldo_promedio_sucursal,</text:p>
      <text:p text:style-name="Preformatted_20_Text"><text:s text:c="8"/>ROUND(100.0 * c.saldo / st.saldo_promedio_tipo, 2) AS porcentaje_frente_al_tipo</text:p>
      <text:p text:style-name="Preformatted_20_Text"><text:s text:c="4"/>FROM contabilidad.cuentas c</text:p>
      <text:p text:style-name="Preformatted_20_Text"><text:s text:c="4"/>JOIN stats_tipo st ON c.tipo_cuenta = st.tipo_cuenta</text:p>
      <text:p text:style-name="Preformatted_20_Text"><text:s text:c="4"/>JOIN stats_sucursal ss ON c.sucursal_id = ss.sucursal_id</text:p>
      <text:p text:style-name="Preformatted_20_Text">)</text:p>
      <text:p text:style-name="Preformatted_20_Text">-- Consulta principal</text:p>
      <text:p text:style-name="Preformatted_20_Text">SELECT * FROM cuentas_enriquecidas</text:p>
      <text:p text:style-name="Preformatted_20_Text">ORDER BY porcentaje_frente_al_tipo DESC;</text:p>
      <text:p text:style-name="Text_20_body"><text:span text:style-name="Strong_20_Emphasis">Resultado:</text:span></text:p>
      <text:p text:style-name="Text_20_body">text</text:p>
      <text:p text:style-name="Preformatted_20_Text"><text:s/>numero_cuenta | <text:s/>saldo <text:s text:c="2"/>| tipo_cuenta | sucursal_id | saldo_promedio_tipo | total_cuentas_tipo | saldo_total_sucursal | saldo_promedio_sucursal | porcentaje_frente_al_tipo</text:p>
      <text:p text:style-name="Preformatted_20_Text">---------------+---------------+-------------+-------------+---------------------+--------------------+----------------------+-------------------------+---------------------------</text:p>
      <text:p text:style-name="Preformatted_20_Text"><text:s/>002-789012-01 |250000.00 | INVERSION <text:s text:c="2"/>| <text:s text:c="10"/>2 | <text:s text:c="10"/>250000.00 | <text:s text:c="17"/>1 | <text:s text:c="10"/>250000.00 | <text:s text:c="14"/>250000.00 | <text:s text:c="19"/>100.00</text:p>
      <text:p text:style-name="Preformatted_20_Text"><text:s/>001-123456-02 |20000.00 <text:s/>| AHORROS <text:s text:c="4"/>| <text:s text:c="10"/>1 | <text:s text:c="11"/>20000.00 | <text:s text:c="17"/>1 | <text:s text:c="11"/>26000.00 | <text:s text:c="15"/>13000.00 | <text:s text:c="19"/>100.00</text:p>
      <text:p text:style-name="Preformatted_20_Text"><text:s/>001-123456-01 | 1400.00 <text:s/>| CORRIENTE <text:s text:c="2"/>| <text:s text:c="10"/>1 | <text:s text:c="12"/>1400.00 | <text:s text:c="17"/>1 | <text:s text:c="11"/>26000.00 | <text:s text:c="15"/>13000.00 | <text:s text:c="19"/>100.00</text:p>
      <text:p text:style-name="Horizontal_20_Line"/>
      <text:h text:style-name="Heading_20_3" text:outline-level="3">11.4 CTE con Agregaciones y Ventanas</text:h>
      <text:p text:style-name="Text_20_body">sql</text:p>
      <text:p text:style-name="Preformatted_20_Text">-- CTE que calcula rankings y luego filtra</text:p>
      <text:p text:style-name="Preformatted_20_Text">WITH ranking_cuentas AS (</text:p>
      <text:p text:style-name="Preformatted_20_Text"><text:s text:c="4"/>SELECT </text:p>
      <text:p text:style-name="Preformatted_20_Text"><text:s text:c="8"/>numero_cuenta,</text:p>
      <text:p text:style-name="Preformatted_20_Text"><text:s text:c="8"/>saldo,</text:p>
      <text:p text:style-name="Preformatted_20_Text"><text:s text:c="8"/>tipo_cuenta,</text:p>
      <text:p text:style-name="Preformatted_20_Text"><text:s text:c="8"/>sucursal_id,</text:p>
      <text:p text:style-name="Preformatted_20_Text"><text:s text:c="8"/>ROW_NUMBER() OVER (PARTITION BY tipo_cuenta ORDER BY saldo DESC) AS rank_en_tipo,</text:p>
      <text:p text:style-name="Preformatted_20_Text"><text:s text:c="8"/>RANK() OVER (ORDER BY saldo DESC) AS rank_global,</text:p>
      <text:p text:style-name="Preformatted_20_Text"><text:s text:c="8"/>SUM(saldo) OVER (PARTITION BY sucursal_id) AS saldo_total_sucursal,</text:p>
      <text:p text:style-name="Preformatted_20_Text"><text:s text:c="8"/>AVG(saldo) OVER () AS saldo_promedio_global</text:p>
      <text:p text:style-name="Preformatted_20_Text"><text:s text:c="4"/>FROM contabilidad.cuentas</text:p>
      <text:p text:style-name="Preformatted_20_Text"><text:s text:c="4"/>WHERE estado = 'ACTIVA'</text:p>
      <text:p text:style-name="Preformatted_20_Text">)</text:p>
      <text:p text:style-name="Preformatted_20_Text">-- Consulta principal: solo el top 2 por tipo</text:p>
      <text:p text:style-name="Preformatted_20_Text"><text:soft-page-break/>SELECT </text:p>
      <text:p text:style-name="Preformatted_20_Text"><text:s text:c="4"/>numero_cuenta,</text:p>
      <text:p text:style-name="Preformatted_20_Text"><text:s text:c="4"/>saldo,</text:p>
      <text:p text:style-name="Preformatted_20_Text"><text:s text:c="4"/>tipo_cuenta,</text:p>
      <text:p text:style-name="Preformatted_20_Text"><text:s text:c="4"/>rank_en_tipo,</text:p>
      <text:p text:style-name="Preformatted_20_Text"><text:s text:c="4"/>rank_global,</text:p>
      <text:p text:style-name="Preformatted_20_Text"><text:s text:c="4"/>ROUND(100.0 * saldo / saldo_promedio_global, 2) AS porcentaje_vs_promedio</text:p>
      <text:p text:style-name="Preformatted_20_Text">FROM ranking_cuentas</text:p>
      <text:p text:style-name="Preformatted_20_Text">WHERE rank_en_tipo &lt;= 2</text:p>
      <text:p text:style-name="Preformatted_20_Text">ORDER BY tipo_cuenta, rank_en_tipo;</text:p>
      <text:p text:style-name="Horizontal_20_Line"/>
      <text:h text:style-name="Heading_20_3" text:outline-level="3">11.5 CTE para Limpiar/Deduplicar Datos</text:h>
      <text:p text:style-name="Text_20_body">sql</text:p>
      <text:p text:style-name="Preformatted_20_Text">-- Identificar y eliminar duplicados (ejemplo con transacciones)</text:p>
      <text:p text:style-name="Preformatted_20_Text">WITH duplicados AS (</text:p>
      <text:p text:style-name="Preformatted_20_Text"><text:s text:c="4"/>SELECT </text:p>
      <text:p text:style-name="Preformatted_20_Text"><text:s text:c="8"/>id,</text:p>
      <text:p text:style-name="Preformatted_20_Text"><text:s text:c="8"/>cuenta_id,</text:p>
      <text:p text:style-name="Preformatted_20_Text"><text:s text:c="8"/>fecha,</text:p>
      <text:p text:style-name="Preformatted_20_Text"><text:s text:c="8"/>monto,</text:p>
      <text:p text:style-name="Preformatted_20_Text"><text:s text:c="8"/>referencia,</text:p>
      <text:p text:style-name="Preformatted_20_Text"><text:s text:c="8"/>ROW_NUMBER() OVER (</text:p>
      <text:p text:style-name="Preformatted_20_Text"><text:s text:c="12"/>PARTITION BY cuenta_id, fecha, monto, referencia </text:p>
      <text:p text:style-name="Preformatted_20_Text"><text:s text:c="12"/>ORDER BY id</text:p>
      <text:p text:style-name="Preformatted_20_Text"><text:s text:c="8"/>) AS rn</text:p>
      <text:p text:style-name="Preformatted_20_Text"><text:s text:c="4"/>FROM contabilidad.transacciones</text:p>
      <text:p text:style-name="Preformatted_20_Text">)</text:p>
      <text:p text:style-name="Preformatted_20_Text">-- Seleccionar los duplicados (para revisión antes de eliminar)</text:p>
      <text:p text:style-name="Preformatted_20_Text">SELECT * FROM duplicados WHERE rn &gt; 1;</text:p>
      <text:p text:style-name="Preformatted_20_Text"/>
      <text:p text:style-name="Preformatted_20_Text">-- Para eliminar los duplicados (dejar solo el primero)</text:p>
      <text:p text:style-name="Preformatted_20_Text">/*</text:p>
      <text:p text:style-name="Preformatted_20_Text">WITH duplicados AS (</text:p>
      <text:p text:style-name="Preformatted_20_Text"><text:s text:c="4"/>SELECT </text:p>
      <text:p text:style-name="Preformatted_20_Text"><text:s text:c="8"/>id,</text:p>
      <text:p text:style-name="Preformatted_20_Text"><text:s text:c="8"/>ROW_NUMBER() OVER (</text:p>
      <text:p text:style-name="Preformatted_20_Text"><text:s text:c="12"/>PARTITION BY cuenta_id, fecha, monto, referencia </text:p>
      <text:p text:style-name="Preformatted_20_Text"><text:s text:c="12"/>ORDER BY id</text:p>
      <text:p text:style-name="Preformatted_20_Text"><text:s text:c="8"/>) AS rn</text:p>
      <text:p text:style-name="Preformatted_20_Text"><text:s text:c="4"/>FROM contabilidad.transacciones</text:p>
      <text:p text:style-name="Preformatted_20_Text">)</text:p>
      <text:p text:style-name="Preformatted_20_Text">DELETE FROM contabilidad.transacciones</text:p>
      <text:p text:style-name="Preformatted_20_Text">WHERE id IN (SELECT id FROM duplicados WHERE rn &gt; 1);</text:p>
      <text:p text:style-name="Preformatted_20_Text">*/</text:p>
      <text:p text:style-name="Horizontal_20_Line"/>
      <text:h text:style-name="Heading_20_3" text:outline-level="3">11.6 CTE con UPDATE (Modificar datos usando CTE)</text:h>
      <text:p text:style-name="Text_20_body">sql</text:p>
      <text:p text:style-name="Preformatted_20_Text">-- Actualizar cuentas que están por debajo del promedio de su tipo</text:p>
      <text:p text:style-name="Preformatted_20_Text">WITH promedios_tipo AS (</text:p>
      <text:p text:style-name="Preformatted_20_Text"><text:s text:c="4"/>SELECT </text:p>
      <text:p text:style-name="Preformatted_20_Text"><text:s text:c="8"/>tipo_cuenta,</text:p>
      <text:p text:style-name="Preformatted_20_Text"><text:s text:c="8"/>AVG(saldo) AS saldo_promedio_tipo</text:p>
      <text:p text:style-name="Preformatted_20_Text"><text:s text:c="4"/>FROM contabilidad.cuentas</text:p>
      <text:p text:style-name="Preformatted_20_Text"><text:s text:c="4"/>GROUP BY tipo_cuenta</text:p>
      <text:p text:style-name="Preformatted_20_Text"><text:soft-page-break/>),</text:p>
      <text:p text:style-name="Preformatted_20_Text">cuentas_debajo_promedio AS (</text:p>
      <text:p text:style-name="Preformatted_20_Text"><text:s text:c="4"/>SELECT </text:p>
      <text:p text:style-name="Preformatted_20_Text"><text:s text:c="8"/>c.id,</text:p>
      <text:p text:style-name="Preformatted_20_Text"><text:s text:c="8"/>c.saldo,</text:p>
      <text:p text:style-name="Preformatted_20_Text"><text:s text:c="8"/>pt.saldo_promedio_tipo,</text:p>
      <text:p text:style-name="Preformatted_20_Text"><text:s text:c="8"/>pt.saldo_promedio_tipo - c.saldo AS diferencia</text:p>
      <text:p text:style-name="Preformatted_20_Text"><text:s text:c="4"/>FROM contabilidad.cuentas c</text:p>
      <text:p text:style-name="Preformatted_20_Text"><text:s text:c="4"/>JOIN promedios_tipo pt ON c.tipo_cuenta = pt.tipo_cuenta</text:p>
      <text:p text:style-name="Preformatted_20_Text"><text:s text:c="4"/>WHERE c.saldo &lt; pt.saldo_promedio_tipo</text:p>
      <text:p text:style-name="Preformatted_20_Text">)</text:p>
      <text:p text:style-name="Preformatted_20_Text">-- Actualizar (simulación, descomentar para ejecutar)</text:p>
      <text:p text:style-name="Preformatted_20_Text">-- UPDATE contabilidad.cuentas</text:p>
      <text:p text:style-name="Preformatted_20_Text">-- SET saldo = saldo_promedio_tipo,</text:p>
      <text:p text:style-name="Preformatted_20_Text">-- <text:s text:c="4"/>updated_at = CURRENT_TIMESTAMP</text:p>
      <text:p text:style-name="Preformatted_20_Text">-- FROM cuentas_debajo_promedio</text:p>
      <text:p text:style-name="Preformatted_20_Text">-- WHERE contabilidad.cuentas.id = cuentas_debajo_promedio.id;</text:p>
      <text:p text:style-name="Preformatted_20_Text"/>
      <text:p text:style-name="Preformatted_20_Text">-- Ver las cuentas que se actualizarían</text:p>
      <text:p text:style-name="Preformatted_20_Text">SELECT * FROM cuentas_debajo_promedio;</text:p>
      <text:p text:style-name="Horizontal_20_Line"/>
      <text:h text:style-name="Heading_20_3" text:outline-level="3">11.7 CTE con INSERT / DELETE</text:h>
      <text:p text:style-name="Text_20_body">sql</text:p>
      <text:p text:style-name="Preformatted_20_Text">-- Mover cuentas inactivas a una tabla de archivado</text:p>
      <text:p text:style-name="Preformatted_20_Text">WITH cuentas_a_archivar AS (</text:p>
      <text:p text:style-name="Preformatted_20_Text"><text:s text:c="4"/>SELECT c.*</text:p>
      <text:p text:style-name="Preformatted_20_Text"><text:s text:c="4"/>FROM contabilidad.cuentas c</text:p>
      <text:p text:style-name="Preformatted_20_Text"><text:s text:c="4"/>LEFT JOIN contabilidad.transacciones t ON c.id = t.cuenta_id</text:p>
      <text:p text:style-name="Preformatted_20_Text"><text:s text:c="4"/>GROUP BY c.id</text:p>
      <text:p text:style-name="Preformatted_20_Text"><text:s text:c="4"/>HAVING MAX(t.fecha) &lt; CURRENT_DATE - INTERVAL '180 days' OR MAX(t.fecha) IS NULL</text:p>
      <text:p text:style-name="Preformatted_20_Text">)</text:p>
      <text:p text:style-name="Preformatted_20_Text">-- Insertar en tabla de archivo (primero crear la tabla)</text:p>
      <text:p text:style-name="Preformatted_20_Text">-- INSERT INTO contabilidad.cuentas_archivadas</text:p>
      <text:p text:style-name="Preformatted_20_Text">-- SELECT * FROM cuentas_a_archivar;</text:p>
      <text:p text:style-name="Preformatted_20_Text"/>
      <text:p text:style-name="Preformatted_20_Text">-- Luego eliminar de la tabla activa</text:p>
      <text:p text:style-name="Preformatted_20_Text">-- DELETE FROM contabilidad.cuentas</text:p>
      <text:p text:style-name="Preformatted_20_Text">-- WHERE id IN (SELECT id FROM cuentas_a_archivar);</text:p>
      <text:p text:style-name="Preformatted_20_Text"/>
      <text:p text:style-name="Preformatted_20_Text">-- Verificar qué se archivaría</text:p>
      <text:p text:style-name="Preformatted_20_Text">SELECT COUNT(*) AS cuentas_a_archivar FROM cuentas_a_archivar;</text:p>
      <text:p text:style-name="Horizontal_20_Line"/>
      <text:h text:style-name="Heading_20_3" text:outline-level="3">11.8 CTE Anidadas (Una CTE que usa otra CTE)</text:h>
      <text:p text:style-name="Text_20_body">sql</text:p>
      <text:p text:style-name="Preformatted_20_Text">WITH </text:p>
      <text:p text:style-name="Preformatted_20_Text">-- Nivel 1: Transacciones por día</text:p>
      <text:p text:style-name="Preformatted_20_Text">transacciones_diarias AS (</text:p>
      <text:p text:style-name="Preformatted_20_Text"><text:s text:c="4"/>SELECT </text:p>
      <text:p text:style-name="Preformatted_20_Text"><text:s text:c="8"/>DATE_TRUNC('day', fecha) AS dia,</text:p>
      <text:p text:style-name="Preformatted_20_Text"><text:s text:c="8"/>cuenta_id,</text:p>
      <text:p text:style-name="Preformatted_20_Text"><text:s text:c="8"/>SUM(monto) AS total_dia,</text:p>
      <text:p text:style-name="Preformatted_20_Text"><text:s text:c="8"/>COUNT(*) AS num_transacciones</text:p>
      <text:p text:style-name="Preformatted_20_Text"><text:s text:c="4"/>FROM contabilidad.transacciones</text:p>
      <text:p text:style-name="Preformatted_20_Text"><text:soft-page-break/><text:s text:c="4"/>GROUP BY DATE_TRUNC('day', fecha), cuenta_id</text:p>
      <text:p text:style-name="Preformatted_20_Text">),</text:p>
      <text:p text:style-name="Preformatted_20_Text">-- Nivel 2: Promedios móviles por cuenta (USA la CTE anterior)</text:p>
      <text:p text:style-name="Preformatted_20_Text">promedios_moviles AS (</text:p>
      <text:p text:style-name="Preformatted_20_Text"><text:s text:c="4"/>SELECT </text:p>
      <text:p text:style-name="Preformatted_20_Text"><text:s text:c="8"/>dia,</text:p>
      <text:p text:style-name="Preformatted_20_Text"><text:s text:c="8"/>cuenta_id,</text:p>
      <text:p text:style-name="Preformatted_20_Text"><text:s text:c="8"/>total_dia,</text:p>
      <text:p text:style-name="Preformatted_20_Text"><text:s text:c="8"/>num_transacciones,</text:p>
      <text:p text:style-name="Preformatted_20_Text"><text:s text:c="8"/>AVG(total_dia) OVER (</text:p>
      <text:p text:style-name="Preformatted_20_Text"><text:s text:c="12"/>PARTITION BY cuenta_id </text:p>
      <text:p text:style-name="Preformatted_20_Text"><text:s text:c="12"/>ORDER BY dia </text:p>
      <text:p text:style-name="Preformatted_20_Text"><text:s text:c="12"/>ROWS BETWEEN 6 PRECEDING AND CURRENT ROW</text:p>
      <text:p text:style-name="Preformatted_20_Text"><text:s text:c="8"/>) AS promedio_movil_7dias,</text:p>
      <text:p text:style-name="Preformatted_20_Text"><text:s text:c="8"/>SUM(total_dia) OVER (</text:p>
      <text:p text:style-name="Preformatted_20_Text"><text:s text:c="12"/>PARTITION BY cuenta_id </text:p>
      <text:p text:style-name="Preformatted_20_Text"><text:s text:c="12"/>ORDER BY dia </text:p>
      <text:p text:style-name="Preformatted_20_Text"><text:s text:c="12"/>ROWS BETWEEN UNBOUNDED PRECEDING AND CURRENT ROW</text:p>
      <text:p text:style-name="Preformatted_20_Text"><text:s text:c="8"/>) AS acumulado_historico</text:p>
      <text:p text:style-name="Preformatted_20_Text"><text:s text:c="4"/>FROM transacciones_diarias</text:p>
      <text:p text:style-name="Preformatted_20_Text">),</text:p>
      <text:p text:style-name="Preformatted_20_Text">-- Nivel 3: Detectar días atípicos (USA la CTE anterior)</text:p>
      <text:p text:style-name="Preformatted_20_Text">dias_atipicos AS (</text:p>
      <text:p text:style-name="Preformatted_20_Text"><text:s text:c="4"/>SELECT </text:p>
      <text:p text:style-name="Preformatted_20_Text"><text:s text:c="8"/>pm.dia,</text:p>
      <text:p text:style-name="Preformatted_20_Text"><text:s text:c="8"/>c.numero_cuenta,</text:p>
      <text:p text:style-name="Preformatted_20_Text"><text:s text:c="8"/>pm.total_dia,</text:p>
      <text:p text:style-name="Preformatted_20_Text"><text:s text:c="8"/>pm.promedio_movil_7dias,</text:p>
      <text:p text:style-name="Preformatted_20_Text"><text:s text:c="8"/>CASE </text:p>
      <text:p text:style-name="Preformatted_20_Text"><text:s text:c="12"/>WHEN pm.total_dia &gt; pm.promedio_movil_7dias * 3 THEN 'ALTA_ANOMALIA'</text:p>
      <text:p text:style-name="Preformatted_20_Text"><text:s text:c="12"/>WHEN pm.total_dia &gt; pm.promedio_movil_7dias * 2 THEN 'POSIBLE_ANOMALIA'</text:p>
      <text:p text:style-name="Preformatted_20_Text"><text:s text:c="12"/>ELSE 'NORMAL'</text:p>
      <text:p text:style-name="Preformatted_20_Text"><text:s text:c="8"/>END AS anomalia</text:p>
      <text:p text:style-name="Preformatted_20_Text"><text:s text:c="4"/>FROM promedios_moviles pm</text:p>
      <text:p text:style-name="Preformatted_20_Text"><text:s text:c="4"/>JOIN contabilidad.cuentas c ON pm.cuenta_id = c.id</text:p>
      <text:p text:style-name="Preformatted_20_Text">)</text:p>
      <text:p text:style-name="Preformatted_20_Text">-- Consulta final</text:p>
      <text:p text:style-name="Preformatted_20_Text">SELECT * FROM dias_atipicos</text:p>
      <text:p text:style-name="Preformatted_20_Text">WHERE anomalia != 'NORMAL'</text:p>
      <text:p text:style-name="Preformatted_20_Text">ORDER BY dia DESC;</text:p>
      <text:p text:style-name="Horizontal_20_Line"/>
      <text:h text:style-name="Heading_20_3" text:outline-level="3">11.9 CTE vs Subconsulta vs Vista Materializada</text:h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office:value-type="string">
              <text:p text:style-name="Table_20_Heading">Característica</text:p>
            </table:table-cell>
            <table:table-cell table:style-name="Tabla10.A1" office:value-type="string">
              <text:p text:style-name="Table_20_Heading">CTE (WITH)</text:p>
            </table:table-cell>
            <table:table-cell table:style-name="Tabla10.A1" office:value-type="string">
              <text:p text:style-name="Table_20_Heading">Subconsulta</text:p>
            </table:table-cell>
            <table:table-cell table:style-name="Tabla10.A1" office:value-type="string">
              <text:p text:style-name="Table_20_Heading">Vista Materializada</text:p>
            </table:table-cell>
          </table:table-row>
        </table:table-header-rows>
        <table:table-row>
          <table:table-cell table:style-name="Tabla10.A1" office:value-type="string">
            <text:p text:style-name="Table_20_Contents"><text:span text:style-name="Strong_20_Emphasis">Ámbito</text:span></text:p>
          </table:table-cell>
          <table:table-cell table:style-name="Tabla10.A1" office:value-type="string">
            <text:p text:style-name="Table_20_Contents">Duración de la consulta</text:p>
          </table:table-cell>
          <table:table-cell table:style-name="Tabla10.A1" office:value-type="string">
            <text:p text:style-name="Table_20_Contents">Duración de la consulta</text:p>
          </table:table-cell>
          <table:table-cell table:style-name="Tabla10.A1" office:value-type="string">
            <text:p text:style-name="Table_20_Contents">Persistente en disco</text:p>
          </table:table-cell>
        </table:table-row>
        <table:table-row>
          <table:table-cell table:style-name="Tabla10.A1" office:value-type="string">
            <text:p text:style-name="Table_20_Contents"><text:span text:style-name="Strong_20_Emphasis">Reusabilidad</text:span></text:p>
          </table:table-cell>
          <table:table-cell table:style-name="Tabla10.A1" office:value-type="string">
            <text:p text:style-name="Table_20_Contents">Múltiples referencias dentro de la misma consulta</text:p>
          </table:table-cell>
          <table:table-cell table:style-name="Tabla10.A1" office:value-type="string">
            <text:p text:style-name="Table_20_Contents">Una sola vez</text:p>
          </table:table-cell>
          <table:table-cell table:style-name="Tabla10.A1" office:value-type="string">
            <text:p text:style-name="Table_20_Contents">Infinita</text:p>
          </table:table-cell>
        </table:table-row>
        <table:table-row>
          <table:table-cell table:style-name="Tabla10.A1" office:value-type="string">
            <text:p text:style-name="Table_20_Contents"><text:span text:style-name="Strong_20_Emphasis">Optimización</text:span></text:p>
          </table:table-cell>
          <table:table-cell table:style-name="Tabla10.A1" office:value-type="string">
            <text:p text:style-name="Table_20_Contents">Puede ser optimizada (o no, según versión)</text:p>
          </table:table-cell>
          <table:table-cell table:style-name="Tabla10.A1" office:value-type="string">
            <text:p text:style-name="Table_20_Contents">Optimizada por planner</text:p>
          </table:table-cell>
          <table:table-cell table:style-name="Tabla10.A1" office:value-type="string">
            <text:p text:style-name="Table_20_Contents">Precalculada</text:p>
          </table:table-cell>
        </table:table-row>
        <table:table-row>
          <table:table-cell table:style-name="Tabla10.A1" office:value-type="string">
            <text:p text:style-name="Table_20_Contents"><text:span text:style-name="Strong_20_Emphasis">Índices</text:span></text:p>
          </table:table-cell>
          <table:table-cell table:style-name="Tabla10.A1" office:value-type="string">
            <text:p text:style-name="Table_20_Contents">No aplica</text:p>
          </table:table-cell>
          <table:table-cell table:style-name="Tabla10.A1" office:value-type="string">
            <text:p text:style-name="Table_20_Contents">No aplica</text:p>
          </table:table-cell>
          <table:table-cell table:style-name="Tabla10.A1" office:value-type="string">
            <text:p text:style-name="Table_20_Contents">Sí, se pueden crear índices</text:p>
          </table:table-cell>
        </table:table-row>
        <table:table-row>
          <table:table-cell table:style-name="Tabla10.A1" office:value-type="string">
            <text:p text:style-name="Table_20_Contents"><text:span text:style-name="Strong_20_Emphasis">Recursividad</text:span></text:p>
          </table:table-cell>
          <table:table-cell table:style-name="Tabla10.A1" office:value-type="string">
            <text:p text:style-name="Table_20_Contents">✅ Sí</text:p>
          </table:table-cell>
          <table:table-cell table:style-name="Tabla10.A1" office:value-type="string">
            <text:p text:style-name="Table_20_Contents">❌ No</text:p>
          </table:table-cell>
          <table:table-cell table:style-name="Tabla10.A1" office:value-type="string">
            <text:p text:style-name="Table_20_Contents">❌ No</text:p>
          </table:table-cell>
        </table:table-row>
        <text:soft-page-break/>
        <table:table-row>
          <table:table-cell table:style-name="Tabla10.A1" office:value-type="string">
            <text:p text:style-name="Table_20_Contents"><text:span text:style-name="Strong_20_Emphasis">Uso típico</text:span></text:p>
          </table:table-cell>
          <table:table-cell table:style-name="Tabla10.A1" office:value-type="string">
            <text:p text:style-name="Table_20_Contents">Consultas complejas, recursividad</text:p>
          </table:table-cell>
          <table:table-cell table:style-name="Tabla10.A1" office:value-type="string">
            <text:p text:style-name="Table_20_Contents">Consultas simples</text:p>
          </table:table-cell>
          <table:table-cell table:style-name="Tabla10.A1" office:value-type="string">
            <text:p text:style-name="Table_20_Contents">Datos agregados pesados</text:p>
          </table:table-cell>
        </table:table-row>
      </table:table>
      <text:p text:style-name="Horizontal_20_Line"/>
      <text:h text:style-name="Heading_20_3" text:outline-level="3">11.10 Optimización con CTE (MATERIALIZED / NOT MATERIALIZED en PG18)</text:h>
      <text:p text:style-name="Text_20_body">PostgreSQL 18 permite controlar si una CTE se <text:span text:style-name="Strong_20_Emphasis">materializa</text:span> (se calcula una vez y se almacena temporalmente) o no.</text:p>
      <text:p text:style-name="Text_20_body">sql</text:p>
      <text:p text:style-name="Preformatted_20_Text">-- MATERIALIZED (por defecto en PG18 para consultas simples)</text:p>
      <text:p text:style-name="Preformatted_20_Text">-- La CTE se calcula una vez y se reutiliza</text:p>
      <text:p text:style-name="Preformatted_20_Text">WITH MATERIALIZED cuentas_filtradas AS (</text:p>
      <text:p text:style-name="Preformatted_20_Text"><text:s text:c="4"/>SELECT * FROM contabilidad.cuentas WHERE saldo &gt; 10000</text:p>
      <text:p text:style-name="Preformatted_20_Text">)</text:p>
      <text:p text:style-name="Preformatted_20_Text">SELECT * FROM cuentas_filtradas WHERE tipo_cuenta = 'AHORROS'</text:p>
      <text:p text:style-name="Preformatted_20_Text">UNION ALL</text:p>
      <text:p text:style-name="Preformatted_20_Text">SELECT * FROM cuentas_filtradas WHERE tipo_cuenta = 'INVERSION';</text:p>
      <text:p text:style-name="Preformatted_20_Text"/>
      <text:p text:style-name="Preformatted_20_Text">-- NOT MATERIALIZED (se comporta como una macro, se expande)</text:p>
      <text:p text:style-name="Preformatted_20_Text">-- Útil cuando la CTE se usa solo una vez o hay buenos índices</text:p>
      <text:p text:style-name="Preformatted_20_Text">WITH NOT MATERIALIZED cuentas_corrientes AS (</text:p>
      <text:p text:style-name="Preformatted_20_Text"><text:s text:c="4"/>SELECT * FROM contabilidad.cuentas WHERE tipo_cuenta = 'CORRIENTE'</text:p>
      <text:p text:style-name="Preformatted_20_Text">)</text:p>
      <text:p text:style-name="Preformatted_20_Text">SELECT * FROM cuentas_corrientes WHERE saldo &gt; 5000;</text:p>
      <text:p text:style-name="Horizontal_20_Line"/>
      <text:h text:style-name="Heading_20_3" text:outline-level="3">11.11 Ejemplo Práctico Completo con Múltiples CTE</text:h>
      <text:p text:style-name="Text_20_body">sql</text:p>
      <text:p text:style-name="Preformatted_20_Text">-- Análisis completo del comportamiento de clientes</text:p>
      <text:p text:style-name="Preformatted_20_Text">WITH </text:p>
      <text:p text:style-name="Preformatted_20_Text">-- CTE 1: Transacciones agregadas por cliente</text:p>
      <text:p text:style-name="Preformatted_20_Text">transacciones_cliente AS (</text:p>
      <text:p text:style-name="Preformatted_20_Text"><text:s text:c="4"/>SELECT </text:p>
      <text:p text:style-name="Preformatted_20_Text"><text:s text:c="8"/>c.cliente_id,</text:p>
      <text:p text:style-name="Preformatted_20_Text"><text:s text:c="8"/>COUNT(DISTINCT t.id) AS num_transacciones,</text:p>
      <text:p text:style-name="Preformatted_20_Text"><text:s text:c="8"/>SUM(t.monto) AS volumen_total,</text:p>
      <text:p text:style-name="Preformatted_20_Text"><text:s text:c="8"/>AVG(t.monto) AS ticket_promedio,</text:p>
      <text:p text:style-name="Preformatted_20_Text"><text:s text:c="8"/>MAX(t.fecha) AS ultima_transaccion,</text:p>
      <text:p text:style-name="Preformatted_20_Text"><text:s text:c="8"/>MIN(t.fecha) AS primera_transaccion</text:p>
      <text:p text:style-name="Preformatted_20_Text"><text:s text:c="4"/>FROM contabilidad.cuentas c</text:p>
      <text:p text:style-name="Preformatted_20_Text"><text:s text:c="4"/>LEFT JOIN contabilidad.transacciones t ON c.id = t.cuenta_id</text:p>
      <text:p text:style-name="Preformatted_20_Text"><text:s text:c="4"/>GROUP BY c.cliente_id</text:p>
      <text:p text:style-name="Preformatted_20_Text">),</text:p>
      <text:p text:style-name="Preformatted_20_Text">-- CTE 2: Saldo total por cliente</text:p>
      <text:p text:style-name="Preformatted_20_Text">saldos_cliente AS (</text:p>
      <text:p text:style-name="Preformatted_20_Text"><text:s text:c="4"/>SELECT </text:p>
      <text:p text:style-name="Preformatted_20_Text"><text:s text:c="8"/>cliente_id,</text:p>
      <text:p text:style-name="Preformatted_20_Text"><text:s text:c="8"/>SUM(saldo) AS saldo_total,</text:p>
      <text:p text:style-name="Preformatted_20_Text"><text:s text:c="8"/>COUNT(*) AS num_cuentas,</text:p>
      <text:p text:style-name="Preformatted_20_Text"><text:s text:c="8"/>STRING_AGG(DISTINCT tipo_cuenta, ', ' ORDER BY tipo_cuenta) AS tipos_cuenta</text:p>
      <text:p text:style-name="Preformatted_20_Text"><text:s text:c="4"/>FROM contabilidad.cuentas</text:p>
      <text:p text:style-name="Preformatted_20_Text"><text:soft-page-break/><text:s text:c="4"/>GROUP BY cliente_id</text:p>
      <text:p text:style-name="Preformatted_20_Text">),</text:p>
      <text:p text:style-name="Preformatted_20_Text">-- CTE 3: Categorización de clientes (usa CTE 1 y 2)</text:p>
      <text:p text:style-name="Preformatted_20_Text">categorizacion_cliente AS (</text:p>
      <text:p text:style-name="Preformatted_20_Text"><text:s text:c="4"/>SELECT </text:p>
      <text:p text:style-name="Preformatted_20_Text"><text:s text:c="8"/>COALESCE(tc.cliente_id, sc.cliente_id) AS cliente_id,</text:p>
      <text:p text:style-name="Preformatted_20_Text"><text:s text:c="8"/>COALESCE(tc.num_transacciones, 0) AS num_transacciones,</text:p>
      <text:p text:style-name="Preformatted_20_Text"><text:s text:c="8"/>COALESCE(tc.volumen_total, 0) AS volumen_total,</text:p>
      <text:p text:style-name="Preformatted_20_Text"><text:s text:c="8"/>COALESCE(tc.ticket_promedio, 0) AS ticket_promedio,</text:p>
      <text:p text:style-name="Preformatted_20_Text"><text:s text:c="8"/>COALESCE(sc.saldo_total, 0) AS saldo_total,</text:p>
      <text:p text:style-name="Preformatted_20_Text"><text:s text:c="8"/>sc.num_cuentas,</text:p>
      <text:p text:style-name="Preformatted_20_Text"><text:s text:c="8"/>sc.tipos_cuenta,</text:p>
      <text:p text:style-name="Preformatted_20_Text"><text:s text:c="8"/>CASE </text:p>
      <text:p text:style-name="Preformatted_20_Text"><text:s text:c="12"/>WHEN COALESCE(tc.volumen_total, 0) &gt; 50000 AND COALESCE(sc.saldo_total, 0) &gt; 100000 THEN 'PLATINUM'</text:p>
      <text:p text:style-name="Preformatted_20_Text"><text:s text:c="12"/>WHEN COALESCE(tc.volumen_total, 0) &gt; 10000 AND COALESCE(sc.saldo_total, 0) &gt; 20000 THEN 'GOLD'</text:p>
      <text:p text:style-name="Preformatted_20_Text"><text:s text:c="12"/>WHEN COALESCE(tc.volumen_total, 0) &gt; 1000 THEN 'SILVER'</text:p>
      <text:p text:style-name="Preformatted_20_Text"><text:s text:c="12"/>ELSE 'BRONZE'</text:p>
      <text:p text:style-name="Preformatted_20_Text"><text:s text:c="8"/>END AS categoria,</text:p>
      <text:p text:style-name="Preformatted_20_Text"><text:s text:c="8"/>CASE </text:p>
      <text:p text:style-name="Preformatted_20_Text"><text:s text:c="12"/>WHEN tc.ultima_transaccion &gt; CURRENT_DATE - INTERVAL '30 days' THEN 'ACTIVO'</text:p>
      <text:p text:style-name="Preformatted_20_Text"><text:s text:c="12"/>WHEN tc.ultima_transaccion &gt; CURRENT_DATE - INTERVAL '90 days' THEN 'INACTIVO'</text:p>
      <text:p text:style-name="Preformatted_20_Text"><text:s text:c="12"/>ELSE 'DORMIDO'</text:p>
      <text:p text:style-name="Preformatted_20_Text"><text:s text:c="8"/>END AS estado_cliente</text:p>
      <text:p text:style-name="Preformatted_20_Text"><text:s text:c="4"/>FROM transacciones_cliente tc</text:p>
      <text:p text:style-name="Preformatted_20_Text"><text:s text:c="4"/>FULL OUTER JOIN saldos_cliente sc ON tc.cliente_id = sc.cliente_id</text:p>
      <text:p text:style-name="Preformatted_20_Text">)</text:p>
      <text:p text:style-name="Preformatted_20_Text">-- Consulta final: reporte ejecutivo</text:p>
      <text:p text:style-name="Preformatted_20_Text">SELECT </text:p>
      <text:p text:style-name="Preformatted_20_Text"><text:s text:c="4"/>categoria,</text:p>
      <text:p text:style-name="Preformatted_20_Text"><text:s text:c="4"/>estado_cliente,</text:p>
      <text:p text:style-name="Preformatted_20_Text"><text:s text:c="4"/>COUNT(*) AS num_clientes,</text:p>
      <text:p text:style-name="Preformatted_20_Text"><text:s text:c="4"/>ROUND(AVG(saldo_total), 2) AS saldo_promedio,</text:p>
      <text:p text:style-name="Preformatted_20_Text"><text:s text:c="4"/>ROUND(AVG(volumen_total), 2) AS volumen_promedio,</text:p>
      <text:p text:style-name="Preformatted_20_Text"><text:s text:c="4"/>ROUND(AVG(num_transacciones), 2) AS transacciones_promedio,</text:p>
      <text:p text:style-name="Preformatted_20_Text"><text:s text:c="4"/>ROUND(AVG(num_cuentas), 2) AS cuentas_por_cliente</text:p>
      <text:p text:style-name="Preformatted_20_Text">FROM categorizacion_cliente</text:p>
      <text:p text:style-name="Preformatted_20_Text">GROUP BY categoria, estado_cliente</text:p>
      <text:p text:style-name="Preformatted_20_Text">ORDER BY categoria, estado_cliente;</text:p>
      <text:p text:style-name="Text_20_body"><text:span text:style-name="Strong_20_Emphasis">Resultado (ejemplo):</text:span></text:p>
      <text:p text:style-name="Text_20_body">text</text:p>
      <text:p text:style-name="Preformatted_20_Text"><text:s/>categoria | estado_cliente | num_clientes | saldo_promedio | volumen_promedio | transacciones_promedio | cuentas_por_cliente</text:p>
      <text:p text:style-name="Preformatted_20_Text">----------+----------------+--------------+----------------+------------------+------------------------+--------------------</text:p>
      <text:p text:style-name="Preformatted_20_Text"><text:s/>BRONZE <text:s text:c="2"/>| DORMIDO <text:s text:c="7"/>| <text:s text:c="11"/>1 | <text:s text:c="6"/>1400.00 | <text:s text:c="12"/>0.00 | <text:s text:c="18"/>0.00 | <text:s text:c="16"/>1.00</text:p>
      <text:p text:style-name="Preformatted_20_Text"><text:s/>GOLD <text:s text:c="4"/>| ACTIVO <text:s text:c="8"/>| <text:s text:c="11"/>1 | <text:s text:c="5"/>20000.00 | <text:s text:c="9"/>5000.00 | <text:s text:c="18"/>1.00 | <text:s text:c="16"/>1.00</text:p>
      <text:p text:style-name="Preformatted_20_Text"><text:s/>PLATINUM | ACTIVO <text:s text:c="8"/>| <text:s text:c="11"/>1 | <text:s text:c="4"/>250000.00 | <text:s text:c="12"/>0.00 | <text:s text:c="18"/>0.00 | <text:s text:c="16"/>1.00</text:p>
      <text:p text:style-name="Horizontal_20_Line"/>
      <text:h text:style-name="Heading_20_3" text:outline-level="3"><text:soft-page-break/>11.12 Ejercicios con CTE (Con Soluciones)</text:h>
      <text:h text:style-name="Heading_20_4" text:outline-level="4">Ejercicio 1: Encontrar clientes con caída de actividad</text:h>
      <text:p text:style-name="Text_20_body">sql</text:p>
      <text:p text:style-name="Preformatted_20_Text">-- Clientes que redujeron sus transacciones en más del 50% vs mes anterior</text:p>
      <text:p text:style-name="Preformatted_20_Text">WITH actividad_mensual AS (</text:p>
      <text:p text:style-name="Preformatted_20_Text"><text:s text:c="4"/>SELECT </text:p>
      <text:p text:style-name="Preformatted_20_Text"><text:s text:c="8"/>c.cliente_id,</text:p>
      <text:p text:style-name="Preformatted_20_Text"><text:s text:c="8"/>DATE_TRUNC('month', t.fecha) AS mes,</text:p>
      <text:p text:style-name="Preformatted_20_Text"><text:s text:c="8"/>COUNT(*) AS num_transacciones,</text:p>
      <text:p text:style-name="Preformatted_20_Text"><text:s text:c="8"/>SUM(t.monto) AS volumen</text:p>
      <text:p text:style-name="Preformatted_20_Text"><text:s text:c="4"/>FROM contabilidad.cuentas c</text:p>
      <text:p text:style-name="Preformatted_20_Text"><text:s text:c="4"/>JOIN contabilidad.transacciones t ON c.id = t.cuenta_id</text:p>
      <text:p text:style-name="Preformatted_20_Text"><text:s text:c="4"/>WHERE t.fecha &gt; CURRENT_DATE - INTERVAL '6 months'</text:p>
      <text:p text:style-name="Preformatted_20_Text"><text:s text:c="4"/>GROUP BY c.cliente_id, DATE_TRUNC('month', t.fecha)</text:p>
      <text:p text:style-name="Preformatted_20_Text">),</text:p>
      <text:p text:style-name="Preformatted_20_Text">actividad_con_anterior AS (</text:p>
      <text:p text:style-name="Preformatted_20_Text"><text:s text:c="4"/>SELECT </text:p>
      <text:p text:style-name="Preformatted_20_Text"><text:s text:c="8"/>cliente_id,</text:p>
      <text:p text:style-name="Preformatted_20_Text"><text:s text:c="8"/>mes,</text:p>
      <text:p text:style-name="Preformatted_20_Text"><text:s text:c="8"/>num_transacciones,</text:p>
      <text:p text:style-name="Preformatted_20_Text"><text:s text:c="8"/>LAG(num_transacciones) OVER (PARTITION BY cliente_id ORDER BY mes) AS transacciones_mes_anterior,</text:p>
      <text:p text:style-name="Preformatted_20_Text"><text:s text:c="8"/>LAG(volumen) OVER (PARTITION BY cliente_id ORDER BY mes) AS volumen_mes_anterior</text:p>
      <text:p text:style-name="Preformatted_20_Text"><text:s text:c="4"/>FROM actividad_mensual</text:p>
      <text:p text:style-name="Preformatted_20_Text">)</text:p>
      <text:p text:style-name="Preformatted_20_Text">SELECT </text:p>
      <text:p text:style-name="Preformatted_20_Text"><text:s text:c="4"/>cliente_id,</text:p>
      <text:p text:style-name="Preformatted_20_Text"><text:s text:c="4"/>mes,</text:p>
      <text:p text:style-name="Preformatted_20_Text"><text:s text:c="4"/>num_transacciones,</text:p>
      <text:p text:style-name="Preformatted_20_Text"><text:s text:c="4"/>transacciones_mes_anterior,</text:p>
      <text:p text:style-name="Preformatted_20_Text"><text:s text:c="4"/>ROUND(100.0 * (num_transacciones - transacciones_mes_anterior) / NULLIF(transacciones_mes_anterior, 0), 2) AS caida_porcentaje</text:p>
      <text:p text:style-name="Preformatted_20_Text">FROM actividad_con_anterior</text:p>
      <text:p text:style-name="Preformatted_20_Text">WHERE transacciones_mes_anterior IS NOT NULL</text:p>
      <text:p text:style-name="Preformatted_20_Text"><text:s text:c="2"/>AND num_transacciones &lt; transacciones_mes_anterior * 0.5</text:p>
      <text:p text:style-name="Preformatted_20_Text">ORDER BY caida_porcentaje;</text:p>
      <text:h text:style-name="Heading_20_4" text:outline-level="4">Ejercicio 2: Saldo proyectado con CTE recursiva</text:h>
      <text:p text:style-name="Text_20_body">sql</text:p>
      <text:p text:style-name="Preformatted_20_Text">-- Proyectar saldo diario para los próximos 30 días asumiendo gasto promedio</text:p>
      <text:p text:style-name="Preformatted_20_Text">WITH RECURSIVE saldo_proyectado AS (</text:p>
      <text:p text:style-name="Preformatted_20_Text"><text:s text:c="4"/>-- Día 0: saldo actual</text:p>
      <text:p text:style-name="Preformatted_20_Text"><text:s text:c="4"/>SELECT </text:p>
      <text:p text:style-name="Preformatted_20_Text"><text:s text:c="8"/>c.id AS cuenta_id,</text:p>
      <text:p text:style-name="Preformatted_20_Text"><text:s text:c="8"/>c.numero_cuenta,</text:p>
      <text:p text:style-name="Preformatted_20_Text"><text:s text:c="8"/>c.saldo AS saldo,</text:p>
      <text:p text:style-name="Preformatted_20_Text"><text:s text:c="8"/>0 AS dia,</text:p>
      <text:p text:style-name="Preformatted_20_Text"><text:s text:c="8"/>CURRENT_DATE AS fecha</text:p>
      <text:p text:style-name="Preformatted_20_Text"><text:s text:c="4"/>FROM contabilidad.cuentas c</text:p>
      <text:p text:style-name="Preformatted_20_Text"><text:s text:c="4"/>WHERE c.numero_cuenta = '001-123456-01'</text:p>
      <text:p text:style-name="Preformatted_20_Text"><text:s text:c="4"/></text:p>
      <text:p text:style-name="Preformatted_20_Text"><text:s text:c="4"/>UNION ALL</text:p>
      <text:p text:style-name="Preformatted_20_Text"><text:s text:c="4"/></text:p>
      <text:p text:style-name="Preformatted_20_Text"><text:s text:c="4"/>-- Días siguientes: restar gasto promedio diario</text:p>
      <text:p text:style-name="Preformatted_20_Text"><text:s text:c="4"/>SELECT </text:p>
      <text:p text:style-name="Preformatted_20_Text"><text:s text:c="8"/>sp.cuenta_id,</text:p>
      <text:p text:style-name="Preformatted_20_Text"><text:soft-page-break/><text:s text:c="8"/>sp.numero_cuenta,</text:p>
      <text:p text:style-name="Preformatted_20_Text"><text:s text:c="8"/>GREATEST(0, sp.saldo - COALESCE(avg_gasto.gasto_promedio_diario, 0)) AS saldo,</text:p>
      <text:p text:style-name="Preformatted_20_Text"><text:s text:c="8"/>sp.dia + 1,</text:p>
      <text:p text:style-name="Preformatted_20_Text"><text:s text:c="8"/>sp.fecha + INTERVAL '1 day'</text:p>
      <text:p text:style-name="Preformatted_20_Text"><text:s text:c="4"/>FROM saldo_proyectado sp</text:p>
      <text:p text:style-name="Preformatted_20_Text"><text:s text:c="4"/>CROSS JOIN (</text:p>
      <text:p text:style-name="Preformatted_20_Text"><text:s text:c="8"/>SELECT AVG(ABS(t.monto)) AS gasto_promedio_diario</text:p>
      <text:p text:style-name="Preformatted_20_Text"><text:s text:c="8"/>FROM contabilidad.transacciones t</text:p>
      <text:p text:style-name="Preformatted_20_Text"><text:s text:c="8"/>WHERE t.cuenta_id = (SELECT id FROM contabilidad.cuentas WHERE numero_cuenta = '001-123456-01')</text:p>
      <text:p text:style-name="Preformatted_20_Text"><text:s text:c="10"/>AND t.tipo IN ('RETIRO', 'PAGO')</text:p>
      <text:p text:style-name="Preformatted_20_Text"><text:s text:c="10"/>AND t.fecha &gt; CURRENT_DATE - INTERVAL '30 days'</text:p>
      <text:p text:style-name="Preformatted_20_Text"><text:s text:c="4"/>) avg_gasto</text:p>
      <text:p text:style-name="Preformatted_20_Text"><text:s text:c="4"/>WHERE sp.dia &lt; 30 AND sp.saldo &gt; 0</text:p>
      <text:p text:style-name="Preformatted_20_Text">)</text:p>
      <text:p text:style-name="Preformatted_20_Text">SELECT * FROM saldo_proyectado;</text:p>
      <text:p text:style-name="Horizontal_20_Line"/>
      <text:h text:style-name="Heading_20_2" text:outline-level="2">Resumen de CTE en PostgreSQL 18</text:h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Table_20_Heading">Tipo de CTE</text:p>
            </table:table-cell>
            <table:table-cell table:style-name="Tabla11.A1" office:value-type="string">
              <text:p text:style-name="Table_20_Heading">Sintaxis</text:p>
            </table:table-cell>
            <table:table-cell table:style-name="Tabla11.A1" office:value-type="string">
              <text:p text:style-name="Table_20_Heading">Caso de Uso</text:p>
            </table:table-cell>
          </table:table-row>
        </table:table-header-rows>
        <table:table-row>
          <table:table-cell table:style-name="Tabla11.A1" office:value-type="string">
            <text:p text:style-name="Table_20_Contents"><text:span text:style-name="Strong_20_Emphasis">Simple</text:span></text:p>
          </table:table-cell>
          <table:table-cell table:style-name="Tabla11.A1" office:value-type="string">
            <text:p text:style-name="Table_20_Contents"><text:span text:style-name="Source_20_Text">WITH nombre AS (SELECT ...)</text:span></text:p>
          </table:table-cell>
          <table:table-cell table:style-name="Tabla11.A1" office:value-type="string">
            <text:p text:style-name="Table_20_Contents">Simplificar consultas complejas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Múltiple</text:span></text:p>
          </table:table-cell>
          <table:table-cell table:style-name="Tabla11.A1" office:value-type="string">
            <text:p text:style-name="Table_20_Contents"><text:span text:style-name="Source_20_Text">WITH cte1 AS (...), cte2 AS (...)</text:span></text:p>
          </table:table-cell>
          <table:table-cell table:style-name="Tabla11.A1" office:value-type="string">
            <text:p text:style-name="Table_20_Contents">Descomponer problemas complejos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Recursiva</text:span></text:p>
          </table:table-cell>
          <table:table-cell table:style-name="Tabla11.A1" office:value-type="string">
            <text:p text:style-name="Table_20_Contents"><text:span text:style-name="Source_20_Text">WITH RECURSIVE cte AS (... UNION ALL ...)</text:span></text:p>
          </table:table-cell>
          <table:table-cell table:style-name="Tabla11.A1" office:value-type="string">
            <text:p text:style-name="Table_20_Contents">Árboles, jerarquías, grafos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Materializada</text:span></text:p>
          </table:table-cell>
          <table:table-cell table:style-name="Tabla11.A1" office:value-type="string">
            <text:p text:style-name="Table_20_Contents"><text:span text:style-name="Source_20_Text">WITH MATERIALIZED cte AS (...)</text:span></text:p>
          </table:table-cell>
          <table:table-cell table:style-name="Tabla11.A1" office:value-type="string">
            <text:p text:style-name="Table_20_Contents">Forzar materialización (PG18)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No materializada</text:span></text:p>
          </table:table-cell>
          <table:table-cell table:style-name="Tabla11.A1" office:value-type="string">
            <text:p text:style-name="Table_20_Contents"><text:span text:style-name="Source_20_Text">WITH NOT MATERIALIZED cte AS (...)</text:span></text:p>
          </table:table-cell>
          <table:table-cell table:style-name="Tabla11.A1" office:value-type="string">
            <text:p text:style-name="Table_20_Contents">Evitar materialización (PG18)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Para UPDATE/DELETE</text:span></text:p>
          </table:table-cell>
          <table:table-cell table:style-name="Tabla11.A1" office:value-type="string">
            <text:p text:style-name="Table_20_Contents"><text:span text:style-name="Source_20_Text">WITH cte AS (...) UPDATE ...</text:span></text:p>
          </table:table-cell>
          <table:table-cell table:style-name="Tabla11.A1" office:value-type="string">
            <text:p text:style-name="Table_20_Contents">Modificaciones basadas en consultas comple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08:37:06.102061252</meta:creation-date>
    <dc:date>2026-04-16T08:40:09.063312428</dc:date>
    <meta:editing-duration>PT3M4S</meta:editing-duration>
    <meta:editing-cycles>1</meta:editing-cycles>
    <meta:document-statistic meta:table-count="11" meta:image-count="0" meta:object-count="0" meta:page-count="55" meta:paragraph-count="2471" meta:word-count="11288" meta:character-count="91320" meta:non-whitespace-character-count="73992"/>
    <meta:generator>LibreOffice/7.3.7.2$Linux_X86_64 LibreOffice_project/30$Build-2</meta:generator>
  </office:meta>
</office:document-meta>
</file>